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cm"/>
    </style:style>
    <style:style style:name="co2" style:family="table-column">
      <style:table-column-properties fo:break-before="auto" style:column-width="10.351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11.285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10.79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55308d"/>
    </style:style>
    <style:style style:name="ce1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Nr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bito</text:p>
          </table:table-cell>
          <table:table-cell office:value-type="string" calcext:value-type="string">
            <text:p>source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_1_16_años_o_men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1_2_17_añ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1_3_18_añ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1_4_19_añ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1_5_20_años_o_má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p10a_No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p10a_Si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p10b_No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p10b_Si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p10c_No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p10c_Si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p10d_No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p10d_Si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p10e_No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p10e_Si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p11_1_Sí</text:p>
          </table:table-cell>
          <table:table-cell table:style-name="ce4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Ap11_2_No</text:p>
          </table:table-cell>
          <table:table-cell table:style-name="ce4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p12_1_Sí</text:p>
          </table:table-cell>
          <table:table-cell table:style-name="ce5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Ap12_2_No</text:p>
          </table:table-cell>
          <table:table-cell table:style-name="ce5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Ap13_No</text:p>
          </table:table-cell>
          <table:table-cell table:style-name="ce6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Ap13_No_corresponde</text:p>
          </table:table-cell>
          <table:table-cell table:style-name="ce6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Ap13_No_sé</text:p>
          </table:table-cell>
          <table:table-cell table:style-name="ce6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Ap13_Si</text:p>
          </table:table-cell>
          <table:table-cell table:style-name="ce6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Ap14_1_Sí_fui_al_jardín_antes_de_los_cuatro_años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Ap14_2_Sí_fui_al_jardín_desde_salita_de_4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Ap14_3_Sí_fui_al_jardín_desde_salita_de_5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Ap14_4_No_fui_al_jardín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table:style-name="ce8" office:value-type="string" calcext:value-type="string">
            <text:p>Ap15_1_Nunca</text:p>
          </table:table-cell>
          <table:table-cell table:style-name="ce8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Ap15_2_Una_vez</text:p>
          </table:table-cell>
          <table:table-cell table:style-name="ce8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Ap15_3_Dos_veces</text:p>
          </table:table-cell>
          <table:table-cell table:style-name="ce8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Ap15_4_Tres_veces_o_más</text:p>
          </table:table-cell>
          <table:table-cell table:style-name="ce8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p16_1_Nunca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Ap16_2_Una_vez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Ap16_3_Dos_veces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Ap16_4_Tres_veces_o_más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Ap17_1_Sí</text:p>
          </table:table-cell>
          <table:table-cell table:style-name="ce9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table:style-name="ce9" office:value-type="string" calcext:value-type="string">
            <text:p>Ap17_2_No</text:p>
          </table:table-cell>
          <table:table-cell table:style-name="ce9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Ap18_1_Ninguna</text:p>
          </table:table-cell>
          <table:table-cell table:style-name="ce4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Ap18_2_Una_o_dos</text:p>
          </table:table-cell>
          <table:table-cell table:style-name="ce4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Ap18_3_Tres_o_cuatro</text:p>
          </table:table-cell>
          <table:table-cell table:style-name="ce4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Ap18_4_Cinco_o_más</text:p>
          </table:table-cell>
          <table:table-cell table:style-name="ce4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Ap19_1_Menos_de_8_veces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Ap19_2_De_8_a_17_veces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Ap19_3_18_a_24_veces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Ap19_4_Más_de_24_faltas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p2_1_Varón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p2_2_Mujer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Ap20_1_Sí_fui_a_clases_de_apoyo_en_la_escuela</text:p>
          </table:table-cell>
          <table:table-cell table:style-name="ce4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Ap20_2_Sí_fui_a_clases_de_apoyo_fuera_de_la_escuela</text:p>
          </table:table-cell>
          <table:table-cell table:style-name="ce4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Ap20_3_No_fui_a_clases_de_apoyo</text:p>
          </table:table-cell>
          <table:table-cell table:style-name="ce4" table:number-columns-repeated="3"/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p21a_1_Siempre_o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p21a_2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p21a_3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p21a_4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p21b_1_Siempre_o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p21b_2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21b_3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p21b_4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p21c_1_Siempre_o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p21c_2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p21c_3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p21c_4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p22a_Me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p22b_Me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p22c_Me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p22d_Me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p22e_Me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p22f_Me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p22g_Me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p22h_Me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p23a_Nos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p23b_Nos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p23c_Nos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p23d_Nos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23e_Nos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p23f_Nos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p23g_Nos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p23h_Nos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p23i_Nos_result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24a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p24a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p24a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p24b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p24b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p24b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p24c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p24c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p24c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p25a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p25a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p25a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25b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p25b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p25b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p25c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25c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p25c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p26a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p26a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26a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p26b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p26b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p26b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p26c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p26c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p26c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p27a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p27a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27a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p27b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p27b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p27b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p27c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p27c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p27c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p28_1_Muy_fá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p28_2_Más_o_menos_fá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p28_3_Más_o_menos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p28_4_Muy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p29_1_Muy_fá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p29_2_Más_o_menos_fá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p29_3_Más_o_menos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29_4_Muy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p30_1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p30_2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p30_3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p31a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31a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p31a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p31b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p31b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p31b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p31c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p31c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p31c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p31d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p31d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p31d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p31e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p31e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31e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p31f_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p31f_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p31f_1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p32a_1_Siempre_o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p32a_2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p32a_3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p32a_4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p32b_1_Siempre_o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p32b_2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p32b_3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p32b_4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p32c_1_Siempre_o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p32c_2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p32c_3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p32c_4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p32d_1_Siempre_o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p32d_2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p32d_3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p32d_4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p32e_1_Siempre_o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p32e_2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p32e_3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p32e_4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p32f_1_Siempre_o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p32f_2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p32f_3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p32f_4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p32g_1_Siempre_o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p32g_2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p32g_3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p32g_4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p33_1_Tod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p33_2_La_mayorí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p33_3_Algun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p33_4_Ningu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p34a_Elig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p34a_No_elig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p34b_Elig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p34b_No_elig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p34c_Elig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p34c_No_elig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p34d_Elig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p34d_No_elig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p34e_Elig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p34e_No_elig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p34f_Elig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p34f_No_elig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p34g_Elig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p34g_No_elig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p34h_Elig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p34h_No_elig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p35_1_Con_tod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p35_2_Con_la_mayorí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p35_3_Con_algun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p35_4_Con_ningu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p36a_1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p36a_2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p36a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p36b_1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p36b_2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p36b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p36c_1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p36c_2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p36c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p36d_1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p36d_2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p36d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p36e_1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p36e_2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p36e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p36f_1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p36f_2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p36f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p36g_1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p36g_2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p36g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p37a_1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p37a_2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p37a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p37b_1_Much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p37b_2_Algunas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p37b_3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p37c_1_Muchas_veces</text:p>
          </table:table-cell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p37c_2_Algunas_veces</text:p>
          </table:table-cell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p37c_3_Nunca</text:p>
          </table:table-cell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p37d_1_Muchas_veces</text:p>
          </table:table-cell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p37d_2_Algunas_veces</text:p>
          </table:table-cell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p37d_3_Nunca</text:p>
          </table:table-cell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p38a_1_Muy_de_acuerdo</text:p>
          </table:table-cell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p38a_2_Un_poco_de_acuerdo</text:p>
          </table:table-cell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p38a_3_Un_poco_en_desacuerdo</text:p>
          </table:table-cell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p38a_4_Muy_en_desacuerd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p38b_1_Muy_de_acuerdo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p38b_2_Un_poco_de_acuerdo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p38b_3_Un_poco_en_desacuerdo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p38b_4_Muy_en_desacuerdo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Ap38c_1_Muy_de_acuerdo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p38c_2_Un_poco_de_acuerdo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p38c_3_Un_poco_en_desacuerdo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p38c_4_Muy_en_desacuerdo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p38d_1_Muy_de_acuerdo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p38d_2_Un_poco_de_acuerd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p38d_3_Un_poco_en_desacuerd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p38d_4_Muy_en_desacuerd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p38e_1_Muy_de_acuerd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p38e_2_Un_poco_de_acuerd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p38e_3_Un_poco_en_desacuerd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p38e_4_Muy_en_desacuerd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p39a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p39a_Si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p39b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p39b_Si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p39c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39c_Si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p39d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p39d_Si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p39e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p39e_Si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p3a_1_Argenti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p3a_10_Otr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p3a_11_N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p3a_2_Bolivi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p3a_3_Bras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p3a_4_Chil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p3a_5_Paraguay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p3a_6_Perú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p3a_7_Otros_países_de_Améri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p3a_8_Europ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Ap3a_9_Asi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p3b_1_Argenti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p3b_10_Otr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p3b_11_N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p3b_2_Bolivi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p3b_3_Bras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p3b_4_Chil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p3b_5_Paraguay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p3b_6_Perú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p3b_7_Otros_países_de_Améri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p3b_8_Europ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p3b_9_Asi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p3c_1_Argenti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p3c_10_Otr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p3c_11_N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p3c_2_Bolivi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p3c_3_Bras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p3c_4_Chil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p3c_5_Paraguay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p3c_6_Perú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p3c_7_Otros_países_de_Améri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Ap3c_8_Europ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p3c_9_Asi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p4_1_Una_si_vivís_sol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Ap4_2_D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p4_3_Tr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Ap4_4_Cuatr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p4_5_Cinc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p4_6_Sei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p4_7_Siet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p4_8_Ocho_o_má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40a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p40a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p40b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p40b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p40c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p40c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p40d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p40d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p40e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p40e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p40f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p40f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p40g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p40g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p40h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p40h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p40i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p40i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p40j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p40j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p41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p41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p42_1_Antes_de_los_6_años_de_edad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p42_2_Entre_los_6_y_9_años_de_edad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p42_3_Desde_los_10_años_de_edad_o_más_tard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p42_4_Nunca_u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p43a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p43a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p43b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p43b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p43c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p43c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p43d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p43d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p43e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p43e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p43f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Ap43f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p43g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p43g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p43h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Ap43h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p43i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p43i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p43j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p43j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p43k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p43k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p43l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p43l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Ap44a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p44a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Ap44a_3_Algunas_veces_en_el_a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p44a_4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p44b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p44b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Ap44b_3_Algunas_veces_en_el_a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p44b_4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p44c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p44c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p44c_3_Algunas_veces_en_el_a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p44c_4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p44d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p44d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p44d_3_Algunas_veces_en_el_a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p44d_4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p45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p45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p46a_1_Muy_difícil__imposibl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p46a_2_Medianamente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p46a_3_Poco__nad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p46a_4_No_l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p46b_1_Muy_difícil__imposibl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p46b_2_Medianamente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p46b_3_Poco__nad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p46b_4_No_l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p46c_1_Muy_difícil__imposibl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p46c_2_Medianamente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p46c_3_Poco__nad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p46c_4_No_l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p46d_1_Muy_difícil__imposibl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p46d_2_Medianamente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p46d_3_Poco__nad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p46d_4_No_l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p46e_1_Muy_difícil__imposibl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p46e_2_Medianamente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p46e_3_Poco__nad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p46e_4_No_l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p46f_1_Muy_difícil__imposibl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p46f_2_Medianamente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p46f_3_Poco__nad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p46f_4_No_l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p46g_1_Muy_difícil__imposibl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p46g_2_Medianamente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p46g_3_Poco__nad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p46g_4_No_l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p46h_1_Muy_difícil__imposibl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p46h_2_Medianamente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p46h_3_Poco__nad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p46h_4_No_l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p46i_1_Muy_difícil__imposibl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p46i_2_Medianamente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p46i_3_Poco__nad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p46i_4_No_l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p46j_1_Muy_difícil__imposibl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p46j_2_Medianamente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p46j_3_Poco__nada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p46j_4_No_l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p47a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p47a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p47a_3_Algunas_veces_en_el_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p47a_4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p47b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p47b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p47b_3_Algunas_veces_en_el_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p47b_4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p48a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Ap48a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p48a_3_Algunas_veces_en_el_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p48a_4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p48a_No_correspond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Ap48b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p48b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p48b_3_Algunas_veces_en_el_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p48b_4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p48b_No_correspond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Ap48c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p48c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p48c_3_Algunas_veces_en_el_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p48c_4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Ap48c_No_correspond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p48d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p48d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p48d_3_Algunas_veces_en_el_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p48d_4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p48d_No_correspond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p48e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p48e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p48e_3_Algunas_veces_en_el_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p48e_4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p48e_No_correspond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p48f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Ap48f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p48f_3_Algunas_veces_en_el_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p48f_4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p48f_No_correspond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p48g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p48g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p48g_3_Algunas_veces_en_el_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p48g_4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p48g_No_correspond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Ap48h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p48h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p48h_3_Algunas_veces_en_el_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p48h_4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p48h_No_correspond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p48i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p48i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Ap48i_3_Algunas_veces_en_el_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p48i_4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p48i_No_correspond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p48j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p48j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Ap48j_3_Algunas_veces_en_el_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p48j_4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p48j_No_correspond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Ap48k_1_Al_menos_una_vez_por_sema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p48k_2_Algunas_veces_en_el_m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Ap48k_3_Algunas_veces_en_el_ñ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p48k_4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Ap48k_No_correspond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Ap49a_1_Siempre_o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Ap49a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p49a_3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p49a_No_correspond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Ap49b_1_Siempre_o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Ap49b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p49b_3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p49b_No_correspond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p49c_1_Siempre_o_casi_siempr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p49c_2_A_vec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Ap49c_3_Nunca_o_casi_nunc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Ap49c_No_corresponde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Ap5_1_Un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Ap5_2_D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p5_3_Tre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Ap5_4_Cuatr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Ap5_5_Cinc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Ap5_6_Seis_o_má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Ap50a_1_Muy_fá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p50a_2_Un_poco_fá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Ap50a_3_Un_poco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Ap50a_4_Muy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p50b_1_Muy_fá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p50b_2_Un_poco_fá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Ap50b_3_Un_poco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p50b_4_Muy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p50c_1_Muy_fá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p50c_2_Un_poco_fá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p50c_3_Un_poco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p50c_4_Muy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p50d_1_Muy_fá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p50d_2_Un_poco_fá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Ap50d_3_Un_poco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Ap50d_4_Muy_difícil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p6_1_Si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Ap6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Ap6_3_N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p7_1_No_terminó_la_escuela_primari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p7_2_Terminó_la_escuela_primari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Ap7_3_No_terminó_la_escuela_secundari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p7_4_Terminó_la_escuela_secundari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Ap7_5_Tiene_estudios_terciari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Ap7_6_Tiene_estudios_universitari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p7_7_N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Ap8_1_No_terminó_la_escuela_primari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Ap8_2_Terminó_la_escuela_primari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Ap8_3_No_terminó_la_escuela_secundari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Ap8_4_Terminó_la_escuela_secundari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Ap8_5_Tiene_estudios_terciari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Ap8_6_Tiene_estudios_universitarios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p8_7_N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Ap9_1_Sí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Ap9_2_N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Ap9_3_No_sé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cod_provinci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departament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climam_Alt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iclimam_Baj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iclimam_Medi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isocioam_Alt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isocioam_Baj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isocioam_Medi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jardin_No_asisistió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jardin_Sala_de_3_o_4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jardin_Sala_de_5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mdesemp_Avanzad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mdesemp_Básic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mdesemp_Por_debajo_de_básic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mdesemp_Satisfactori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ector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trayectoria_Dos_años_o_más_de_repitencia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trayectoria_En_la_edad_para_el_grado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trayectoria_Un_año_o_más_que_el_esperado_o_una_repitenci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ambit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ap1_16_años_o_men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ap1_17_añ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p1_18_añ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ap1_19_añ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p1_20_años_o_má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p1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p1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ap1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ap1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ap1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p10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p10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ap10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p10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ap10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ap10_No_fue_a_la_escuel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ap10_No_sé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ap10_Primaria_complet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ap10_Primaria_incomplet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ap10_Secundaria_complet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ap10_Secundaria_incomplet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ap10_Universitario_o_terciario_complet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ap10_Universitario_o_terciario_incomplet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ap11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ap11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ap11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ap11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ap11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ap11_No_fue_a_la_escuel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ap11_No_sé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ap11_Primaria_complet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ap11_Primaria_incomplet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p11_Secundaria_complet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p11_Secundaria_incomplet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ap11_Universitario_o_terciario_complet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p11_Universitario_o_terciario_incomplet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ap12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ap12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ap12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ap12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ap12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p12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ap12_No_sé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ap12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ap13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ap13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ap13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ap13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ap13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p13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ap13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ap14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p14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ap14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p14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ap14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ap14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ap14_No_sé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ap14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ap15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p15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ap15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p15a_Much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ap15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p15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ap15a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ap15a_Poc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ap15a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ap15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ap15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ap15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ap15b_Much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ap15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ap15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p15b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ap15b_Poc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p15b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ap15c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ap15c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ap15c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ap15c_Much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ap15c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p15c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ap15c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p15c_Poc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ap15c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ap16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ap16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p16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ap16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ap16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p16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ap16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ap17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ap17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ap17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ap17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ap17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ap17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ap17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ap18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p18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ap18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ap18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p18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ap18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ap18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ap19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p19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ap19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ap19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ap19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ap19_No_fui_al_jardín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ap19_No_sé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ap19_Sí_fui_al_jardín_antes_de_los_cuatro_añ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ap19_Sí_fui_al_jardín_desde_salita_de_4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ap19_Sí_fui_al_jardín_desde_salita_de_5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ap2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ap2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ap2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ap2_Mujer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ap2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ap2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ap2_Varón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ap20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ap20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ap20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ap20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ap20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ap20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ap20_Sí_do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ap20_Sí_tres_veces_o_má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ap20_Sí_una_vez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ap21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ap21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ap21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ap21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ap21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ap21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ap21_Sí_do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ap21_Sí_tres_veces_o_má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ap21_Sí_una_vez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ap22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ap22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ap22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p22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ap22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ap22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ap22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p23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ap23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ap23_Entre_15_y_24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ap23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ap23_Más_de_24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p23_Menos_de_15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p23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ap23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ap23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ap24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p24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ap24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ap24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p24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p24_Otr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p24_Por_ayudar_con_las_tareas_en_mi_cas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p24_Por_el_clim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ap24_Por_enfermedad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ap24_Porque_ayudé_a_mis_padresfamiliares_en_su_trabaj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ap24_Porque_es_difícil_llegar_a_la_escuel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p24_Porque_trabajé_fuera_casa_para_alguien_no_familiar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ap25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p25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ap25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ap25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ap25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ap25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p25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ap26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ap26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ap26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ap26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ap26a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ap26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ap26a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ap26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ap26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p26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ap26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ap26b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p26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ap26b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ap26c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ap26c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ap26c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ap26c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ap26c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ap26c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ap26c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ap26d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ap26d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ap26d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ap26d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ap26d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ap26d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p26d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ap26e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ap26e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ap26e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ap26e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ap26e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ap26e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ap26e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ap26f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ap26f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ap26f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ap26f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ap26f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ap26f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ap26f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ap26g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ap26g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ap26g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ap26g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ap26g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ap26g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ap26g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ap26h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ap26h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ap26h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ap26h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ap26h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p26h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ap26h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ap27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p27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ap27_Entre_1_hora_y_2_hora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ap27_Entre_media_hora_y_1_hor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ap27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p27_Más_de_2_hora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ap27_Menos_de_media_hor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ap27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ap27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ap28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p28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p28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ap28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ap28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p28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ap28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p29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ap29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ap29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ap29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ap29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p29_No_me_llevo_bien_con_ningún_compañer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p29_Sí_con_algun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p29_Sí_con_la_mayori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ap29_Sí_con_poc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p29_Sí_con_tod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ap30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ap30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ap30a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ap30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ap30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ap30a_Muy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p30a_Muy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ap30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p30a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ap30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ap30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ap30b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p30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p30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ap30b_Muy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p30b_Muy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p30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ap30b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ap30c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ap30c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p30c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p30c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p30c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p30c_Muy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ap30c_Muy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ap30c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ap30c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ap30d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ap30d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ap30d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ap30d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ap30d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ap30d_Muy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ap30d_Muy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ap30d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ap30d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ap30e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p30e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ap30e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ap30e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p30e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ap30e_Muy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ap30e_Muy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ap30e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p30e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p30f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ap30f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ap30f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ap30f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ap30f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ap30f_Muy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ap30f_Muy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ap30f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ap30f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ap30g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ap30g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ap30g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ap30g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ap30g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ap30g_Muy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ap30g_Muy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ap30g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p30g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ap30h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ap30h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ap30h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ap30h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ap30h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ap30h_Muy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ap30h_Muy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ap30h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ap30h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ap31a_Algun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ap31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p31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ap31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ap31a_La_mayoría_de_l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ap31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ap31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ap31a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p31a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ap31b_Algun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ap31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ap31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ap31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p31b_La_mayoría_de_l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ap31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ap31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ap31b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ap31b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ap31c_Algun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p31c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ap31c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ap31c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ap31c_La_mayoría_de_l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p31c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p31c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ap31c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ap31c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ap32a_Algun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ap32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ap32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ap32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ap32a_La_mayoría_de_l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p32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ap32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ap32a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ap32a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ap32b_Algun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ap32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p32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ap32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ap32b_La_mayoría_de_l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ap32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ap32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ap32b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ap32b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ap32c_Algun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ap32c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ap32c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ap32c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ap32c_La_mayoría_de_l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ap32c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ap32c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ap32c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ap32c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ap33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ap33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ap33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ap33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ap33a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ap33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ap33a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ap33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ap33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ap33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ap33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ap33b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ap33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p33b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ap33c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ap33c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ap33c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ap33c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ap33c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p33c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ap33c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ap33d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ap33d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ap33d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ap33d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ap33d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p33d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p33d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p33e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ap33e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ap33e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ap33e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ap33e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ap33e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p33e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p33f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ap33f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ap33f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ap33f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p33f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p33f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ap33f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ap33g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ap33g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ap33g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ap33g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ap33g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p33g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ap33g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ap34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ap34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ap34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ap34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ap34a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ap34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p34a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p34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p34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ap34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ap34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ap34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ap34b_Sirven_para_aprobar_la_materi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ap34b_Sirven_para_saber_cuáles_son_mis_error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ap34b_Sirven_para_saber_si_entiendo_lo_que_me_enseñaron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ap35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ap35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ap35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ap35a_Much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ap35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p35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ap35a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ap35a_Poc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ap35a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ap35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ap35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ap35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ap35b_Much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ap35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ap35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p35b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ap35b_Poc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p35b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ap35c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ap35c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p35c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ap35c_Much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ap35c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ap35c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ap35c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ap35c_Poc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ap35c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ap35d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ap35d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ap35d_Indefinido_braille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p35d_Muchas_veces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p35d_Multimarca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ap35d_No_corresponde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ap35d_Nunca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p35d_Pocas_veces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p35d_Siempre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ap35e_Blanco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p35e_Dato_faltante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ap35e_Indefinido_braille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ap35e_Muchas_veces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p35e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ap35e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ap35e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ap35e_Poc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ap35e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ap35f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ap35f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ap35f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ap35f_Much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ap35f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p35f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ap35f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ap35f_Poc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ap35f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ap35g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p35g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ap35g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ap35g_Much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ap35g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ap35g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p35g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35g_Poc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ap35g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ap35h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ap35h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p35h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ap35h_Much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ap35h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ap35h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ap35h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ap35h_Poc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ap35h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ap35i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ap35i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ap35i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ap35i_Much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ap35i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ap35i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ap35i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ap35i_Poc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ap35i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ap35j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ap35j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ap35j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ap35j_Much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ap35j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ap35j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ap35j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ap35j_Poca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ap35j_Siempr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ap36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ap36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ap36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ap36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ap36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ap36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p36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ap37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p37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p37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p37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ap37a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ap37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ap37a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p37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p37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ap37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ap37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ap37b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ap37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ap37b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ap37c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ap37c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ap37c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ap37c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ap37c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ap37c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ap37c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p37d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p37d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ap37d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p37d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ap37d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ap37d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ap37d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p37e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ap37e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ap37e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ap37e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ap37e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ap37e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ap37e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ap37f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ap37f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ap37f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ap37f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ap37f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ap37f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ap37f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ap37g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ap37g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ap37g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ap37g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ap37g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ap37g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ap37g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ap37h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ap37h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ap37h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ap37h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ap37h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ap37h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ap37h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ap38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ap38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ap38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ap38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p38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ap38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ap38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ap39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ap39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ap39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ap39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ap39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ap39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ap39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ap3a_Argentin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ap3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ap3a_Bolivi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ap3a_Bras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ap3a_Chi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ap3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ap3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ap3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ap3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ap3a_No_sé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ap3a_Otr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ap3a_Paraguay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ap3a_Perú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ap3a_Uruguay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ap3b_Argentin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ap3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ap3b_Bolivi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ap3b_Bras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ap3b_Chi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ap3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ap3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ap3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ap3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ap3b_No_sé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ap3b_Otr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ap3b_Paraguay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ap3b_Perú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ap3b_Uruguay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p3c_Argentin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ap3c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ap3c_Bolivi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ap3c_Bras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ap3c_Chi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ap3c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ap3c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ap3c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ap3c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ap3c_No_sé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p3c_Otr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ap3c_Paraguay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ap3c_Perú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ap3c_Uruguay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ap4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ap4_Ci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ap4_Cuatr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ap4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ap4_Diez_o_má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ap4_D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ap4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ap4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ap4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ap4_No_sé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ap4_Nuev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ap4_Och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ap4_Sei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ap4_Sie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ap4_Tr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ap4_Un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ap4_Vivo_so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ap40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ap40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ap40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ap40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ap40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ap40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ap40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ap41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ap41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ap41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ap41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ap41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ap41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p41_No_sé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ap41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ap42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p42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ap42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ap42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ap42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ap42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ap42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ap43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ap43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ap43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ap43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ap43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ap43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ap43_No_sé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p43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ap44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ap44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ap44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ap44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ap44a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ap44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ap44a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ap44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ap44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ap44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p44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ap44b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ap44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ap44b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ap44c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ap44c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ap44c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ap44c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ap44c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ap44c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ap44c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ap44d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ap44d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ap44d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ap44d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ap44d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ap44d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ap44d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p44e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ap44e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ap44e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ap44e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p44e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ap44e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p44e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ap44f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ap44f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ap44f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ap44f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ap44f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ap44f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ap44f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ap45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ap45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ap45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ap45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ap45a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ap45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ap45a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ap45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ap45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ap45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ap45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ap45b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ap45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ap45b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ap45c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ap45c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ap45c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ap45c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ap45c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ap45c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ap45c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ap45d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ap45d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ap45d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ap45d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ap45d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ap45d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ap45d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ap45e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ap45e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ap45e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ap45e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ap45e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ap45e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ap45e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ap45f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ap45f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ap45f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ap45f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ap45f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ap45f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ap45f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ap45g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ap45g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ap45g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p45g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ap45g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ap45g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ap45g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ap45h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ap45h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p45h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ap45h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ap45h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ap45h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ap45h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ap45i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ap45i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ap45i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ap45i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ap45i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ap45i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ap45i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ap46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ap46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ap46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ap46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ap46a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p46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ap46a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ap46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ap46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ap46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ap46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ap46b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ap46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ap46b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ap46c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ap46c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ap46c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ap46c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p46c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ap46c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ap46c_Sí_siempre_que_quier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ap46c_Sí_solo_para_hacer_tarea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ap47_Aún_no_s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ap47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ap47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ap47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ap47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ap47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ap47_Seguir_estudiand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ap47_Trabajar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ap47_Trabajar_y_estudiar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ap48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ap48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ap48a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ap48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ap48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ap48a_Muy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ap48a_Muy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ap48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ap48a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ap48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ap48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p48b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ap48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p48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ap48b_Muy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ap48b_Muy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ap48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ap48b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ap48c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ap48c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ap48c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ap48c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ap48c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ap48c_Muy_difícil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ap48c_Muy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ap48c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ap48c_Sencill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ap49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p49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ap49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ap49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ap49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ap49_No_quedaban_cuadernillos_de_tamaño_regular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ap49_Tengo_vision_reducid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ap5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ap5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ap5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ap5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ap5a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p5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p5a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ap5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ap5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ap5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p5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ap5b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ap5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ap5b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ap5c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ap5c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ap5c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ap5c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ap5c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ap5c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ap5c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ap5d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ap5d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ap5d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ap5d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ap5d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ap5d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ap5d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ap5e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ap5e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ap5e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ap5e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ap5e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ap5e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p5e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ap5f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ap5f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ap5f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ap5f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ap5f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ap5f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ap5f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ap5g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ap5g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ap5g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ap5g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ap5g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ap5g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ap5g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ap5h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ap5h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ap5h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ap5h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ap5h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ap5h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ap5h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ap6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ap6_Ci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ap6_Cuatr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ap6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ap6_D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ap6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ap6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ap6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ap6_No_sé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ap6_Nueve_o_má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ap6_Och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p6_Sei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ap6_Sie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ap6_Tr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ap6_Un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ap7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ap7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ap7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ap7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ap7a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p7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ap7a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ap7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p7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ap7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ap7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ap7b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ap7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ap7b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ap7c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ap7c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ap7c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ap7c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ap7c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ap7c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ap7c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ap7d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ap7d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ap7d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ap7d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ap7d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ap7d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ap7d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ap8a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ap8a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ap8a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ap8a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ap8a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ap8a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ap8a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ap8b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ap8b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ap8b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ap8b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ap8b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ap8b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ap8b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ap8c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ap8c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ap8c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ap8c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ap8c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ap8c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ap8c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ap8d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ap8d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ap8d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ap8d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ap8d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ap8d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ap8d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ap8e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ap8e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p8e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ap8e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ap8e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ap8e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ap8e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ap8f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ap8f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ap8f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ap8f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ap8f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ap8f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ap8f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ap8g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ap8g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ap8g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ap8g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ap8g_N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ap8g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ap8g_Sí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69" calcext:value-type="float">
            <text:p>1569</text:p>
          </table:table-cell>
          <table:table-cell table:style-name="ce2" office:value-type="string" calcext:value-type="string">
            <text:p>ap9_Blan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70" calcext:value-type="float">
            <text:p>1570</text:p>
          </table:table-cell>
          <table:table-cell table:style-name="ce2" office:value-type="string" calcext:value-type="string">
            <text:p>ap9_Dato_falt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71" calcext:value-type="float">
            <text:p>1571</text:p>
          </table:table-cell>
          <table:table-cell table:style-name="ce2" office:value-type="string" calcext:value-type="string">
            <text:p>ap9_De_1_a_25_libr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72" calcext:value-type="float">
            <text:p>1572</text:p>
          </table:table-cell>
          <table:table-cell table:style-name="ce2" office:value-type="string" calcext:value-type="string">
            <text:p>ap9_De_26_a_50_libr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73" calcext:value-type="float">
            <text:p>1573</text:p>
          </table:table-cell>
          <table:table-cell table:style-name="ce2" office:value-type="string" calcext:value-type="string">
            <text:p>ap9_De_51_a_100_libr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74" calcext:value-type="float">
            <text:p>1574</text:p>
          </table:table-cell>
          <table:table-cell table:style-name="ce2" office:value-type="string" calcext:value-type="string">
            <text:p>ap9_Indefinido_braill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75" calcext:value-type="float">
            <text:p>1575</text:p>
          </table:table-cell>
          <table:table-cell table:style-name="ce2" office:value-type="string" calcext:value-type="string">
            <text:p>ap9_Más_de_100_libr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ap9_Multimar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77" calcext:value-type="float">
            <text:p>1577</text:p>
          </table:table-cell>
          <table:table-cell table:style-name="ce2" office:value-type="string" calcext:value-type="string">
            <text:p>ap9_No_correspond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78" calcext:value-type="float">
            <text:p>1578</text:p>
          </table:table-cell>
          <table:table-cell table:style-name="ce2" office:value-type="string" calcext:value-type="string">
            <text:p>ap9_No_hay_libr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79" calcext:value-type="float">
            <text:p>1579</text:p>
          </table:table-cell>
          <table:table-cell table:style-name="ce2" office:value-type="string" calcext:value-type="string">
            <text:p>ap9_No_sé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ausentismo_Entre_15_y_24_falta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ausentismo_Más_de_24_falta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ausentismo_Menos_de_15_falta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autoconlengua_Alt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autoconlengua_Baj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autoconlengua_Medi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autoconlengual_Alt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autoconlengual_Baj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autoconlengual_Medi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autoconmatematica_Alt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autoconmatematica_Baj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autoconmatematica_Medi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autoconmatematicam_Alt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autoconmatematicam_Baj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autoconmatematicam_Medi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cod_provinci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ompañeros_No_me_llevo_bien_con_ningún_compañer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compañeros_Si_con_algunosSi_con_poc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compañeros_Si_con_la_mayorí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compañeros_Si_con_tod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departament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hogar_indigena_No_pertenece_a_hogar_indígen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hogar_indigena_No_sab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hogar_indigena_Pertenece_a_hogar_indígen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iclimam_Alt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iclimam_Baj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iclimam_Medi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CSE_Alt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ICSE_Baj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ICSE_Medi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isocioam_Alt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isocioam_Baj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isocioam_Medi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jardín_No_asistió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jardín_Sala_de_3_o_anterior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jardín_Sala_de_4_o_5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maternidad_No_sab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maternidad_No_tiene_hijos_ni_está_embarazad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maternidad_Tiene_hijos_yo_embaraz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mdesemp_Avanzad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mdesemp_Bási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mdesemp_Por_debajo_del_nivel_básic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mdesemp_Satisfactorio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migración_Hogar_migr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migración_Hogar_no_migrant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migración_No_sabe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paternidad_No_tiene_hij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paternidad_Tiene_hijo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repitencia_primaria_Dos_o_má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repitencia_primaria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repitencia_primaria_Una_vez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epitencia_secundaria_Dos_o_más_veces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repitencia_secundaria_Nunca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repitencia_secundaria_Una_vez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sector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trabajo_remunerado_No_trabaja_forma_remunerada_fuera_del_hogar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trabajo_remunerado_Trabaja_de_forma_remunerada_fuera_del_hogar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ambit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ap01_01_Abr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ap01_01_Agost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p01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ap01_01_Diciemb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ap01_01_Ener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ap01_01_Febrer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ap01_01_Juli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ap01_01_Juni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ap01_01_Marz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ap01_01_May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ap01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ap01_01_No_Correspond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ap01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p01_01_Noviemb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p01_01_Octub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ap01_01_Septiemb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ap01_02_1998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ap01_02_1999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ap01_02_2000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ap01_02_2001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ap01_02_2002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ap01_02_2003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ap01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ap01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ap01_02_No_Correspond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ap01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ap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ap02_Mujer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ap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p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p02_Varón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ap03_Argentin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p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ap03_Boliv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ap03_Bras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ap03_Chi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ap03_Colomb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ap03_Méxi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ap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ap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ap03_Otro_país_de_Améri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ap03_País_de_Áfri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ap03_País_de_As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ap03_País_de_Europ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p03_País_de_Ocean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ap03_Paraguay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ap03_Perú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ap03_Uruguay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ap03_Venezuel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ap04_Argentin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ap0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ap04_Boliv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ap04_Bras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ap04_Chi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ap04_Colomb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ap04_Méxi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ap0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ap0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ap04_Otro_país_de_Améri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ap04_País_de_Áfri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ap04_País_de_As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ap04_País_de_Europ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p04_País_de_Ocean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ap04_Paraguay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ap04_Perú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ap04_Uruguay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ap04_Venezuel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ap05_Argentin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ap05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ap05_Boliv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ap05_Bras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ap05_Chi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ap05_Colomb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ap05_Méxi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ap05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ap05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ap05_Otro_país_de_Améri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ap05_País_de_Áfri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ap05_País_de_As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ap05_País_de_Europ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ap05_País_de_Ocean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ap05_Paraguay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ap05_Perú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ap05_Uruguay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ap05_Venezuel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ap06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ap06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ap06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ap06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ap06_Si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ap07_1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ap07_2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ap07_3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ap07_4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ap07_5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ap07_6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ap07_7_o_má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ap07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p07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ap07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ap08_a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ap08_a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ap08_b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ap08_b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ap08_c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ap08_c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ap08_d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ap08_d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ap08_e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ap08_e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ap08_f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ap08_f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p08_g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ap08_g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ap08_h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ap08_h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ap08_i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ap08_i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ap09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ap09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ap09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ap09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ap09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ap10_1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ap10_2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ap10_3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ap10_4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ap10_5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ap10_6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ap10_7_o_má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ap10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ap10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ap10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ap11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ap11_01_D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ap11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ap11_01_Ningu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ap11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ap11_01_Tres_o_má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ap11_01_U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ap11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ap11_02_D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ap11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ap11_02_Ningu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ap11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ap11_02_Tres_o_má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ap11_02_U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ap11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ap11_03_D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ap11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ap11_03_Ningu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ap11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p11_03_Tres_o_má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ap11_03_U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ap11_0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ap11_04_D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ap11_0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ap11_04_Ningu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ap11_0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ap11_04_Tres_o_má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ap11_04_U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ap11_05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p11_05_D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ap11_05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ap11_05_Ningu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ap11_05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ap11_05_Tres_o_má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p11_05_U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ap11_06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ap11_06_D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ap11_06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ap11_06_Ningu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ap11_06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ap11_06_Tres_o_má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ap11_06_U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ap11_07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ap11_07_D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ap11_07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ap11_07_Ningu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ap11_07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ap11_07_Tres_o_má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ap11_07_U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ap11_08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ap11_08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ap11_08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ap11_08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ap11_08_Si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ap1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ap1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ap12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ap1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ap12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ap1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ap1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ap13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ap13_No_correspond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ap1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ap13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ap14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ap14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ap14_01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ap14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ap14_01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ap14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ap14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ap14_02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ap14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ap14_02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ap15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ap15_De_1_a_50_libr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ap15_De_51_a_100_libr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ap15_Más_de_100_libr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p15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ap15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ap15_No_hay_libr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ap15_No_sé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ap16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ap16_Educación_superior_terciar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ap16_Educación_superior_universitar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ap16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ap16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ap16_No_sé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ap16_Posgra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ap16_Primaria_complet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ap16_Primaria_incomplet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p16_Secundaria_complet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ap16_Secundaria_incomplet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ap17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ap17_Educación_superior_terciar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ap17_Educación_superior_universitar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ap17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ap17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ap17_No_sé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ap17_Posgra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ap17_Primaria_complet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ap17_Primaria_incomplet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ap17_Secundaria_complet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ap17_Secundaria_incomplet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ap18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ap18_01_Entre_una_y_tres_hora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ap18_01_Más_de_tres_hora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ap18_01_Menos_de_una_hor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ap18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ap18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ap18_01_No_le_dedico_tiemp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ap18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ap18_02_Entre_una_y_tres_hora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ap18_02_Más_de_tres_hora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ap18_02_Menos_de_una_hor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ap18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ap18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ap18_02_No_le_dedico_tiemp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ap18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ap18_03_Entre_una_y_tres_hora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ap18_03_Más_de_tres_hora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ap18_03_Menos_de_una_hor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ap18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ap18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ap18_03_No_le_dedico_tiemp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ap19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ap19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ap19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ap19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ap19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ap21_1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ap2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ap21_Entre_2_y_4_día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ap21_Entre_5_y_7_día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ap21_Entre_8_y_10_día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ap21_Más_de_10_día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ap2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ap21_Ningu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ap2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ap2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ap2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p22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ap2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ap22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ap23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ap23_01_Cinco_o_má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ap23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ap23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ap23_01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ap23_01_Tres_o_cuatro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ap23_01_Una_o_do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ap23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ap23_02_Cinco_o_má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ap23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ap23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p23_02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ap23_02_Tres_o_cuatro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ap23_02_Una_o_do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ap23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ap23_03_Cinco_o_má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ap23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ap23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ap23_03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ap23_03_Tres_o_cuatro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ap23_03_Una_o_do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p23_0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p23_04_Cinco_o_má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p23_0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ap23_0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p23_04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ap23_04_Tres_o_cuatro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p23_04_Una_o_do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p23_05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ap23_05_Cinco_o_má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ap23_05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ap23_05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p23_05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p23_05_Tres_o_cuatro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p23_05_Una_o_do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ap23_06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ap23_06_Cinco_o_má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ap23_06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ap23_06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ap23_06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ap23_06_Tres_o_cuatro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ap23_06_Una_o_do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p2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ap2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ap24_No_asist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p2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p24_Sí_antes_de_los_cuatro_añ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ap24_Sí_desde_sala_de_4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ap24_Sí_en_sala_de_5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ap25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ap25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ap25_01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p25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ap25_01_Sí_dos_o_má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ap25_01_Sí_una_vez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p25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ap25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ap25_02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ap25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ap25_02_Sí_dos_o_má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ap25_02_Sí_una_vez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ap25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ap25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p25_03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p25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ap25_03_Sí_dos_o_má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p25_03_Sí_una_vez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ap26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p26_Entre_10_y_15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ap26_Entre_16_y_24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ap26_Hasta_5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p26_Más_de_24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p26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ap26_Ninguna_vez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ap26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p26_rec_Entre_10_y_24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p26_rec_Hasta_5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p26_rec_Más_de_24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ap26_rec_Ninguna_inasistenc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p27_a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p27_a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p27_a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p27_a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p27_b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p27_b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p27_b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p27_b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ap27_c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p27_c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p27_c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p27_c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p27_d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p27_d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p27_d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p27_d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p27_e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p27_e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p27_e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p27_e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p27_f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p27_f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27_f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27_f_Sí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019" calcext:value-type="float">
            <text:p>2019</text:p>
          </table:table-cell>
          <table:table-cell office:value-type="string" calcext:value-type="string">
            <text:p>ap28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p28_01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p28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p28_01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p28_01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p28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p28_01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ap28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ap28_02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ap28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ap28_02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p28_02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p28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ap28_02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ap28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ap28_03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ap28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ap28_03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ap28_03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ap28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ap28_03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ap28_0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ap28_04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ap28_0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ap28_04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ap28_04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ap28_0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ap28_04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ap29_01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ap29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ap29_01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p29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ap29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ap29_01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ap29_01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ap29_01.dico_Algunas_vece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ap29_01.dico_Siempre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ap29_02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ap29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ap29_02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ap29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ap29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p29_02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ap29_02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ap29_02.dico_Algunas_vece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ap29_02.dico_Siempre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ap29_03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ap29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ap29_03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ap29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ap29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ap29_03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ap29_03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ap29_03.dico_Algunas_vece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ap29_03.dico_Siempre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ap29_04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ap29_0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ap29_04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ap29_0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ap29_0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ap29_04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ap29_04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ap29_04.dico_Algunas_vece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ap29_04.dico_Siempre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ap29_05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ap29_05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ap29_05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ap29_05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ap29_05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ap29_05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ap29_05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ap29_05.dico_Algunas_vece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ap29_05.dico_Siempre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ap29_06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ap29_06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94" calcext:value-type="float">
            <text:p>2094</text:p>
          </table:table-cell>
          <table:table-cell office:value-type="string" calcext:value-type="string">
            <text:p>ap29_06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ap29_06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ap29_06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ap29_06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ap29_06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ap29_06.dico_Algunas_vece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p29_06.dico_Siempre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ap29_07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ap29_07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ap29_07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ap29_07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ap29_07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ap29_07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ap29_07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ap29_07.dico_Algunas_vece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ap29_07.dico_Siempre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ap30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ap30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ap30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ap30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ap30_Si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ap31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ap31_01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ap31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ap31_01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ap31_01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ap31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ap31_01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ap31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ap31_02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ap31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ap31_02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ap31_02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ap31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ap31_02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ap31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ap31_03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ap31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ap31_03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ap31_03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ap31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ap31_03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ap31_0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ap31_04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ap31_0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ap31_04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ap31_04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ap31_0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ap31_04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ap31_05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ap31_05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ap31_05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ap31_05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ap31_05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ap31_05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ap31_05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ap31_06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ap31_06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ap31_06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ap31_06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p31_06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ap31_06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ap31_06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ap32_a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ap32_a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ap32_a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ap32_a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ap32_b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ap32_b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ap32_b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ap32_b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ap32_c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ap32_c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ap32_c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ap32_c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ap32_d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ap32_d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ap32_d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ap32_d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ap32_e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ap32_e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ap32_e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ap32_e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ap32_f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ap32_f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ap32_f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ap32_f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ap33_01_a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ap33_01_a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ap33_01_a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ap33_01_a_Si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ap33_01_b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ap33_01_b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ap33_01_b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ap33_01_b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ap33_01bis_A_menu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ap33_01bis_A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ap33_01bis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ap33_01bis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ap33_01bis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ap33_01bi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ap33_01bis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96" calcext:value-type="float">
            <text:p>2196</text:p>
          </table:table-cell>
          <table:table-cell office:value-type="string" calcext:value-type="string">
            <text:p>ap33_02_a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ap33_02_a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ap33_02_a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ap33_02_a_Si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ap33_02_b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ap33_02_b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ap33_02_b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ap33_02_b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ap33_02bis_A_menu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ap33_02bis_A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ap33_02bis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ap33_02bis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ap33_02bis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ap33_02bi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ap33_02bis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ap33_03_a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ap33_03_a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ap33_03_a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ap33_03_a_Si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ap33_03_b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ap33_03_b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ap33_03_b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ap33_03_b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ap33_03bis_A_menu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ap33_03bis_A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ap33_03bis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ap33_03bis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ap33_03bis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ap33_03bi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ap33_03bis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ap33_04_a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27" calcext:value-type="float">
            <text:p>2227</text:p>
          </table:table-cell>
          <table:table-cell office:value-type="string" calcext:value-type="string">
            <text:p>ap33_04_a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ap33_04_a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ap33_04_a_Si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ap33_04_b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31" calcext:value-type="float">
            <text:p>2231</text:p>
          </table:table-cell>
          <table:table-cell office:value-type="string" calcext:value-type="string">
            <text:p>ap33_04_b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ap33_04_b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ap33_04_b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ap33_04bis_A_menu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ap33_04bis_A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ap33_04bis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ap33_04bis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ap33_04bis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ap33_04bi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ap33_04bis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ap33_05bis_A_menu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ap33_05bis_A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ap33_05bis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ap33_05bis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ap33_05bis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ap33_05bi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ap33_05bis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ap33_06bis_A_menu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ap33_06bis_A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ap33_06bis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ap33_06bis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ap33_06bis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ap33_06bi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ap33_06bis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ap33_07bis_A_menu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ap33_07bis_A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ap33_07bis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ap33_07bis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ap33_07bis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ap33_07bi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ap33_07bis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ap33_08bis_A_menu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63" calcext:value-type="float">
            <text:p>2263</text:p>
          </table:table-cell>
          <table:table-cell office:value-type="string" calcext:value-type="string">
            <text:p>ap33_08bis_A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ap33_08bis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ap33_08bis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ap33_08bis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ap33_08bi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ap33_08bis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ap33_09bis_A_menu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ap33_09bis_A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ap33_09bis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ap33_09bis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p33_09bis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ap33_09bi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ap33_09bis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ap33_10bis_A_menu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ap33_10bis_A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78" calcext:value-type="float">
            <text:p>2278</text:p>
          </table:table-cell>
          <table:table-cell office:value-type="string" calcext:value-type="string">
            <text:p>ap33_10bis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ap33_10bis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ap33_10bis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ap33_10bi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ap33_10bis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ap33_11bis_A_menu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ap33_11bis_A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ap33_11bis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ap33_11bis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ap33_11bis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ap33_11bi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ap33_11bis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ap34_Aún_no_lo_sé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ap3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ap3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ap3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ap34_Seguir_estudiando_en_educación_terciar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ap34_Seguir_estudiando_en_educación_universitar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ap34_Trabajar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p34_Trabajar_y_seguir_estudiando_en_educación_terciar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ap34_Trabajar_y_seguir_estudiando_en_educación_universitar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ap35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p35_01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ap35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ap35_01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ap35_01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ap35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ap35_01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ap35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ap35_02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ap35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ap35_02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ap35_02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ap35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ap35_02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ap35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ap35_03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ap35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ap35_03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17" calcext:value-type="float">
            <text:p>2317</text:p>
          </table:table-cell>
          <table:table-cell office:value-type="string" calcext:value-type="string">
            <text:p>ap35_03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ap35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ap35_03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ap35_0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ap35_04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ap35_0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ap35_04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ap35_04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ap35_0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ap35_04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ap35_05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28" calcext:value-type="float">
            <text:p>2328</text:p>
          </table:table-cell>
          <table:table-cell office:value-type="string" calcext:value-type="string">
            <text:p>ap35_05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ap35_05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ap35_05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ap35_05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ap35_05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ap35_05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ap36_a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ap36_a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ap36_a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37" calcext:value-type="float">
            <text:p>2337</text:p>
          </table:table-cell>
          <table:table-cell office:value-type="string" calcext:value-type="string">
            <text:p>ap36_a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ap36_b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ap36_b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ap36_b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ap36_b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ap36_c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ap36_c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ap36_c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ap36_c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ap36_d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ap36_d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ap36_d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ap36_d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ap36_e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ap36_e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52" calcext:value-type="float">
            <text:p>2352</text:p>
          </table:table-cell>
          <table:table-cell office:value-type="string" calcext:value-type="string">
            <text:p>ap36_e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ap36_e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54" calcext:value-type="float">
            <text:p>2354</text:p>
          </table:table-cell>
          <table:table-cell office:value-type="string" calcext:value-type="string">
            <text:p>ap36_f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ap36_f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ap36_f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ap36_f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58" calcext:value-type="float">
            <text:p>2358</text:p>
          </table:table-cell>
          <table:table-cell office:value-type="string" calcext:value-type="string">
            <text:p>ap37_a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ap37_a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ap37_a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ap37_a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ap37_b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ap37_b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ap37_b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ap37_b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ap37_c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p37_c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ap37_c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ap37_c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ap37_d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ap37_d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ap37_d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ap37_d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ap37_dicotomica_No_Ningún_tem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ap37_dicotomica_Si_al_menos_un_tem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ap37_e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ap37_e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ap37_e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ap37_e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ap37_f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ap37_f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82" calcext:value-type="float">
            <text:p>2382</text:p>
          </table:table-cell>
          <table:table-cell office:value-type="string" calcext:value-type="string">
            <text:p>ap37_f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83" calcext:value-type="float">
            <text:p>2383</text:p>
          </table:table-cell>
          <table:table-cell office:value-type="string" calcext:value-type="string">
            <text:p>ap37_f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ap37_g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ap37_g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86" calcext:value-type="float">
            <text:p>2386</text:p>
          </table:table-cell>
          <table:table-cell office:value-type="string" calcext:value-type="string">
            <text:p>ap37_g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ap37_g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ap37_h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89" calcext:value-type="float">
            <text:p>2389</text:p>
          </table:table-cell>
          <table:table-cell office:value-type="string" calcext:value-type="string">
            <text:p>ap37_h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ap37_h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ap37_h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ap37_i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ap37_i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ap37_i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ap37_i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ap37_j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ap37_j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ap37_j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ap37_j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p37_k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ap37_k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ap37_k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ap37_k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ap37_l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ap37_l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ap37_l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ap37_l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ap37_m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ap37_m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ap37_m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ap37_m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ap37_n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ap37_n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ap37_n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ap37_n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ap38_a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ap38_a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ap38_a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ap38_a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ap38_b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ap38_b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ap38_b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ap38_b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ap38_c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ap38_c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ap38_c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27" calcext:value-type="float">
            <text:p>2427</text:p>
          </table:table-cell>
          <table:table-cell office:value-type="string" calcext:value-type="string">
            <text:p>ap38_c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ap38_d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ap38_d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ap38_d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ap38_d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ap38_e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33" calcext:value-type="float">
            <text:p>2433</text:p>
          </table:table-cell>
          <table:table-cell office:value-type="string" calcext:value-type="string">
            <text:p>ap38_e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ap38_e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ap38_e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ap38_f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ap38_f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ap38_f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ap38_f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ap38_g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ap38_g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ap38_g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ap38_g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ap38_h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ap38_h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ap38_h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ap38_h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ap38_i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ap38_i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ap38_i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ap38_i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ap38_j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ap38_j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ap38_j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ap38_j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ap38_k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ap38_k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ap38_k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ap38_k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ap38_l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ap38_l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ap38_l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ap38_l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ap38_m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ap38_m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ap38_m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ap38_m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ap38_n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ap38_n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ap38_n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ap38_n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ap39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ap39_01_Difíc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ap39_01_Fác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ap39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ap39_01_Muy_difíc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ap39_01_Muy_fác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ap39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ap39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ap39_02_Difíc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ap39_02_Fác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82" calcext:value-type="float">
            <text:p>2482</text:p>
          </table:table-cell>
          <table:table-cell office:value-type="string" calcext:value-type="string">
            <text:p>ap39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ap39_02_Muy_difíc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ap39_02_Muy_fác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ap39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ap39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ap39_03_Difíc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ap39_03_Fác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ap39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ap39_03_Muy_difíc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ap39_03_Muy_fác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ap39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ap39_0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ap39_04_Difíc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ap39_04_Fác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ap39_0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ap39_04_Muy_difíc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ap39_04_Muy_fácil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ap39_0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p40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ap40_01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ap40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ap40_01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ap40_01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ap40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ap40_01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ap40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ap40_02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09" calcext:value-type="float">
            <text:p>2509</text:p>
          </table:table-cell>
          <table:table-cell office:value-type="string" calcext:value-type="string">
            <text:p>ap40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ap40_02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ap40_02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ap40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ap40_02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ap40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ap40_03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ap40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ap40_03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ap40_03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ap40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ap40_03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ap40_0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ap40_04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ap40_0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ap40_04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ap40_04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ap40_0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ap40_04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ap40_05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ap40_05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p40_05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ap40_05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ap40_05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ap40_05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ap40_05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ap40_06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ap40_06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ap40_06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ap40_06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ap40_06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ap40_06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ap40_06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ap41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ap41_01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ap41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ap41_01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ap41_01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ap41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ap41_01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ap41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p41_02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ap41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ap41_02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ap41_02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ap41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ap41_02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ap41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ap41_03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ap41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ap41_03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ap41_03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ap41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ap41_03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ap41_0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ap41_04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ap41_0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ap41_04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ap41_04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ap41_0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ap41_04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ap41_05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ap41_05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ap41_05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ap41_05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ap41_05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ap41_05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ap41_05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ap41_06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ap41_06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ap41_06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ap41_06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ap41_06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ap41_06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ap41_06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ap41_07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ap41_07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ap41_07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ap41_07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ap41_07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ap41_07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ap41_07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ap41_08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ap41_08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ap41_08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94" calcext:value-type="float">
            <text:p>2594</text:p>
          </table:table-cell>
          <table:table-cell office:value-type="string" calcext:value-type="string">
            <text:p>ap41_08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ap41_08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ap41_08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ap41_08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ap41_09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ap41_09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p41_09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ap41_09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ap41_09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ap41_09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ap41_09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ap41_10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ap41_10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ap41_10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ap41_10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ap41_10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ap41_10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ap41_10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ap41_1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ap41_11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ap41_1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15" calcext:value-type="float">
            <text:p>2615</text:p>
          </table:table-cell>
          <table:table-cell office:value-type="string" calcext:value-type="string">
            <text:p>ap41_11_Muy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ap41_11_Nada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ap41_1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ap41_11_Poco_de_acuer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ap42_01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ap42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ap42_01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ap42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ap42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ap42_01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ap42_01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ap42_01rec_Algunas_vece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ap42_01rec_Siempre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ap42_02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p42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ap42_02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ap42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ap42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ap42_02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ap42_02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ap42_02rec_Algunas_vece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ap42_02rec_Siempre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ap42_03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ap42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ap42_03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ap42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ap42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42" calcext:value-type="float">
            <text:p>2642</text:p>
          </table:table-cell>
          <table:table-cell office:value-type="string" calcext:value-type="string">
            <text:p>ap42_03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ap42_03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ap42_03rec_Algunas_vece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ap42_03rec_Siempre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ap42_04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ap42_0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ap42_04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ap42_0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p42_0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ap42_04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ap42_04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ap42_04rec_Algunas_veces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ap42_04rec_Siempre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ap43_a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ap43_a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p43_a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ap43_a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ap43_b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ap43_b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ap43_b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ap43_b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ap43_c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ap43_c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ap43_c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ap43_c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ap43_d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ap43_d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ap43_d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ap43_d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ap43_e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ap43_e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ap43_e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ap43_e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ap43_f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ap43_f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ap43_f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ap43_f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ap43_g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ap43_g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ap43_g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ap43_g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ap43_h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ap43_h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ap43_h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ap43_h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ap44_01_A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ap44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ap44_01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ap44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ap44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ap44_01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ap44_01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ap44_02_A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ap44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ap44_02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ap44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ap44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ap44_02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p44_02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ap44_03_A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ap44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ap44_03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ap44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ap44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ap44_03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ap44_03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ap44_04_A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ap44_0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ap44_04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p44_0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ap44_0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ap44_04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ap44_04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ap44_05_A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ap44_05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ap44_05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ap44_05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ap44_05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ap44_05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ap44_05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ap45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ap45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ap45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ap45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ap45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ap46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ap46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ap46_01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ap46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ap46_01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ap46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ap46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ap46_02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ap46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ap46_02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ap46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ap46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39" calcext:value-type="float">
            <text:p>2739</text:p>
          </table:table-cell>
          <table:table-cell office:value-type="string" calcext:value-type="string">
            <text:p>ap46_03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ap46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ap46_03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ap46_0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ap46_0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ap46_04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ap46_0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ap46_04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ap46_05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ap46_05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ap46_05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ap46_05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ap46_05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ap47_01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ap47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54" calcext:value-type="float">
            <text:p>2754</text:p>
          </table:table-cell>
          <table:table-cell office:value-type="string" calcext:value-type="string">
            <text:p>ap47_01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ap47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ap47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57" calcext:value-type="float">
            <text:p>2757</text:p>
          </table:table-cell>
          <table:table-cell office:value-type="string" calcext:value-type="string">
            <text:p>ap47_01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ap47_01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ap47_02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ap47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ap47_02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ap47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ap47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ap47_02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ap47_02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ap47_03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ap47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68" calcext:value-type="float">
            <text:p>2768</text:p>
          </table:table-cell>
          <table:table-cell office:value-type="string" calcext:value-type="string">
            <text:p>ap47_03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ap47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ap47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ap47_03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ap47_03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ap47_04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74" calcext:value-type="float">
            <text:p>2774</text:p>
          </table:table-cell>
          <table:table-cell office:value-type="string" calcext:value-type="string">
            <text:p>ap47_0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ap47_04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ap47_0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ap47_0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ap47_04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ap47_04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ap47_05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ap47_05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ap47_05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ap47_05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ap47_05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85" calcext:value-type="float">
            <text:p>2785</text:p>
          </table:table-cell>
          <table:table-cell office:value-type="string" calcext:value-type="string">
            <text:p>ap47_05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ap47_05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ap47_06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88" calcext:value-type="float">
            <text:p>2788</text:p>
          </table:table-cell>
          <table:table-cell office:value-type="string" calcext:value-type="string">
            <text:p>ap47_06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ap47_06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ap47_06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ap47_06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ap47_06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ap47_06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ap47_07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ap47_07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ap47_07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ap47_07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ap47_07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ap47_07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ap47_07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ap47_08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ap47_08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ap47_08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ap47_08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ap47_08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ap47_08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ap47_08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ap47_09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ap47_09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ap47_09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ap47_09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ap47_09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ap47_09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ap47_09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ap47_10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ap47_10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ap47_10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ap47_10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ap47_10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ap47_10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ap47_10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ap47_11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ap47_1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24" calcext:value-type="float">
            <text:p>2824</text:p>
          </table:table-cell>
          <table:table-cell office:value-type="string" calcext:value-type="string">
            <text:p>ap47_11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25" calcext:value-type="float">
            <text:p>2825</text:p>
          </table:table-cell>
          <table:table-cell office:value-type="string" calcext:value-type="string">
            <text:p>ap47_1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26" calcext:value-type="float">
            <text:p>2826</text:p>
          </table:table-cell>
          <table:table-cell office:value-type="string" calcext:value-type="string">
            <text:p>ap47_1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27" calcext:value-type="float">
            <text:p>2827</text:p>
          </table:table-cell>
          <table:table-cell office:value-type="string" calcext:value-type="string">
            <text:p>ap47_11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ap47_11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ap47_12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ap47_1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ap47_12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32" calcext:value-type="float">
            <text:p>2832</text:p>
          </table:table-cell>
          <table:table-cell office:value-type="string" calcext:value-type="string">
            <text:p>ap47_1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ap47_1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34" calcext:value-type="float">
            <text:p>2834</text:p>
          </table:table-cell>
          <table:table-cell office:value-type="string" calcext:value-type="string">
            <text:p>ap47_12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ap47_12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ap48_a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37" calcext:value-type="float">
            <text:p>2837</text:p>
          </table:table-cell>
          <table:table-cell office:value-type="string" calcext:value-type="string">
            <text:p>ap48_a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ap48_a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ap48_a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ap48_b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41" calcext:value-type="float">
            <text:p>2841</text:p>
          </table:table-cell>
          <table:table-cell office:value-type="string" calcext:value-type="string">
            <text:p>ap48_b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ap48_b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ap48_b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ap48_c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ap48_c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ap48_c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ap48_c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48" calcext:value-type="float">
            <text:p>2848</text:p>
          </table:table-cell>
          <table:table-cell office:value-type="string" calcext:value-type="string">
            <text:p>ap48_d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ap48_d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ap48_d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ap48_d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ap48_e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ap48_e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ap48_e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ap48_e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ap48_f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ap48_f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ap48_f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p48_f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ap48_g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ap48_g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ap48_g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63" calcext:value-type="float">
            <text:p>2863</text:p>
          </table:table-cell>
          <table:table-cell office:value-type="string" calcext:value-type="string">
            <text:p>ap48_g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ap48_h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ap48_h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ap48_h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67" calcext:value-type="float">
            <text:p>2867</text:p>
          </table:table-cell>
          <table:table-cell office:value-type="string" calcext:value-type="string">
            <text:p>ap48_h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ap48_i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ap48_i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ap48_i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ap48_i_Sí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ap49_01_Antes_de_los_6_añ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ap49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ap49_01_Desde_los_10_añ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ap49_01_Entre_los_6_y_los_9_añ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ap49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ap49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ap49_01_Nunca_usé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ap49_02_Antes_de_los_6_añ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ap49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ap49_02_Desde_los_10_añ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ap49_02_Entre_los_6_y_los_9_añ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ap49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ap49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ap49_02_Nunca_usé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ap50_01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p50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ap50_01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ap50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ap50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ap50_01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ap50_01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ap50_02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ap50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ap50_02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ap50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ap50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ap50_02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ap50_02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ap50_03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ap50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ap50_03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ap50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ap50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ap50_03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ap50_03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ap50_04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ap50_0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ap50_04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ap50_0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ap50_0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ap50_04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ap50_04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ap50_05_Algun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ap50_05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ap50_05_La_mayoría_de_las_vece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ap50_05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ap50_05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ap50_05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ap50_05_Siempr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ap51_01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22" calcext:value-type="float">
            <text:p>2922</text:p>
          </table:table-cell>
          <table:table-cell office:value-type="string" calcext:value-type="string">
            <text:p>ap51_01_Más_de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ap51_01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ap51_01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ap51_01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26" calcext:value-type="float">
            <text:p>2926</text:p>
          </table:table-cell>
          <table:table-cell office:value-type="string" calcext:value-type="string">
            <text:p>ap51_01_Por_lo_menos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ap51_01_Por_lo_menos_una_vez_por_seman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ap51_01_Todo_el_tiemp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ap51_02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ap51_02_Más_de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ap51_02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32" calcext:value-type="float">
            <text:p>2932</text:p>
          </table:table-cell>
          <table:table-cell office:value-type="string" calcext:value-type="string">
            <text:p>ap51_02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ap51_02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ap51_02_Por_lo_menos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ap51_02_Por_lo_menos_una_vez_por_seman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ap51_02_Todo_el_tiemp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37" calcext:value-type="float">
            <text:p>2937</text:p>
          </table:table-cell>
          <table:table-cell office:value-type="string" calcext:value-type="string">
            <text:p>ap51_03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38" calcext:value-type="float">
            <text:p>2938</text:p>
          </table:table-cell>
          <table:table-cell office:value-type="string" calcext:value-type="string">
            <text:p>ap51_03_Más_de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ap51_03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ap51_03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ap51_03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ap51_03_Por_lo_menos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ap51_03_Por_lo_menos_una_vez_por_seman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ap51_03_Todo_el_tiemp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ap51_04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ap51_04_Más_de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ap51_04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ap51_04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ap51_04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ap51_04_Por_lo_menos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ap51_04_Por_lo_menos_una_vez_por_seman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ap51_04_Todo_el_tiemp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53" calcext:value-type="float">
            <text:p>2953</text:p>
          </table:table-cell>
          <table:table-cell office:value-type="string" calcext:value-type="string">
            <text:p>ap51_05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ap51_05_Más_de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55" calcext:value-type="float">
            <text:p>2955</text:p>
          </table:table-cell>
          <table:table-cell office:value-type="string" calcext:value-type="string">
            <text:p>ap51_05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ap51_05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ap51_05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ap51_05_Por_lo_menos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ap51_05_Por_lo_menos_una_vez_por_seman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ap51_05_Todo_el_tiemp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ap51_06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ap51_06_Más_de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ap51_06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64" calcext:value-type="float">
            <text:p>2964</text:p>
          </table:table-cell>
          <table:table-cell office:value-type="string" calcext:value-type="string">
            <text:p>ap51_06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ap51_06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ap51_06_Por_lo_menos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ap51_06_Por_lo_menos_una_vez_por_seman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68" calcext:value-type="float">
            <text:p>2968</text:p>
          </table:table-cell>
          <table:table-cell office:value-type="string" calcext:value-type="string">
            <text:p>ap51_06_Todo_el_tiemp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ap51_07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ap51_07_Más_de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ap51_07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ap51_07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ap51_07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ap51_07_Por_lo_menos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ap51_07_Por_lo_menos_una_vez_por_seman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ap51_07_Todo_el_tiemp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ap51_08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78" calcext:value-type="float">
            <text:p>2978</text:p>
          </table:table-cell>
          <table:table-cell office:value-type="string" calcext:value-type="string">
            <text:p>ap51_08_Más_de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ap51_08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ap51_08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81" calcext:value-type="float">
            <text:p>2981</text:p>
          </table:table-cell>
          <table:table-cell office:value-type="string" calcext:value-type="string">
            <text:p>ap51_08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ap51_08_Por_lo_menos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ap51_08_Por_lo_menos_una_vez_por_seman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ap51_08_Todo_el_tiemp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85" calcext:value-type="float">
            <text:p>2985</text:p>
          </table:table-cell>
          <table:table-cell office:value-type="string" calcext:value-type="string">
            <text:p>ap51_09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ap51_09_Más_de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ap51_09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ap51_09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ap51_09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90" calcext:value-type="float">
            <text:p>2990</text:p>
          </table:table-cell>
          <table:table-cell office:value-type="string" calcext:value-type="string">
            <text:p>ap51_09_Por_lo_menos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ap51_09_Por_lo_menos_una_vez_por_seman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ap51_09_Todo_el_tiemp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ap51_10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ap51_10_Más_de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ap51_10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ap51_10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ap51_10_Nun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ap51_10_Por_lo_menos_una_vez_por_dí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ap51_10_Por_lo_menos_una_vez_por_seman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p51_10_Todo_el_tiemp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cod_provinc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departament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iinfraestructura_Alt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iinfraestructura_Baj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iinfraestructura_Estu_de_CUES_no_participantes_en_directiv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iinfraestructura_Estu_sin_índ_no_resp_en_todas_las_var_directi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iinfraestructura_Medi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isocioam_Alt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isocioam_Baj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isocioam_Medi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jardín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jardín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jardín_No_asistió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jardín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jardín_Sala_de_3_o_anterior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jardín_Sala_de_4_o_5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mdesemp_Avanzad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mdesemp_Bási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mdesemp_Por_debajo_del_nivel_bási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desemp_Satisfactori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igración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igración_Hogar_migrant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migración_Hogar_no_migrant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migración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migración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migración_No_sab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NSE_quintiles_Q1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NSE_quintiles_Q2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NSE_quintiles_Q3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NSE_quintiles_Q4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NSE_quintiles_Q5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repitencia_dicotomica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repitencia_dicotomica_Multimarc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repitencia_dicotomica_No_disponibl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repitencia_dicotomica_No_repitió_en_primaria_ni_en_secundar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repitencia_dicotomica_No_sabe_No_contest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repitencia_dicotomica_Repitió_en_primaria_y_o_secundaria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sector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sobreedad_1_año_de_sobreedad_18_años_al_30_de_juni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sobreedad_2_años_de_sobreedad_19_años_al_30_de_juni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sobreedad_3_años_o_más_de_sobreedad_20_años_o_mas_30Jun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obreedad_Edad_teórica_para_el_grado_17_años_al_30_de_juni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sobreedad_Menos_de_17_años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trabaja_fuera_hogar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trabaja_fuera_hogar_N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trabaja_fuera_hogar_remunerado_Blanco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trabaja_fuera_hogar_remunerado_No_trabaja_fuera_del_hogar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trabaja_fuera_hogar_remunerado_remuneradamente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trabaja_fuera_hogar_remunerado_sin_remuneración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trabaja_fuera_hogar_SI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ambit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ap01_Abril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ap01_Agost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ap01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ap01_Diciembr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ap01_Ener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ap01_Febrer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ap01_Jul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ap01_Jun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ap01_Marz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ap01_May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ap01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63" calcext:value-type="float">
            <text:p>3063</text:p>
          </table:table-cell>
          <table:table-cell office:value-type="string" calcext:value-type="string">
            <text:p>ap01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ap01_Noviembr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ap01_Octubr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ap01_Septiembr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ap02_2001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ap02_200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ap02_200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ap02_2004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ap02_2005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ap02_2006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ap02_2007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ap02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ap02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ap02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ap03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ap03_Femeni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ap03_Masculi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ap03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ap03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ap03_X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ap04_Argenti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ap04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ap04_Bolivi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ap04_Brasil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ap04_Chi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ap04_Colombi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ap04_Ecuador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ap04_En_un_país_de_Asi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ap04_En_un_país_de_Europ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ap04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ap04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ap04_Otr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ap04_Otro_país_de_Améri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ap04_Paraguay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ap04_Perú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98" calcext:value-type="float">
            <text:p>3098</text:p>
          </table:table-cell>
          <table:table-cell office:value-type="string" calcext:value-type="string">
            <text:p>ap04_Uruguay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ap04_Venezuel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p05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ap05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ap05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ap05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ap05_No_sé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ap05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ap06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ap06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ap06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ap06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ap06_No_sé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ap06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ap07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ap07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ap07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ap07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ap07_No_sé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ap07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ap08_10_o_má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ap08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ap08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ap08_4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ap08_5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ap08_6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ap08_7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ap08_8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ap08_9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ap08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ap08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ap08_Vivo_solo_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ap09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ap09a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ap09a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ap09a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ap09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ap09b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ap09b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37" calcext:value-type="float">
            <text:p>3137</text:p>
          </table:table-cell>
          <table:table-cell office:value-type="string" calcext:value-type="string">
            <text:p>ap09b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38" calcext:value-type="float">
            <text:p>3138</text:p>
          </table:table-cell>
          <table:table-cell office:value-type="string" calcext:value-type="string">
            <text:p>ap09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ap09c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ap09c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ap09c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ap09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ap09d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ap09d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ap09d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ap09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ap09e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ap09e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ap09e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ap09f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ap09f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ap09f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ap09f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ap09g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ap09g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ap09g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ap09g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ap09h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ap09h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ap09h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ap09h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ap09i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ap09i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ap09i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ap09i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ap09j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ap09j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ap09j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ap09j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ap09k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ap09k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ap09k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ap09k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ap09l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ap09l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ap09l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77" calcext:value-type="float">
            <text:p>3177</text:p>
          </table:table-cell>
          <table:table-cell office:value-type="string" calcext:value-type="string">
            <text:p>ap09l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ap09m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ap09m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ap09m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ap09m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ap10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ap10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ap10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ap10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86" calcext:value-type="float">
            <text:p>3186</text:p>
          </table:table-cell>
          <table:table-cell office:value-type="string" calcext:value-type="string">
            <text:p>ap10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87" calcext:value-type="float">
            <text:p>3187</text:p>
          </table:table-cell>
          <table:table-cell office:value-type="string" calcext:value-type="string">
            <text:p>ap11_1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ap11_10_ó_má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ap11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ap11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ap11_4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ap11_5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ap11_6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ap11_7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ap11_8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ap11_9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ap11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98" calcext:value-type="float">
            <text:p>3198</text:p>
          </table:table-cell>
          <table:table-cell office:value-type="string" calcext:value-type="string">
            <text:p>ap11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ap11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ap12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ap12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ap12a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ap12a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ap12a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ap12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ap12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ap12b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ap12b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ap12b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ap12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ap12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ap12c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ap12c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ap12c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ap12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ap12d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ap12d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ap12d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ap12d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ap12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ap12e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ap12e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23" calcext:value-type="float">
            <text:p>3223</text:p>
          </table:table-cell>
          <table:table-cell office:value-type="string" calcext:value-type="string">
            <text:p>ap12e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24" calcext:value-type="float">
            <text:p>3224</text:p>
          </table:table-cell>
          <table:table-cell office:value-type="string" calcext:value-type="string">
            <text:p>ap12e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ap12f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ap12f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27" calcext:value-type="float">
            <text:p>3227</text:p>
          </table:table-cell>
          <table:table-cell office:value-type="string" calcext:value-type="string">
            <text:p>ap12f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ap12f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ap12f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ap12g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31" calcext:value-type="float">
            <text:p>3231</text:p>
          </table:table-cell>
          <table:table-cell office:value-type="string" calcext:value-type="string">
            <text:p>ap12g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ap12g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33" calcext:value-type="float">
            <text:p>3233</text:p>
          </table:table-cell>
          <table:table-cell office:value-type="string" calcext:value-type="string">
            <text:p>ap12g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ap12g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ap12h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ap12h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ap12h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ap12h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ap12h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ap12i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ap12i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ap12i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ap12i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ap12i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ap12j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ap12j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ap12j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ap12j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ap12j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p12k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ap12k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ap12k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ap12k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ap12k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ap12l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ap12l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ap12l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ap12l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ap12l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ap12m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ap12m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ap12m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ap12m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ap12m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ap13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ap13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ap13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ap13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ap13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ap14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ap14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ap14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ap14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ap14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75" calcext:value-type="float">
            <text:p>3275</text:p>
          </table:table-cell>
          <table:table-cell table:style-name="ce2" office:value-type="string" calcext:value-type="string">
            <text:p>ap15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76" calcext:value-type="float">
            <text:p>3276</text:p>
          </table:table-cell>
          <table:table-cell table:style-name="ce2" office:value-type="string" calcext:value-type="string">
            <text:p>ap15_De_1_a_5_libro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77" calcext:value-type="float">
            <text:p>3277</text:p>
          </table:table-cell>
          <table:table-cell table:style-name="ce2" office:value-type="string" calcext:value-type="string">
            <text:p>ap15_De_21_a_50_libro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78" calcext:value-type="float">
            <text:p>3278</text:p>
          </table:table-cell>
          <table:table-cell table:style-name="ce2" office:value-type="string" calcext:value-type="string">
            <text:p>ap15_De_51_a_100_libro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79" calcext:value-type="float">
            <text:p>3279</text:p>
          </table:table-cell>
          <table:table-cell table:style-name="ce2" office:value-type="string" calcext:value-type="string">
            <text:p>ap15_De_6_a_20_libro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80" calcext:value-type="float">
            <text:p>3280</text:p>
          </table:table-cell>
          <table:table-cell table:style-name="ce2" office:value-type="string" calcext:value-type="string">
            <text:p>ap15_Más_de_100_libro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81" calcext:value-type="float">
            <text:p>3281</text:p>
          </table:table-cell>
          <table:table-cell table:style-name="ce2" office:value-type="string" calcext:value-type="string">
            <text:p>ap15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82" calcext:value-type="float">
            <text:p>3282</text:p>
          </table:table-cell>
          <table:table-cell table:style-name="ce2" office:value-type="string" calcext:value-type="string">
            <text:p>ap15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83" calcext:value-type="float">
            <text:p>3283</text:p>
          </table:table-cell>
          <table:table-cell table:style-name="ce2" office:value-type="string" calcext:value-type="string">
            <text:p>ap15_No_tengo_libros_en_formato_papel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ap16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ap16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ap16a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ap16a_No_fue_a_la_escuel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ap16a_Primar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ap16a_Secundar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ap16a_Terciario_universitario_o_posgrad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ap16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ap16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ap16b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ap16b_No_fue_a_la_escuel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ap16b_Primar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ap16b_Secundar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ap16b_Terciario_universitario_o_posgrad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ap16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ap16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ap16c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ap16c_No_fue_a_la_escuel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ap16c_Primar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ap16c_Secundar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ap16c_Terciario_universitario_o_posgrad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ap16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ap16d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ap16d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ap16d_No_fue_a_la_escuel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ap16d_Primar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ap16d_Secundar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ap16d_Terciario_universitario_o_posgrad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ap16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ap16e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ap16e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ap16e_No_fue_a_la_escuel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ap16e_Primar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ap16e_Secundar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ap16e_Terciario_universitario_o_posgrad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ap17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ap17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ap17a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ap17a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ap17a_No_no_comple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ap17a_Sí_comple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25" calcext:value-type="float">
            <text:p>3325</text:p>
          </table:table-cell>
          <table:table-cell office:value-type="string" calcext:value-type="string">
            <text:p>ap17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ap17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ap17b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ap17b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ap17b_No_no_comple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ap17b_Sí_comple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ap17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ap17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ap17c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ap17c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ap17c_No_no_comple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ap17c_Sí_comple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ap17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ap17d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ap17d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ap17d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ap17d_No_no_comple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ap17d_Sí_comple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ap17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ap17e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ap17e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ap17e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ap17e_No_no_comple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48" calcext:value-type="float">
            <text:p>3348</text:p>
          </table:table-cell>
          <table:table-cell office:value-type="string" calcext:value-type="string">
            <text:p>ap17e_Sí_comple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49" calcext:value-type="float">
            <text:p>3349</text:p>
          </table:table-cell>
          <table:table-cell office:value-type="string" calcext:value-type="string">
            <text:p>ap18a_20_horas_o_má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p18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ap18a_Entre_10_y_14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ap18a_Entre_15_y_1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ap18a_Entre_5_y_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ap18a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ap18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ap18a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ap18a_No_realicé_esta_tare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ap18b_20_horas_o_má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ap18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ap18b_Entre_10_y_14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ap18b_Entre_15_y_1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ap18b_Entre_5_y_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ap18b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ap18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ap18b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ap18b_No_realicé_esta_tare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ap18c_20_horas_o_má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ap18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ap18c_Entre_10_y_14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ap18c_Entre_15_y_1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ap18c_Entre_5_y_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ap18c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ap18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ap18c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ap18c_No_realicé_esta_tare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ap18d_20_horas_o_má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ap18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ap18d_Entre_10_y_14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ap18d_Entre_15_y_1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ap18d_Entre_5_y_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ap18d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ap18d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ap18d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ap18d_No_realicé_esta_tare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85" calcext:value-type="float">
            <text:p>3385</text:p>
          </table:table-cell>
          <table:table-cell office:value-type="string" calcext:value-type="string">
            <text:p>ap18e_20_horas_o_má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86" calcext:value-type="float">
            <text:p>3386</text:p>
          </table:table-cell>
          <table:table-cell office:value-type="string" calcext:value-type="string">
            <text:p>ap18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ap18e_Entre_10_y_14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ap18e_Entre_15_y_1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ap18e_Entre_5_y_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ap18e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ap18e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ap18e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ap18e_No_realicé_esta_tare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ap18f_20_horas_o_má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ap18f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ap18f_Entre_10_y_14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ap18f_Entre_15_y_1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ap18f_Entre_5_y_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ap18f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p18f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ap18f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ap18f_No_realicé_esta_tare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ap19a_20_horas_o_má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ap19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ap19a_Entre_10_y_14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ap19a_Entre_15_y_1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ap19a_Entre_5_y_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ap19a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ap19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ap19a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ap19a_No_realicé_esta_tare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ap19b_20_horas_o_má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p19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ap19b_Entre_10_y_14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ap19b_Entre_15_y_1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ap19b_Entre_5_y_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17" calcext:value-type="float">
            <text:p>3417</text:p>
          </table:table-cell>
          <table:table-cell office:value-type="string" calcext:value-type="string">
            <text:p>ap19b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ap19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ap19b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ap19b_No_realicé_esta_tare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ap19c_20_horas_o_má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ap19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ap19c_Entre_10_y_14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24" calcext:value-type="float">
            <text:p>3424</text:p>
          </table:table-cell>
          <table:table-cell office:value-type="string" calcext:value-type="string">
            <text:p>ap19c_Entre_15_y_1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ap19c_Entre_5_y_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26" calcext:value-type="float">
            <text:p>3426</text:p>
          </table:table-cell>
          <table:table-cell office:value-type="string" calcext:value-type="string">
            <text:p>ap19c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ap19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28" calcext:value-type="float">
            <text:p>3428</text:p>
          </table:table-cell>
          <table:table-cell office:value-type="string" calcext:value-type="string">
            <text:p>ap19c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ap19c_No_realicé_esta_tare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ap19d_20_horas_o_má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ap19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ap19d_Entre_10_y_14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ap19d_Entre_15_y_1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ap19d_Entre_5_y_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ap19d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ap19d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ap19d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ap19d_No_realicé_esta_tare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ap19e_20_horas_o_má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ap19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ap19e_Entre_10_y_14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ap19e_Entre_15_y_1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ap19e_Entre_5_y_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ap19e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ap19e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ap19e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ap19e_No_realicé_esta_tare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ap19f_20_horas_o_má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ap19f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p19f_Entre_10_y_14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ap19f_Entre_15_y_1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ap19f_Entre_5_y_9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ap19f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ap19f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ap19f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ap19f_No_realicé_esta_tare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ap20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ap20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ap20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ap20_No_no_recibí_diner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ap20_Sí_recibí_dinero_por_algunas_de_ella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ap20_Sí_recibí_dinero_por_todas_ella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ap21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64" calcext:value-type="float">
            <text:p>3464</text:p>
          </table:table-cell>
          <table:table-cell office:value-type="string" calcext:value-type="string">
            <text:p>ap21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65" calcext:value-type="float">
            <text:p>3465</text:p>
          </table:table-cell>
          <table:table-cell office:value-type="string" calcext:value-type="string">
            <text:p>ap21a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ap21a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ap21a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ap21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ap21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ap21b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ap21b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ap21b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ap21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ap21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ap21c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ap21c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ap21c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ap21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79" calcext:value-type="float">
            <text:p>3479</text:p>
          </table:table-cell>
          <table:table-cell office:value-type="string" calcext:value-type="string">
            <text:p>ap21d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ap21d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ap21d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ap21d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ap21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ap21e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ap21e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ap21e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ap21e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ap21f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ap21f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ap21f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ap21f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ap21f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ap21g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ap21g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ap21g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ap21g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ap21g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ap21h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ap21h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ap21h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ap21h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ap21h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ap21i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ap21i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ap21i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ap21i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ap21i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ap21j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09" calcext:value-type="float">
            <text:p>3509</text:p>
          </table:table-cell>
          <table:table-cell office:value-type="string" calcext:value-type="string">
            <text:p>ap21j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ap21j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ap21j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ap21j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ap21k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ap21k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ap21k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ap21k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ap21k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ap21l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ap21l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ap21l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ap21l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ap21l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ap21m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ap21m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ap21m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ap21m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ap21m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ap21n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29" calcext:value-type="float">
            <text:p>3529</text:p>
          </table:table-cell>
          <table:table-cell office:value-type="string" calcext:value-type="string">
            <text:p>ap21n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ap21n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ap21n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ap21n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ap21o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ap21o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35" calcext:value-type="float">
            <text:p>3535</text:p>
          </table:table-cell>
          <table:table-cell office:value-type="string" calcext:value-type="string">
            <text:p>ap21o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ap21o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ap21o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ap21p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ap21p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ap21p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ap21p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ap21p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ap22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ap22_Entre_2_y_4_hora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ap22_Entre_5_y_7_hora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ap22_Entre_8_y_10_hora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ap22_Hasta_2_hora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48" calcext:value-type="float">
            <text:p>3548</text:p>
          </table:table-cell>
          <table:table-cell office:value-type="string" calcext:value-type="string">
            <text:p>ap22_Más_de_10_hora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ap22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ap22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ap22_No_estudié_ni_realicé_las_tareas_fuera_del_horario_esc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ap23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ap23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ap23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ap23_No_me_apoya_ni_me_ayuda_a_tomar_decisione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ap23_No_me_apoya_pero_me_ayuda_a_tomar_decisione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ap23_Sí_me_apoya_pero_no_me_ayuda_a_tomar_decisione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ap23_Sí_me_apoya_y_me_ayuda_a_tomar_decisione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ap24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ap24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ap24_No_no_fui_al_jardín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ap24_No_sé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ap24_Sí_desde_sala_de_3_año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ap24_Sí_desde_sala_de_4_año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ap24_Sí_desde_sala_de_5_año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ap25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ap25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ap25a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ap25a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ap25a_Sí_dos_vece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ap25a_Sí_tres_veces_o_má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ap25a_Sí_una_vez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ap25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ap25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ap25b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ap25b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ap25b_Sí_dos_vece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ap25b_Sí_tres_veces_o_má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ap25b_Sí_una_vez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ap25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ap25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ap25c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ap25c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ap25c_Sí_dos_vece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ap25c_Sí_tres_veces_o_má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ap25c_Sí_una_vez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ap26_20_o_más_inasistencia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ap26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ap26_De_10_a_14_inasistencia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ap26_De_15_a_19_inasistencia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ap26_De_5_a_9_inasistencia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ap26_Menos_de_5_inasistencia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ap26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ap26_Ninguna_inasistenci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ap26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ap27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ap27a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ap27a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ap27a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p27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ap27b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ap27b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ap27b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ap27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ap27c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ap27c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ap27c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ap27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ap27d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ap27d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ap27d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ap27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ap27e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ap27e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ap27e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ap27f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ap27f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ap27f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ap27f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ap27g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ap27g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ap27g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ap27g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ap27h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ap27h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ap27h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ap27h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ap27i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29" calcext:value-type="float">
            <text:p>3629</text:p>
          </table:table-cell>
          <table:table-cell office:value-type="string" calcext:value-type="string">
            <text:p>ap27i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30" calcext:value-type="float">
            <text:p>3630</text:p>
          </table:table-cell>
          <table:table-cell office:value-type="string" calcext:value-type="string">
            <text:p>ap27i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ap27i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ap27j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33" calcext:value-type="float">
            <text:p>3633</text:p>
          </table:table-cell>
          <table:table-cell office:value-type="string" calcext:value-type="string">
            <text:p>ap27j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ap27j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ap27j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ap28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ap28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ap28a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ap28a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ap28a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ap28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ap28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ap28b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ap28b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ap28b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ap28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47" calcext:value-type="float">
            <text:p>3647</text:p>
          </table:table-cell>
          <table:table-cell office:value-type="string" calcext:value-type="string">
            <text:p>ap28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ap28c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ap28c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ap28c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ap28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ap28d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53" calcext:value-type="float">
            <text:p>3653</text:p>
          </table:table-cell>
          <table:table-cell office:value-type="string" calcext:value-type="string">
            <text:p>ap28d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ap28d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ap28d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ap28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57" calcext:value-type="float">
            <text:p>3657</text:p>
          </table:table-cell>
          <table:table-cell office:value-type="string" calcext:value-type="string">
            <text:p>ap28e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ap28e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ap28e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ap28e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ap29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ap29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ap29a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64" calcext:value-type="float">
            <text:p>3664</text:p>
          </table:table-cell>
          <table:table-cell office:value-type="string" calcext:value-type="string">
            <text:p>ap29a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ap29a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ap29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ap29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ap29b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ap29b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ap29b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ap29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ap29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ap29c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ap29c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ap29c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76" calcext:value-type="float">
            <text:p>3676</text:p>
          </table:table-cell>
          <table:table-cell office:value-type="string" calcext:value-type="string">
            <text:p>ap29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ap29d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ap29d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ap29d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ap29d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ap29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ap29e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ap29e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ap29e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85" calcext:value-type="float">
            <text:p>3685</text:p>
          </table:table-cell>
          <table:table-cell office:value-type="string" calcext:value-type="string">
            <text:p>ap29e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ap29f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ap29f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ap29f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ap29f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ap29f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ap29g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ap29g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ap29g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ap29g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ap29g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ap29h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ap29h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98" calcext:value-type="float">
            <text:p>3698</text:p>
          </table:table-cell>
          <table:table-cell office:value-type="string" calcext:value-type="string">
            <text:p>ap29h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ap29h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p29h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ap29i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9i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ap29i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ap29i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ap29i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ap29j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07" calcext:value-type="float">
            <text:p>3707</text:p>
          </table:table-cell>
          <table:table-cell office:value-type="string" calcext:value-type="string">
            <text:p>ap29j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ap29j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ap29j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ap29j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ap30a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ap30a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ap30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ap30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ap30a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ap30a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ap30a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ap30b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ap30b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ap30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ap30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22" calcext:value-type="float">
            <text:p>3722</text:p>
          </table:table-cell>
          <table:table-cell office:value-type="string" calcext:value-type="string">
            <text:p>ap30b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23" calcext:value-type="float">
            <text:p>3723</text:p>
          </table:table-cell>
          <table:table-cell office:value-type="string" calcext:value-type="string">
            <text:p>ap30b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ap30b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ap30c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ap30c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ap30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ap30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29" calcext:value-type="float">
            <text:p>3729</text:p>
          </table:table-cell>
          <table:table-cell office:value-type="string" calcext:value-type="string">
            <text:p>ap30c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ap30c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ap30c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32" calcext:value-type="float">
            <text:p>3732</text:p>
          </table:table-cell>
          <table:table-cell office:value-type="string" calcext:value-type="string">
            <text:p>ap30d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ap30d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ap30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35" calcext:value-type="float">
            <text:p>3735</text:p>
          </table:table-cell>
          <table:table-cell office:value-type="string" calcext:value-type="string">
            <text:p>ap30d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ap30d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37" calcext:value-type="float">
            <text:p>3737</text:p>
          </table:table-cell>
          <table:table-cell office:value-type="string" calcext:value-type="string">
            <text:p>ap30d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ap30d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ap30e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ap30e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ap30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42" calcext:value-type="float">
            <text:p>3742</text:p>
          </table:table-cell>
          <table:table-cell office:value-type="string" calcext:value-type="string">
            <text:p>ap30e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43" calcext:value-type="float">
            <text:p>3743</text:p>
          </table:table-cell>
          <table:table-cell office:value-type="string" calcext:value-type="string">
            <text:p>ap30e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ap30e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ap30e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ap31a_Aumen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47" calcext:value-type="float">
            <text:p>3747</text:p>
          </table:table-cell>
          <table:table-cell office:value-type="string" calcext:value-type="string">
            <text:p>ap31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ap31a_Disminuy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49" calcext:value-type="float">
            <text:p>3749</text:p>
          </table:table-cell>
          <table:table-cell office:value-type="string" calcext:value-type="string">
            <text:p>ap31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ap31a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ap31a_Se_mantuvo_igual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52" calcext:value-type="float">
            <text:p>3752</text:p>
          </table:table-cell>
          <table:table-cell office:value-type="string" calcext:value-type="string">
            <text:p>ap31b_Aumen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53" calcext:value-type="float">
            <text:p>3753</text:p>
          </table:table-cell>
          <table:table-cell office:value-type="string" calcext:value-type="string">
            <text:p>ap31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ap31b_Disminuy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ap31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ap31b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57" calcext:value-type="float">
            <text:p>3757</text:p>
          </table:table-cell>
          <table:table-cell office:value-type="string" calcext:value-type="string">
            <text:p>ap31b_Se_mantuvo_igual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ap31c_Aumen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59" calcext:value-type="float">
            <text:p>3759</text:p>
          </table:table-cell>
          <table:table-cell office:value-type="string" calcext:value-type="string">
            <text:p>ap31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ap31c_Disminuy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ap31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62" calcext:value-type="float">
            <text:p>3762</text:p>
          </table:table-cell>
          <table:table-cell office:value-type="string" calcext:value-type="string">
            <text:p>ap31c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ap31c_Se_mantuvo_igual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ap31d_Aumen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ap31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66" calcext:value-type="float">
            <text:p>3766</text:p>
          </table:table-cell>
          <table:table-cell office:value-type="string" calcext:value-type="string">
            <text:p>ap31d_Disminuy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ap31d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ap31d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ap31d_Se_mantuvo_igual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ap31e_Aumen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ap31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ap31e_Disminuy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73" calcext:value-type="float">
            <text:p>3773</text:p>
          </table:table-cell>
          <table:table-cell office:value-type="string" calcext:value-type="string">
            <text:p>ap31e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ap31e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75" calcext:value-type="float">
            <text:p>3775</text:p>
          </table:table-cell>
          <table:table-cell office:value-type="string" calcext:value-type="string">
            <text:p>ap31e_Se_mantuvo_igual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ap31f_Aumen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77" calcext:value-type="float">
            <text:p>3777</text:p>
          </table:table-cell>
          <table:table-cell office:value-type="string" calcext:value-type="string">
            <text:p>ap31f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78" calcext:value-type="float">
            <text:p>3778</text:p>
          </table:table-cell>
          <table:table-cell office:value-type="string" calcext:value-type="string">
            <text:p>ap31f_Disminuy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79" calcext:value-type="float">
            <text:p>3779</text:p>
          </table:table-cell>
          <table:table-cell office:value-type="string" calcext:value-type="string">
            <text:p>ap31f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ap31f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ap31f_Se_mantuvo_igual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82" calcext:value-type="float">
            <text:p>3782</text:p>
          </table:table-cell>
          <table:table-cell office:value-type="string" calcext:value-type="string">
            <text:p>ap31g_Aumen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83" calcext:value-type="float">
            <text:p>3783</text:p>
          </table:table-cell>
          <table:table-cell office:value-type="string" calcext:value-type="string">
            <text:p>ap31g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ap31g_Disminuy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85" calcext:value-type="float">
            <text:p>3785</text:p>
          </table:table-cell>
          <table:table-cell office:value-type="string" calcext:value-type="string">
            <text:p>ap31g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ap31g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87" calcext:value-type="float">
            <text:p>3787</text:p>
          </table:table-cell>
          <table:table-cell office:value-type="string" calcext:value-type="string">
            <text:p>ap31g_Se_mantuvo_igual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ap32a_Aumen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89" calcext:value-type="float">
            <text:p>3789</text:p>
          </table:table-cell>
          <table:table-cell office:value-type="string" calcext:value-type="string">
            <text:p>ap32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90" calcext:value-type="float">
            <text:p>3790</text:p>
          </table:table-cell>
          <table:table-cell office:value-type="string" calcext:value-type="string">
            <text:p>ap32a_Disminuy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ap32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92" calcext:value-type="float">
            <text:p>3792</text:p>
          </table:table-cell>
          <table:table-cell office:value-type="string" calcext:value-type="string">
            <text:p>ap32a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ap32a_Se_mantuvo_igual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ap32b_Aumen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95" calcext:value-type="float">
            <text:p>3795</text:p>
          </table:table-cell>
          <table:table-cell office:value-type="string" calcext:value-type="string">
            <text:p>ap32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ap32b_Disminuy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ap32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98" calcext:value-type="float">
            <text:p>3798</text:p>
          </table:table-cell>
          <table:table-cell office:value-type="string" calcext:value-type="string">
            <text:p>ap32b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ap32b_Se_mantuvo_igual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ap32c_Aument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01" calcext:value-type="float">
            <text:p>3801</text:p>
          </table:table-cell>
          <table:table-cell office:value-type="string" calcext:value-type="string">
            <text:p>ap32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ap32c_Disminuyó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ap32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04" calcext:value-type="float">
            <text:p>3804</text:p>
          </table:table-cell>
          <table:table-cell office:value-type="string" calcext:value-type="string">
            <text:p>ap32c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ap32c_Se_mantuvo_igual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apA33a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07" calcext:value-type="float">
            <text:p>3807</text:p>
          </table:table-cell>
          <table:table-cell office:value-type="string" calcext:value-type="string">
            <text:p>apA33a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apA33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apA33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apA33a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11" calcext:value-type="float">
            <text:p>3811</text:p>
          </table:table-cell>
          <table:table-cell office:value-type="string" calcext:value-type="string">
            <text:p>apA33a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12" calcext:value-type="float">
            <text:p>3812</text:p>
          </table:table-cell>
          <table:table-cell office:value-type="string" calcext:value-type="string">
            <text:p>apA33a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apA33b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apA33b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apA33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16" calcext:value-type="float">
            <text:p>3816</text:p>
          </table:table-cell>
          <table:table-cell office:value-type="string" calcext:value-type="string">
            <text:p>apA33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17" calcext:value-type="float">
            <text:p>3817</text:p>
          </table:table-cell>
          <table:table-cell office:value-type="string" calcext:value-type="string">
            <text:p>apA33b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18" calcext:value-type="float">
            <text:p>3818</text:p>
          </table:table-cell>
          <table:table-cell office:value-type="string" calcext:value-type="string">
            <text:p>apA33b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apA33b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20" calcext:value-type="float">
            <text:p>3820</text:p>
          </table:table-cell>
          <table:table-cell office:value-type="string" calcext:value-type="string">
            <text:p>apA33c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apA33c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apA33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apA33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24" calcext:value-type="float">
            <text:p>3824</text:p>
          </table:table-cell>
          <table:table-cell office:value-type="string" calcext:value-type="string">
            <text:p>apA33c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25" calcext:value-type="float">
            <text:p>3825</text:p>
          </table:table-cell>
          <table:table-cell office:value-type="string" calcext:value-type="string">
            <text:p>apA33c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26" calcext:value-type="float">
            <text:p>3826</text:p>
          </table:table-cell>
          <table:table-cell office:value-type="string" calcext:value-type="string">
            <text:p>apA33c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apA33d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apA33d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29" calcext:value-type="float">
            <text:p>3829</text:p>
          </table:table-cell>
          <table:table-cell office:value-type="string" calcext:value-type="string">
            <text:p>apA33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apA33d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apA33d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apA33d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apA33d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apA33e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apA33e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apA33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apA33e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8" calcext:value-type="float">
            <text:p>3838</text:p>
          </table:table-cell>
          <table:table-cell office:value-type="string" calcext:value-type="string">
            <text:p>apA33e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apA33e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apA33e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apA33f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42" calcext:value-type="float">
            <text:p>3842</text:p>
          </table:table-cell>
          <table:table-cell office:value-type="string" calcext:value-type="string">
            <text:p>apA33f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apA33f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44" calcext:value-type="float">
            <text:p>3844</text:p>
          </table:table-cell>
          <table:table-cell office:value-type="string" calcext:value-type="string">
            <text:p>apA33f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45" calcext:value-type="float">
            <text:p>3845</text:p>
          </table:table-cell>
          <table:table-cell office:value-type="string" calcext:value-type="string">
            <text:p>apA33f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apA33f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47" calcext:value-type="float">
            <text:p>3847</text:p>
          </table:table-cell>
          <table:table-cell office:value-type="string" calcext:value-type="string">
            <text:p>apA33f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48" calcext:value-type="float">
            <text:p>3848</text:p>
          </table:table-cell>
          <table:table-cell office:value-type="string" calcext:value-type="string">
            <text:p>apA33g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apA33g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pA33g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51" calcext:value-type="float">
            <text:p>3851</text:p>
          </table:table-cell>
          <table:table-cell office:value-type="string" calcext:value-type="string">
            <text:p>apA33g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apA33g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apA33g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apA33g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apA33h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apA33h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apA33h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apA33h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apA33h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apA33h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apA33h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62" calcext:value-type="float">
            <text:p>3862</text:p>
          </table:table-cell>
          <table:table-cell office:value-type="string" calcext:value-type="string">
            <text:p>apA33i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apA33i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64" calcext:value-type="float">
            <text:p>3864</text:p>
          </table:table-cell>
          <table:table-cell office:value-type="string" calcext:value-type="string">
            <text:p>apA33i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65" calcext:value-type="float">
            <text:p>3865</text:p>
          </table:table-cell>
          <table:table-cell office:value-type="string" calcext:value-type="string">
            <text:p>apA33i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apA33i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67" calcext:value-type="float">
            <text:p>3867</text:p>
          </table:table-cell>
          <table:table-cell office:value-type="string" calcext:value-type="string">
            <text:p>apA33i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68" calcext:value-type="float">
            <text:p>3868</text:p>
          </table:table-cell>
          <table:table-cell office:value-type="string" calcext:value-type="string">
            <text:p>apA33i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apA33j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70" calcext:value-type="float">
            <text:p>3870</text:p>
          </table:table-cell>
          <table:table-cell office:value-type="string" calcext:value-type="string">
            <text:p>apA33j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apA33j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72" calcext:value-type="float">
            <text:p>3872</text:p>
          </table:table-cell>
          <table:table-cell office:value-type="string" calcext:value-type="string">
            <text:p>apA33j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apA33j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apA33j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apA33j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76" calcext:value-type="float">
            <text:p>3876</text:p>
          </table:table-cell>
          <table:table-cell office:value-type="string" calcext:value-type="string">
            <text:p>apA33k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apA33k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apA33k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apA33k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80" calcext:value-type="float">
            <text:p>3880</text:p>
          </table:table-cell>
          <table:table-cell office:value-type="string" calcext:value-type="string">
            <text:p>apA33k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apA33k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apA33k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apA33l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84" calcext:value-type="float">
            <text:p>3884</text:p>
          </table:table-cell>
          <table:table-cell office:value-type="string" calcext:value-type="string">
            <text:p>apA33l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apA33l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apA33l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87" calcext:value-type="float">
            <text:p>3887</text:p>
          </table:table-cell>
          <table:table-cell office:value-type="string" calcext:value-type="string">
            <text:p>apA33l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88" calcext:value-type="float">
            <text:p>3888</text:p>
          </table:table-cell>
          <table:table-cell office:value-type="string" calcext:value-type="string">
            <text:p>apA33l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apA33l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apA33m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91" calcext:value-type="float">
            <text:p>3891</text:p>
          </table:table-cell>
          <table:table-cell office:value-type="string" calcext:value-type="string">
            <text:p>apA33m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apA33m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93" calcext:value-type="float">
            <text:p>3893</text:p>
          </table:table-cell>
          <table:table-cell office:value-type="string" calcext:value-type="string">
            <text:p>apA33m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apA33m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apA33m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96" calcext:value-type="float">
            <text:p>3896</text:p>
          </table:table-cell>
          <table:table-cell office:value-type="string" calcext:value-type="string">
            <text:p>apA33m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apA33n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apA33n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99" calcext:value-type="float">
            <text:p>3899</text:p>
          </table:table-cell>
          <table:table-cell office:value-type="string" calcext:value-type="string">
            <text:p>apA33n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apA33n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apA33n_Muy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02" calcext:value-type="float">
            <text:p>3902</text:p>
          </table:table-cell>
          <table:table-cell office:value-type="string" calcext:value-type="string">
            <text:p>apA33n_Nada_import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03" calcext:value-type="float">
            <text:p>3903</text:p>
          </table:table-cell>
          <table:table-cell office:value-type="string" calcext:value-type="string">
            <text:p>apA33n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04" calcext:value-type="float">
            <text:p>3904</text:p>
          </table:table-cell>
          <table:table-cell office:value-type="string" calcext:value-type="string">
            <text:p>apA34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05" calcext:value-type="float">
            <text:p>3905</text:p>
          </table:table-cell>
          <table:table-cell office:value-type="string" calcext:value-type="string">
            <text:p>apA34a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06" calcext:value-type="float">
            <text:p>3906</text:p>
          </table:table-cell>
          <table:table-cell office:value-type="string" calcext:value-type="string">
            <text:p>apA34a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07" calcext:value-type="float">
            <text:p>3907</text:p>
          </table:table-cell>
          <table:table-cell office:value-type="string" calcext:value-type="string">
            <text:p>apA34a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apA34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apA34b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apA34b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apA34b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apA34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apA34c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apA34c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apA34c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apA34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apA34d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apA34d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apA34d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apA34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apA34e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22" calcext:value-type="float">
            <text:p>3922</text:p>
          </table:table-cell>
          <table:table-cell office:value-type="string" calcext:value-type="string">
            <text:p>apA34e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apA34e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apA34f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apA34f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apA34f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27" calcext:value-type="float">
            <text:p>3927</text:p>
          </table:table-cell>
          <table:table-cell office:value-type="string" calcext:value-type="string">
            <text:p>apA34f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apA34g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apA34g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apA34g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31" calcext:value-type="float">
            <text:p>3931</text:p>
          </table:table-cell>
          <table:table-cell office:value-type="string" calcext:value-type="string">
            <text:p>apA34g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apA34h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apA34h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apA34h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apA34h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apA34i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37" calcext:value-type="float">
            <text:p>3937</text:p>
          </table:table-cell>
          <table:table-cell office:value-type="string" calcext:value-type="string">
            <text:p>apA34i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apA34i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39" calcext:value-type="float">
            <text:p>3939</text:p>
          </table:table-cell>
          <table:table-cell office:value-type="string" calcext:value-type="string">
            <text:p>apA34i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apA34j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apA34j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apA34j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apA34j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44" calcext:value-type="float">
            <text:p>3944</text:p>
          </table:table-cell>
          <table:table-cell office:value-type="string" calcext:value-type="string">
            <text:p>apA35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apA35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apA35a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apA35a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apA35a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apA35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apA35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apA35b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52" calcext:value-type="float">
            <text:p>3952</text:p>
          </table:table-cell>
          <table:table-cell office:value-type="string" calcext:value-type="string">
            <text:p>apA35b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apA35b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apA35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apA35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apA35c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apA35c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58" calcext:value-type="float">
            <text:p>3958</text:p>
          </table:table-cell>
          <table:table-cell office:value-type="string" calcext:value-type="string">
            <text:p>apA35c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apA35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apA35d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61" calcext:value-type="float">
            <text:p>3961</text:p>
          </table:table-cell>
          <table:table-cell office:value-type="string" calcext:value-type="string">
            <text:p>apA35d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apA35d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apA35d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apA35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apA35e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66" calcext:value-type="float">
            <text:p>3966</text:p>
          </table:table-cell>
          <table:table-cell office:value-type="string" calcext:value-type="string">
            <text:p>apA35e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apA35e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68" calcext:value-type="float">
            <text:p>3968</text:p>
          </table:table-cell>
          <table:table-cell office:value-type="string" calcext:value-type="string">
            <text:p>apA35e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apA35f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70" calcext:value-type="float">
            <text:p>3970</text:p>
          </table:table-cell>
          <table:table-cell office:value-type="string" calcext:value-type="string">
            <text:p>apA35f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apA35f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pA35f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apA35f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apA35g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75" calcext:value-type="float">
            <text:p>3975</text:p>
          </table:table-cell>
          <table:table-cell office:value-type="string" calcext:value-type="string">
            <text:p>apA35g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apA35g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77" calcext:value-type="float">
            <text:p>3977</text:p>
          </table:table-cell>
          <table:table-cell office:value-type="string" calcext:value-type="string">
            <text:p>apA35g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78" calcext:value-type="float">
            <text:p>3978</text:p>
          </table:table-cell>
          <table:table-cell office:value-type="string" calcext:value-type="string">
            <text:p>apA35g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apA35h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apA35h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apA35h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apA35h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apA35h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apA35i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85" calcext:value-type="float">
            <text:p>3985</text:p>
          </table:table-cell>
          <table:table-cell office:value-type="string" calcext:value-type="string">
            <text:p>apA35i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apA35i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apA35i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apA35i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apA35j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apA35j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apA35j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92" calcext:value-type="float">
            <text:p>3992</text:p>
          </table:table-cell>
          <table:table-cell office:value-type="string" calcext:value-type="string">
            <text:p>apA35j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93" calcext:value-type="float">
            <text:p>3993</text:p>
          </table:table-cell>
          <table:table-cell office:value-type="string" calcext:value-type="string">
            <text:p>apA35j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apA35k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apA35k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96" calcext:value-type="float">
            <text:p>3996</text:p>
          </table:table-cell>
          <table:table-cell office:value-type="string" calcext:value-type="string">
            <text:p>apA35k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apA35k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98" calcext:value-type="float">
            <text:p>3998</text:p>
          </table:table-cell>
          <table:table-cell office:value-type="string" calcext:value-type="string">
            <text:p>apA35k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apA35l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pA35l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35l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apA35l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apA35l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apA35m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apA35m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apA35m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apA35m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apA35m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apA35n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apA35n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apA35n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apA35n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apA35n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apA36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apA36a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pA36a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apA36a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apA36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apA36b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apA36b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apA36b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apA36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apA36c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apA36c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apA36c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apA36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apA36d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apA36d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apA36d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apA36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apA36e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apA36e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apA36e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apA36f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apA36f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apA36f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apA36f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apA36g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apA36g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apA36g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apA36g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apA36h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apA36h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apA36h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apA36h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apA37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apA37a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apA37a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apA37a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pA37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apA37b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apA37b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apA37b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apA37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55" calcext:value-type="float">
            <text:p>4055</text:p>
          </table:table-cell>
          <table:table-cell office:value-type="string" calcext:value-type="string">
            <text:p>apA37c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apA37c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apA37c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apA37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apA37d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apA37d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apA37d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62" calcext:value-type="float">
            <text:p>4062</text:p>
          </table:table-cell>
          <table:table-cell office:value-type="string" calcext:value-type="string">
            <text:p>apA37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apA37e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64" calcext:value-type="float">
            <text:p>4064</text:p>
          </table:table-cell>
          <table:table-cell office:value-type="string" calcext:value-type="string">
            <text:p>apA37e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65" calcext:value-type="float">
            <text:p>4065</text:p>
          </table:table-cell>
          <table:table-cell office:value-type="string" calcext:value-type="string">
            <text:p>apA37e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apA37f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apA37f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68" calcext:value-type="float">
            <text:p>4068</text:p>
          </table:table-cell>
          <table:table-cell office:value-type="string" calcext:value-type="string">
            <text:p>apA37f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apA37f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70" calcext:value-type="float">
            <text:p>4070</text:p>
          </table:table-cell>
          <table:table-cell office:value-type="string" calcext:value-type="string">
            <text:p>apA37g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71" calcext:value-type="float">
            <text:p>4071</text:p>
          </table:table-cell>
          <table:table-cell office:value-type="string" calcext:value-type="string">
            <text:p>apA37g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apA37g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apA37g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74" calcext:value-type="float">
            <text:p>4074</text:p>
          </table:table-cell>
          <table:table-cell office:value-type="string" calcext:value-type="string">
            <text:p>apA37h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apA37h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76" calcext:value-type="float">
            <text:p>4076</text:p>
          </table:table-cell>
          <table:table-cell office:value-type="string" calcext:value-type="string">
            <text:p>apA37h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apA37h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78" calcext:value-type="float">
            <text:p>4078</text:p>
          </table:table-cell>
          <table:table-cell office:value-type="string" calcext:value-type="string">
            <text:p>apA37i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apA37i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apA37i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apA37i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82" calcext:value-type="float">
            <text:p>4082</text:p>
          </table:table-cell>
          <table:table-cell office:value-type="string" calcext:value-type="string">
            <text:p>apA37j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83" calcext:value-type="float">
            <text:p>4083</text:p>
          </table:table-cell>
          <table:table-cell office:value-type="string" calcext:value-type="string">
            <text:p>apA37j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apA37j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85" calcext:value-type="float">
            <text:p>4085</text:p>
          </table:table-cell>
          <table:table-cell office:value-type="string" calcext:value-type="string">
            <text:p>apA37j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apA37k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apA37k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88" calcext:value-type="float">
            <text:p>4088</text:p>
          </table:table-cell>
          <table:table-cell office:value-type="string" calcext:value-type="string">
            <text:p>apA37k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apA37k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90" calcext:value-type="float">
            <text:p>4090</text:p>
          </table:table-cell>
          <table:table-cell office:value-type="string" calcext:value-type="string">
            <text:p>apB33a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apB33a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apB33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apB33a_Mal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apB33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apB33a_Muy_bue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apB33a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apB33b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98" calcext:value-type="float">
            <text:p>4098</text:p>
          </table:table-cell>
          <table:table-cell office:value-type="string" calcext:value-type="string">
            <text:p>apB33b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apB33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apB33b_Mal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apB33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apB33b_Muy_bue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apB33b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apB33c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apB33c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apB33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apB33c_Mal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08" calcext:value-type="float">
            <text:p>4108</text:p>
          </table:table-cell>
          <table:table-cell office:value-type="string" calcext:value-type="string">
            <text:p>apB33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apB33c_Muy_bue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apB33c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apB33d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apB33d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apB33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apB33d_Mal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15" calcext:value-type="float">
            <text:p>4115</text:p>
          </table:table-cell>
          <table:table-cell office:value-type="string" calcext:value-type="string">
            <text:p>apB33d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apB33d_Muy_bue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apB33d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18" calcext:value-type="float">
            <text:p>4118</text:p>
          </table:table-cell>
          <table:table-cell office:value-type="string" calcext:value-type="string">
            <text:p>apB33e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apB33e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apB33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apB33e_Mal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22" calcext:value-type="float">
            <text:p>4122</text:p>
          </table:table-cell>
          <table:table-cell office:value-type="string" calcext:value-type="string">
            <text:p>apB33e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apB33e_Muy_bue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24" calcext:value-type="float">
            <text:p>4124</text:p>
          </table:table-cell>
          <table:table-cell office:value-type="string" calcext:value-type="string">
            <text:p>apB33e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apB33f_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apB33f_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apB33f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apB33f_Mal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apB33f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30" calcext:value-type="float">
            <text:p>4130</text:p>
          </table:table-cell>
          <table:table-cell office:value-type="string" calcext:value-type="string">
            <text:p>apB33f_Muy_bue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apB33f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apB34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apB34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apB34a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apB34a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apB34a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apB34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apB34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apB34b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apB34b_No_disponib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apB34b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42" calcext:value-type="float">
            <text:p>4142</text:p>
          </table:table-cell>
          <table:table-cell office:value-type="string" calcext:value-type="string">
            <text:p>apB34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apB34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apB34c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apB34c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apB34c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47" calcext:value-type="float">
            <text:p>4147</text:p>
          </table:table-cell>
          <table:table-cell office:value-type="string" calcext:value-type="string">
            <text:p>apB34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apB34d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49" calcext:value-type="float">
            <text:p>4149</text:p>
          </table:table-cell>
          <table:table-cell office:value-type="string" calcext:value-type="string">
            <text:p>apB34d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apB34d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apB34d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apB35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apB35a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apB35a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apB35a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apB35a_No_sé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57" calcext:value-type="float">
            <text:p>4157</text:p>
          </table:table-cell>
          <table:table-cell office:value-type="string" calcext:value-type="string">
            <text:p>apB35a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apB35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apB35b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apB35b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apB35b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62" calcext:value-type="float">
            <text:p>4162</text:p>
          </table:table-cell>
          <table:table-cell office:value-type="string" calcext:value-type="string">
            <text:p>apB35b_No_sé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63" calcext:value-type="float">
            <text:p>4163</text:p>
          </table:table-cell>
          <table:table-cell office:value-type="string" calcext:value-type="string">
            <text:p>apB35b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apB35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apB35c_Multimarc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66" calcext:value-type="float">
            <text:p>4166</text:p>
          </table:table-cell>
          <table:table-cell office:value-type="string" calcext:value-type="string">
            <text:p>apB35c_N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apB35c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apB35c_No_sé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69" calcext:value-type="float">
            <text:p>4169</text:p>
          </table:table-cell>
          <table:table-cell office:value-type="string" calcext:value-type="string">
            <text:p>apB35c_Sí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apB36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apB36a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apB36a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apB36a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74" calcext:value-type="float">
            <text:p>4174</text:p>
          </table:table-cell>
          <table:table-cell office:value-type="string" calcext:value-type="string">
            <text:p>apB36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75" calcext:value-type="float">
            <text:p>4175</text:p>
          </table:table-cell>
          <table:table-cell office:value-type="string" calcext:value-type="string">
            <text:p>apB36b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apB36b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77" calcext:value-type="float">
            <text:p>4177</text:p>
          </table:table-cell>
          <table:table-cell office:value-type="string" calcext:value-type="string">
            <text:p>apB36b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pB36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79" calcext:value-type="float">
            <text:p>4179</text:p>
          </table:table-cell>
          <table:table-cell office:value-type="string" calcext:value-type="string">
            <text:p>apB36c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apB36c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apB36c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apB36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83" calcext:value-type="float">
            <text:p>4183</text:p>
          </table:table-cell>
          <table:table-cell office:value-type="string" calcext:value-type="string">
            <text:p>apB36d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apB36d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apB36d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apB36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87" calcext:value-type="float">
            <text:p>4187</text:p>
          </table:table-cell>
          <table:table-cell office:value-type="string" calcext:value-type="string">
            <text:p>apB36e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88" calcext:value-type="float">
            <text:p>4188</text:p>
          </table:table-cell>
          <table:table-cell office:value-type="string" calcext:value-type="string">
            <text:p>apB36e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89" calcext:value-type="float">
            <text:p>4189</text:p>
          </table:table-cell>
          <table:table-cell office:value-type="string" calcext:value-type="string">
            <text:p>apB36e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apB36f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apB36f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92" calcext:value-type="float">
            <text:p>4192</text:p>
          </table:table-cell>
          <table:table-cell office:value-type="string" calcext:value-type="string">
            <text:p>apB36f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apB36f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94" calcext:value-type="float">
            <text:p>4194</text:p>
          </table:table-cell>
          <table:table-cell office:value-type="string" calcext:value-type="string">
            <text:p>apB36g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95" calcext:value-type="float">
            <text:p>4195</text:p>
          </table:table-cell>
          <table:table-cell office:value-type="string" calcext:value-type="string">
            <text:p>apB36g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apB36g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apB36g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apB36h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apB36h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pB36h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apB36h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apB36i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apB36i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apB36i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05" calcext:value-type="float">
            <text:p>4205</text:p>
          </table:table-cell>
          <table:table-cell office:value-type="string" calcext:value-type="string">
            <text:p>apB36i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06" calcext:value-type="float">
            <text:p>4206</text:p>
          </table:table-cell>
          <table:table-cell office:value-type="string" calcext:value-type="string">
            <text:p>apB37a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apB37a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apB37a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apB37a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apB37b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apB37b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12" calcext:value-type="float">
            <text:p>4212</text:p>
          </table:table-cell>
          <table:table-cell office:value-type="string" calcext:value-type="string">
            <text:p>apB37b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13" calcext:value-type="float">
            <text:p>4213</text:p>
          </table:table-cell>
          <table:table-cell office:value-type="string" calcext:value-type="string">
            <text:p>apB37b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14" calcext:value-type="float">
            <text:p>4214</text:p>
          </table:table-cell>
          <table:table-cell office:value-type="string" calcext:value-type="string">
            <text:p>apB37c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apB37c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apB37c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apB37c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apB37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apB37d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apB37d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21" calcext:value-type="float">
            <text:p>4221</text:p>
          </table:table-cell>
          <table:table-cell office:value-type="string" calcext:value-type="string">
            <text:p>apB37d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apB37e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23" calcext:value-type="float">
            <text:p>4223</text:p>
          </table:table-cell>
          <table:table-cell office:value-type="string" calcext:value-type="string">
            <text:p>apB37e_No_correspond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24" calcext:value-type="float">
            <text:p>4224</text:p>
          </table:table-cell>
          <table:table-cell office:value-type="string" calcext:value-type="string">
            <text:p>apB37e_No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25" calcext:value-type="float">
            <text:p>4225</text:p>
          </table:table-cell>
          <table:table-cell office:value-type="string" calcext:value-type="string">
            <text:p>apB37e_Seleccion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26" calcext:value-type="float">
            <text:p>4226</text:p>
          </table:table-cell>
          <table:table-cell office:value-type="string" calcext:value-type="string">
            <text:p>departament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edadA_junio2022_14_año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edadA_junio2022_15_año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29" calcext:value-type="float">
            <text:p>4229</text:p>
          </table:table-cell>
          <table:table-cell office:value-type="string" calcext:value-type="string">
            <text:p>edadA_junio2022_16_año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edadA_junio2022_17_año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31" calcext:value-type="float">
            <text:p>4231</text:p>
          </table:table-cell>
          <table:table-cell office:value-type="string" calcext:value-type="string">
            <text:p>edadA_junio2022_18_año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32" calcext:value-type="float">
            <text:p>4232</text:p>
          </table:table-cell>
          <table:table-cell office:value-type="string" calcext:value-type="string">
            <text:p>edadA_junio2022_19_año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edadA_junio2022_20_año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34" calcext:value-type="float">
            <text:p>4234</text:p>
          </table:table-cell>
          <table:table-cell office:value-type="string" calcext:value-type="string">
            <text:p>edadA_junio2022_21_años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35" calcext:value-type="float">
            <text:p>4235</text:p>
          </table:table-cell>
          <table:table-cell office:value-type="string" calcext:value-type="string">
            <text:p>edadA_junio2022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36" calcext:value-type="float">
            <text:p>4236</text:p>
          </table:table-cell>
          <table:table-cell office:value-type="string" calcext:value-type="string">
            <text:p>jurisdiccion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37" calcext:value-type="float">
            <text:p>4237</text:p>
          </table:table-cell>
          <table:table-cell office:value-type="string" calcext:value-type="string">
            <text:p>mdesemp_Avanzad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38" calcext:value-type="float">
            <text:p>4238</text:p>
          </table:table-cell>
          <table:table-cell office:value-type="string" calcext:value-type="string">
            <text:p>mdesemp_Bási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39" calcext:value-type="float">
            <text:p>4239</text:p>
          </table:table-cell>
          <table:table-cell office:value-type="string" calcext:value-type="string">
            <text:p>mdesemp_Por_debajo_del_bási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mdesemp_Satisfactor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41" calcext:value-type="float">
            <text:p>4241</text:p>
          </table:table-cell>
          <table:table-cell office:value-type="string" calcext:value-type="string">
            <text:p>migracion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42" calcext:value-type="float">
            <text:p>4242</text:p>
          </table:table-cell>
          <table:table-cell office:value-type="string" calcext:value-type="string">
            <text:p>migracion_Configuración_familiar_migr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43" calcext:value-type="float">
            <text:p>4243</text:p>
          </table:table-cell>
          <table:table-cell office:value-type="string" calcext:value-type="string">
            <text:p>migracion_Configuración_familiar_no_migrant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44" calcext:value-type="float">
            <text:p>4244</text:p>
          </table:table-cell>
          <table:table-cell office:value-type="string" calcext:value-type="string">
            <text:p>Nivel_Ed_Madre_No_fue_a_la_escuel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45" calcext:value-type="float">
            <text:p>4245</text:p>
          </table:table-cell>
          <table:table-cell office:value-type="string" calcext:value-type="string">
            <text:p>Nivel_Ed_Madre_Primaria_complet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46" calcext:value-type="float">
            <text:p>4246</text:p>
          </table:table-cell>
          <table:table-cell office:value-type="string" calcext:value-type="string">
            <text:p>Nivel_Ed_Madre_Primaria_incomplet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47" calcext:value-type="float">
            <text:p>4247</text:p>
          </table:table-cell>
          <table:table-cell office:value-type="string" calcext:value-type="string">
            <text:p>Nivel_Ed_Madre_Secundaria_complet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48" calcext:value-type="float">
            <text:p>4248</text:p>
          </table:table-cell>
          <table:table-cell office:value-type="string" calcext:value-type="string">
            <text:p>Nivel_Ed_Madre_Secundaria_incomplet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49" calcext:value-type="float">
            <text:p>4249</text:p>
          </table:table-cell>
          <table:table-cell office:value-type="string" calcext:value-type="string">
            <text:p>Nivel_Ed_Madre_Terciario_universitario_posgrado_complet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Nivel_Ed_Madre_Terciario_universitario_posgrado_incomplet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Nivel_Ed_Padre_No_fue_a_la_escuel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Nivel_Ed_Padre_Primaria_complet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53" calcext:value-type="float">
            <text:p>4253</text:p>
          </table:table-cell>
          <table:table-cell office:value-type="string" calcext:value-type="string">
            <text:p>Nivel_Ed_Padre_Primaria_incomplet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54" calcext:value-type="float">
            <text:p>4254</text:p>
          </table:table-cell>
          <table:table-cell office:value-type="string" calcext:value-type="string">
            <text:p>Nivel_Ed_Padre_Secundaria_complet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55" calcext:value-type="float">
            <text:p>4255</text:p>
          </table:table-cell>
          <table:table-cell office:value-type="string" calcext:value-type="string">
            <text:p>Nivel_Ed_Padre_Secundaria_incomplet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56" calcext:value-type="float">
            <text:p>4256</text:p>
          </table:table-cell>
          <table:table-cell office:value-type="string" calcext:value-type="string">
            <text:p>Nivel_Ed_Padre_Terciario_universitario_posgrado_complet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57" calcext:value-type="float">
            <text:p>4257</text:p>
          </table:table-cell>
          <table:table-cell office:value-type="string" calcext:value-type="string">
            <text:p>Nivel_Ed_Padre_Terciario_universitario_posgrado_incomplet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58" calcext:value-type="float">
            <text:p>4258</text:p>
          </table:table-cell>
          <table:table-cell office:value-type="string" calcext:value-type="string">
            <text:p>Nivel_Ed_Persona_Resp_No_fue_a_la_escuel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59" calcext:value-type="float">
            <text:p>4259</text:p>
          </table:table-cell>
          <table:table-cell office:value-type="string" calcext:value-type="string">
            <text:p>Nivel_Ed_Persona_Resp_Primaria_complet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60" calcext:value-type="float">
            <text:p>4260</text:p>
          </table:table-cell>
          <table:table-cell office:value-type="string" calcext:value-type="string">
            <text:p>Nivel_Ed_Persona_Resp_Primaria_incomplet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61" calcext:value-type="float">
            <text:p>4261</text:p>
          </table:table-cell>
          <table:table-cell office:value-type="string" calcext:value-type="string">
            <text:p>Nivel_Ed_Persona_Resp_Secundaria_complet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Nivel_Ed_Persona_Resp_Secundaria_incompleta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Nivel_Ed_Persona_Resp_Terciario_universitario_posgrado_complet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Nivel_Ed_Persona_Resp_Terciario_universitario_posgrado_incomple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65" calcext:value-type="float">
            <text:p>4265</text:p>
          </table:table-cell>
          <table:table-cell office:value-type="string" calcext:value-type="string">
            <text:p>NSE_nivel_Alt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66" calcext:value-type="float">
            <text:p>4266</text:p>
          </table:table-cell>
          <table:table-cell office:value-type="string" calcext:value-type="string">
            <text:p>NSE_nivel_Baj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67" calcext:value-type="float">
            <text:p>4267</text:p>
          </table:table-cell>
          <table:table-cell office:value-type="string" calcext:value-type="string">
            <text:p>NSE_nivel_Med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NSE_quintiles_Q1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69" calcext:value-type="float">
            <text:p>4269</text:p>
          </table:table-cell>
          <table:table-cell office:value-type="string" calcext:value-type="string">
            <text:p>NSE_quintiles_Q2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70" calcext:value-type="float">
            <text:p>4270</text:p>
          </table:table-cell>
          <table:table-cell office:value-type="string" calcext:value-type="string">
            <text:p>NSE_quintiles_Q3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71" calcext:value-type="float">
            <text:p>4271</text:p>
          </table:table-cell>
          <table:table-cell office:value-type="string" calcext:value-type="string">
            <text:p>NSE_quintiles_Q4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72" calcext:value-type="float">
            <text:p>4272</text:p>
          </table:table-cell>
          <table:table-cell office:value-type="string" calcext:value-type="string">
            <text:p>NSE_quintiles_Q5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73" calcext:value-type="float">
            <text:p>4273</text:p>
          </table:table-cell>
          <table:table-cell office:value-type="string" calcext:value-type="string">
            <text:p>sector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74" calcext:value-type="float">
            <text:p>4274</text:p>
          </table:table-cell>
          <table:table-cell office:value-type="string" calcext:value-type="string">
            <text:p>sobreedad_1_año_de_sobreedad_18_años_al_30_de_jun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75" calcext:value-type="float">
            <text:p>4275</text:p>
          </table:table-cell>
          <table:table-cell office:value-type="string" calcext:value-type="string">
            <text:p>sobreedad_2_años_de_sobreedad_19_años_al_30_de_jun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sobreedad_3_años_o_más_de_sobreedad_20_años_mas_30Jun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77" calcext:value-type="float">
            <text:p>4277</text:p>
          </table:table-cell>
          <table:table-cell office:value-type="string" calcext:value-type="string">
            <text:p>sobreedad_Blanc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78" calcext:value-type="float">
            <text:p>4278</text:p>
          </table:table-cell>
          <table:table-cell office:value-type="string" calcext:value-type="string">
            <text:p>sobreedad_Edad_teórica_para_el_año_17_años_al_30_de_junio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sobreedad_Menores_de_17_añ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ambi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81" calcext:value-type="float">
            <text:p>4281</text:p>
          </table:table-cell>
          <table:table-cell office:value-type="string" calcext:value-type="string">
            <text:p>ap01_Abril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82" calcext:value-type="float">
            <text:p>4282</text:p>
          </table:table-cell>
          <table:table-cell office:value-type="string" calcext:value-type="string">
            <text:p>ap01_Agos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83" calcext:value-type="float">
            <text:p>4283</text:p>
          </table:table-cell>
          <table:table-cell office:value-type="string" calcext:value-type="string">
            <text:p>ap01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84" calcext:value-type="float">
            <text:p>4284</text:p>
          </table:table-cell>
          <table:table-cell office:value-type="string" calcext:value-type="string">
            <text:p>ap01_Diciembr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ap01_Ener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86" calcext:value-type="float">
            <text:p>4286</text:p>
          </table:table-cell>
          <table:table-cell office:value-type="string" calcext:value-type="string">
            <text:p>ap01_Febrer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87" calcext:value-type="float">
            <text:p>4287</text:p>
          </table:table-cell>
          <table:table-cell office:value-type="string" calcext:value-type="string">
            <text:p>ap01_Juli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ap01_Juni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89" calcext:value-type="float">
            <text:p>4289</text:p>
          </table:table-cell>
          <table:table-cell office:value-type="string" calcext:value-type="string">
            <text:p>ap01_Marz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90" calcext:value-type="float">
            <text:p>4290</text:p>
          </table:table-cell>
          <table:table-cell office:value-type="string" calcext:value-type="string">
            <text:p>ap01_May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91" calcext:value-type="float">
            <text:p>4291</text:p>
          </table:table-cell>
          <table:table-cell office:value-type="string" calcext:value-type="string">
            <text:p>ap01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92" calcext:value-type="float">
            <text:p>4292</text:p>
          </table:table-cell>
          <table:table-cell office:value-type="string" calcext:value-type="string">
            <text:p>ap01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93" calcext:value-type="float">
            <text:p>4293</text:p>
          </table:table-cell>
          <table:table-cell office:value-type="string" calcext:value-type="string">
            <text:p>ap01_Noviembr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94" calcext:value-type="float">
            <text:p>4294</text:p>
          </table:table-cell>
          <table:table-cell office:value-type="string" calcext:value-type="string">
            <text:p>ap01_Octubr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95" calcext:value-type="float">
            <text:p>4295</text:p>
          </table:table-cell>
          <table:table-cell office:value-type="string" calcext:value-type="string">
            <text:p>ap01_Septiembr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96" calcext:value-type="float">
            <text:p>4296</text:p>
          </table:table-cell>
          <table:table-cell office:value-type="string" calcext:value-type="string">
            <text:p>ap02_2002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97" calcext:value-type="float">
            <text:p>4297</text:p>
          </table:table-cell>
          <table:table-cell office:value-type="string" calcext:value-type="string">
            <text:p>ap02_2003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98" calcext:value-type="float">
            <text:p>4298</text:p>
          </table:table-cell>
          <table:table-cell office:value-type="string" calcext:value-type="string">
            <text:p>ap02_2004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ap02_2005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p02_2006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ap02_2007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ap02_2008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03" calcext:value-type="float">
            <text:p>4303</text:p>
          </table:table-cell>
          <table:table-cell office:value-type="string" calcext:value-type="string">
            <text:p>ap02_Antes_de_2002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04" calcext:value-type="float">
            <text:p>4304</text:p>
          </table:table-cell>
          <table:table-cell office:value-type="string" calcext:value-type="string">
            <text:p>ap02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ap02_Después_de_2008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06" calcext:value-type="float">
            <text:p>4306</text:p>
          </table:table-cell>
          <table:table-cell office:value-type="string" calcext:value-type="string">
            <text:p>ap02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07" calcext:value-type="float">
            <text:p>4307</text:p>
          </table:table-cell>
          <table:table-cell office:value-type="string" calcext:value-type="string">
            <text:p>ap02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08" calcext:value-type="float">
            <text:p>4308</text:p>
          </table:table-cell>
          <table:table-cell office:value-type="string" calcext:value-type="string">
            <text:p>ap03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09" calcext:value-type="float">
            <text:p>4309</text:p>
          </table:table-cell>
          <table:table-cell office:value-type="string" calcext:value-type="string">
            <text:p>ap03_Femeni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ap03_Masculi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ap03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ap03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13" calcext:value-type="float">
            <text:p>4313</text:p>
          </table:table-cell>
          <table:table-cell office:value-type="string" calcext:value-type="string">
            <text:p>ap03_X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ap04_Argenti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15" calcext:value-type="float">
            <text:p>4315</text:p>
          </table:table-cell>
          <table:table-cell office:value-type="string" calcext:value-type="string">
            <text:p>ap04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16" calcext:value-type="float">
            <text:p>4316</text:p>
          </table:table-cell>
          <table:table-cell office:value-type="string" calcext:value-type="string">
            <text:p>ap04_Bolivi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17" calcext:value-type="float">
            <text:p>4317</text:p>
          </table:table-cell>
          <table:table-cell office:value-type="string" calcext:value-type="string">
            <text:p>ap04_Brasil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18" calcext:value-type="float">
            <text:p>4318</text:p>
          </table:table-cell>
          <table:table-cell office:value-type="string" calcext:value-type="string">
            <text:p>ap04_Chi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p04_Colombi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ap04_Ecuador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ap04_En_un_país_de_Áfri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ap04_En_un_país_de_Asi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23" calcext:value-type="float">
            <text:p>4323</text:p>
          </table:table-cell>
          <table:table-cell office:value-type="string" calcext:value-type="string">
            <text:p>ap04_En_un_país_de_Europ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ap04_En_un_país_de_Oceaní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25" calcext:value-type="float">
            <text:p>4325</text:p>
          </table:table-cell>
          <table:table-cell office:value-type="string" calcext:value-type="string">
            <text:p>ap04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26" calcext:value-type="float">
            <text:p>4326</text:p>
          </table:table-cell>
          <table:table-cell office:value-type="string" calcext:value-type="string">
            <text:p>ap04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27" calcext:value-type="float">
            <text:p>4327</text:p>
          </table:table-cell>
          <table:table-cell office:value-type="string" calcext:value-type="string">
            <text:p>ap04_Otro_país_de_Améri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ap04_Paraguay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29" calcext:value-type="float">
            <text:p>4329</text:p>
          </table:table-cell>
          <table:table-cell office:value-type="string" calcext:value-type="string">
            <text:p>ap04_Perú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30" calcext:value-type="float">
            <text:p>4330</text:p>
          </table:table-cell>
          <table:table-cell office:value-type="string" calcext:value-type="string">
            <text:p>ap04_Uruguay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31" calcext:value-type="float">
            <text:p>4331</text:p>
          </table:table-cell>
          <table:table-cell office:value-type="string" calcext:value-type="string">
            <text:p>ap04_Venezuel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ap05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33" calcext:value-type="float">
            <text:p>4333</text:p>
          </table:table-cell>
          <table:table-cell office:value-type="string" calcext:value-type="string">
            <text:p>ap05a_En_Argenti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34" calcext:value-type="float">
            <text:p>4334</text:p>
          </table:table-cell>
          <table:table-cell office:value-type="string" calcext:value-type="string">
            <text:p>ap05a_En_otro_país_que_no_es_Argenti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ap05a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ap05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37" calcext:value-type="float">
            <text:p>4337</text:p>
          </table:table-cell>
          <table:table-cell office:value-type="string" calcext:value-type="string">
            <text:p>ap05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ap05b_En_Argenti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39" calcext:value-type="float">
            <text:p>4339</text:p>
          </table:table-cell>
          <table:table-cell office:value-type="string" calcext:value-type="string">
            <text:p>ap05b_En_otro_país_que_no_es_Argenti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40" calcext:value-type="float">
            <text:p>4340</text:p>
          </table:table-cell>
          <table:table-cell office:value-type="string" calcext:value-type="string">
            <text:p>ap05b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ap05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ap05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43" calcext:value-type="float">
            <text:p>4343</text:p>
          </table:table-cell>
          <table:table-cell office:value-type="string" calcext:value-type="string">
            <text:p>ap05c_En_Argenti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44" calcext:value-type="float">
            <text:p>4344</text:p>
          </table:table-cell>
          <table:table-cell office:value-type="string" calcext:value-type="string">
            <text:p>ap05c_En_otro_país_que_no_es_Argenti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45" calcext:value-type="float">
            <text:p>4345</text:p>
          </table:table-cell>
          <table:table-cell office:value-type="string" calcext:value-type="string">
            <text:p>ap05c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46" calcext:value-type="float">
            <text:p>4346</text:p>
          </table:table-cell>
          <table:table-cell office:value-type="string" calcext:value-type="string">
            <text:p>ap05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47" calcext:value-type="float">
            <text:p>4347</text:p>
          </table:table-cell>
          <table:table-cell office:value-type="string" calcext:value-type="string">
            <text:p>ap06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48" calcext:value-type="float">
            <text:p>4348</text:p>
          </table:table-cell>
          <table:table-cell office:value-type="string" calcext:value-type="string">
            <text:p>ap06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ap06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ap06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ap06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52" calcext:value-type="float">
            <text:p>4352</text:p>
          </table:table-cell>
          <table:table-cell office:value-type="string" calcext:value-type="string">
            <text:p>ap07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ap07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54" calcext:value-type="float">
            <text:p>4354</text:p>
          </table:table-cell>
          <table:table-cell office:value-type="string" calcext:value-type="string">
            <text:p>ap07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55" calcext:value-type="float">
            <text:p>4355</text:p>
          </table:table-cell>
          <table:table-cell office:value-type="string" calcext:value-type="string">
            <text:p>ap07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56" calcext:value-type="float">
            <text:p>4356</text:p>
          </table:table-cell>
          <table:table-cell office:value-type="string" calcext:value-type="string">
            <text:p>ap07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57" calcext:value-type="float">
            <text:p>4357</text:p>
          </table:table-cell>
          <table:table-cell office:value-type="string" calcext:value-type="string">
            <text:p>ap10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58" calcext:value-type="float">
            <text:p>4358</text:p>
          </table:table-cell>
          <table:table-cell office:value-type="string" calcext:value-type="string">
            <text:p>ap10_En_la_escuel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59" calcext:value-type="float">
            <text:p>4359</text:p>
          </table:table-cell>
          <table:table-cell office:value-type="string" calcext:value-type="string">
            <text:p>ap10_En_mi_casa_o_departamen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ap10_En_otro_lugar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61" calcext:value-type="float">
            <text:p>4361</text:p>
          </table:table-cell>
          <table:table-cell office:value-type="string" calcext:value-type="string">
            <text:p>ap10_En_un_hogar_de_jóvenes_o_similar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62" calcext:value-type="float">
            <text:p>4362</text:p>
          </table:table-cell>
          <table:table-cell office:value-type="string" calcext:value-type="string">
            <text:p>ap10_En_una_casa_club_o_pensión_deportiv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63" calcext:value-type="float">
            <text:p>4363</text:p>
          </table:table-cell>
          <table:table-cell office:value-type="string" calcext:value-type="string">
            <text:p>ap10_En_una_pensión_casa_hogar_hotel_etc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64" calcext:value-type="float">
            <text:p>4364</text:p>
          </table:table-cell>
          <table:table-cell office:value-type="string" calcext:value-type="string">
            <text:p>ap10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65" calcext:value-type="float">
            <text:p>4365</text:p>
          </table:table-cell>
          <table:table-cell office:value-type="string" calcext:value-type="string">
            <text:p>ap10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66" calcext:value-type="float">
            <text:p>4366</text:p>
          </table:table-cell>
          <table:table-cell office:value-type="string" calcext:value-type="string">
            <text:p>ap11_1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67" calcext:value-type="float">
            <text:p>4367</text:p>
          </table:table-cell>
          <table:table-cell office:value-type="string" calcext:value-type="string">
            <text:p>ap11_10_o_má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68" calcext:value-type="float">
            <text:p>4368</text:p>
          </table:table-cell>
          <table:table-cell office:value-type="string" calcext:value-type="string">
            <text:p>ap11_2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ap11_3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70" calcext:value-type="float">
            <text:p>4370</text:p>
          </table:table-cell>
          <table:table-cell office:value-type="string" calcext:value-type="string">
            <text:p>ap11_4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71" calcext:value-type="float">
            <text:p>4371</text:p>
          </table:table-cell>
          <table:table-cell office:value-type="string" calcext:value-type="string">
            <text:p>ap11_5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72" calcext:value-type="float">
            <text:p>4372</text:p>
          </table:table-cell>
          <table:table-cell office:value-type="string" calcext:value-type="string">
            <text:p>ap11_6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73" calcext:value-type="float">
            <text:p>4373</text:p>
          </table:table-cell>
          <table:table-cell office:value-type="string" calcext:value-type="string">
            <text:p>ap11_7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74" calcext:value-type="float">
            <text:p>4374</text:p>
          </table:table-cell>
          <table:table-cell office:value-type="string" calcext:value-type="string">
            <text:p>ap11_8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75" calcext:value-type="float">
            <text:p>4375</text:p>
          </table:table-cell>
          <table:table-cell office:value-type="string" calcext:value-type="string">
            <text:p>ap11_9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76" calcext:value-type="float">
            <text:p>4376</text:p>
          </table:table-cell>
          <table:table-cell office:value-type="string" calcext:value-type="string">
            <text:p>ap11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77" calcext:value-type="float">
            <text:p>4377</text:p>
          </table:table-cell>
          <table:table-cell office:value-type="string" calcext:value-type="string">
            <text:p>ap11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78" calcext:value-type="float">
            <text:p>4378</text:p>
          </table:table-cell>
          <table:table-cell office:value-type="string" calcext:value-type="string">
            <text:p>ap11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79" calcext:value-type="float">
            <text:p>4379</text:p>
          </table:table-cell>
          <table:table-cell office:value-type="string" calcext:value-type="string">
            <text:p>ap12_10_o_má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80" calcext:value-type="float">
            <text:p>4380</text:p>
          </table:table-cell>
          <table:table-cell office:value-type="string" calcext:value-type="string">
            <text:p>ap12_2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81" calcext:value-type="float">
            <text:p>4381</text:p>
          </table:table-cell>
          <table:table-cell office:value-type="string" calcext:value-type="string">
            <text:p>ap12_3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82" calcext:value-type="float">
            <text:p>4382</text:p>
          </table:table-cell>
          <table:table-cell office:value-type="string" calcext:value-type="string">
            <text:p>ap12_4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83" calcext:value-type="float">
            <text:p>4383</text:p>
          </table:table-cell>
          <table:table-cell office:value-type="string" calcext:value-type="string">
            <text:p>ap12_5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84" calcext:value-type="float">
            <text:p>4384</text:p>
          </table:table-cell>
          <table:table-cell office:value-type="string" calcext:value-type="string">
            <text:p>ap12_6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ap12_7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86" calcext:value-type="float">
            <text:p>4386</text:p>
          </table:table-cell>
          <table:table-cell office:value-type="string" calcext:value-type="string">
            <text:p>ap12_8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87" calcext:value-type="float">
            <text:p>4387</text:p>
          </table:table-cell>
          <table:table-cell office:value-type="string" calcext:value-type="string">
            <text:p>ap12_9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88" calcext:value-type="float">
            <text:p>4388</text:p>
          </table:table-cell>
          <table:table-cell office:value-type="string" calcext:value-type="string">
            <text:p>ap12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89" calcext:value-type="float">
            <text:p>4389</text:p>
          </table:table-cell>
          <table:table-cell office:value-type="string" calcext:value-type="string">
            <text:p>ap12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90" calcext:value-type="float">
            <text:p>4390</text:p>
          </table:table-cell>
          <table:table-cell office:value-type="string" calcext:value-type="string">
            <text:p>ap12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ap12_Vivo_sol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ap13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93" calcext:value-type="float">
            <text:p>4393</text:p>
          </table:table-cell>
          <table:table-cell office:value-type="string" calcext:value-type="string">
            <text:p>ap13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94" calcext:value-type="float">
            <text:p>4394</text:p>
          </table:table-cell>
          <table:table-cell office:value-type="string" calcext:value-type="string">
            <text:p>ap13a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ap13a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ap13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97" calcext:value-type="float">
            <text:p>4397</text:p>
          </table:table-cell>
          <table:table-cell office:value-type="string" calcext:value-type="string">
            <text:p>ap13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ap13b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ap13b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ap13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ap13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ap13c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ap13c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ap13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05" calcext:value-type="float">
            <text:p>4405</text:p>
          </table:table-cell>
          <table:table-cell office:value-type="string" calcext:value-type="string">
            <text:p>ap13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06" calcext:value-type="float">
            <text:p>4406</text:p>
          </table:table-cell>
          <table:table-cell office:value-type="string" calcext:value-type="string">
            <text:p>ap13d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07" calcext:value-type="float">
            <text:p>4407</text:p>
          </table:table-cell>
          <table:table-cell office:value-type="string" calcext:value-type="string">
            <text:p>ap13d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08" calcext:value-type="float">
            <text:p>4408</text:p>
          </table:table-cell>
          <table:table-cell office:value-type="string" calcext:value-type="string">
            <text:p>ap13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09" calcext:value-type="float">
            <text:p>4409</text:p>
          </table:table-cell>
          <table:table-cell office:value-type="string" calcext:value-type="string">
            <text:p>ap13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ap13e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11" calcext:value-type="float">
            <text:p>4411</text:p>
          </table:table-cell>
          <table:table-cell office:value-type="string" calcext:value-type="string">
            <text:p>ap13e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12" calcext:value-type="float">
            <text:p>4412</text:p>
          </table:table-cell>
          <table:table-cell office:value-type="string" calcext:value-type="string">
            <text:p>ap13f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13" calcext:value-type="float">
            <text:p>4413</text:p>
          </table:table-cell>
          <table:table-cell office:value-type="string" calcext:value-type="string">
            <text:p>ap13f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14" calcext:value-type="float">
            <text:p>4414</text:p>
          </table:table-cell>
          <table:table-cell office:value-type="string" calcext:value-type="string">
            <text:p>ap13f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15" calcext:value-type="float">
            <text:p>4415</text:p>
          </table:table-cell>
          <table:table-cell office:value-type="string" calcext:value-type="string">
            <text:p>ap13f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16" calcext:value-type="float">
            <text:p>4416</text:p>
          </table:table-cell>
          <table:table-cell office:value-type="string" calcext:value-type="string">
            <text:p>ap13g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17" calcext:value-type="float">
            <text:p>4417</text:p>
          </table:table-cell>
          <table:table-cell office:value-type="string" calcext:value-type="string">
            <text:p>ap13g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18" calcext:value-type="float">
            <text:p>4418</text:p>
          </table:table-cell>
          <table:table-cell office:value-type="string" calcext:value-type="string">
            <text:p>ap13g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19" calcext:value-type="float">
            <text:p>4419</text:p>
          </table:table-cell>
          <table:table-cell office:value-type="string" calcext:value-type="string">
            <text:p>ap13g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ap13h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21" calcext:value-type="float">
            <text:p>4421</text:p>
          </table:table-cell>
          <table:table-cell office:value-type="string" calcext:value-type="string">
            <text:p>ap13h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ap13h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23" calcext:value-type="float">
            <text:p>4423</text:p>
          </table:table-cell>
          <table:table-cell office:value-type="string" calcext:value-type="string">
            <text:p>ap13h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24" calcext:value-type="float">
            <text:p>4424</text:p>
          </table:table-cell>
          <table:table-cell office:value-type="string" calcext:value-type="string">
            <text:p>ap13i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25" calcext:value-type="float">
            <text:p>4425</text:p>
          </table:table-cell>
          <table:table-cell office:value-type="string" calcext:value-type="string">
            <text:p>ap13i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26" calcext:value-type="float">
            <text:p>4426</text:p>
          </table:table-cell>
          <table:table-cell office:value-type="string" calcext:value-type="string">
            <text:p>ap13i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27" calcext:value-type="float">
            <text:p>4427</text:p>
          </table:table-cell>
          <table:table-cell office:value-type="string" calcext:value-type="string">
            <text:p>ap13i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28" calcext:value-type="float">
            <text:p>4428</text:p>
          </table:table-cell>
          <table:table-cell office:value-type="string" calcext:value-type="string">
            <text:p>ap13j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29" calcext:value-type="float">
            <text:p>4429</text:p>
          </table:table-cell>
          <table:table-cell office:value-type="string" calcext:value-type="string">
            <text:p>ap13j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30" calcext:value-type="float">
            <text:p>4430</text:p>
          </table:table-cell>
          <table:table-cell office:value-type="string" calcext:value-type="string">
            <text:p>ap13j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31" calcext:value-type="float">
            <text:p>4431</text:p>
          </table:table-cell>
          <table:table-cell office:value-type="string" calcext:value-type="string">
            <text:p>ap13j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32" calcext:value-type="float">
            <text:p>4432</text:p>
          </table:table-cell>
          <table:table-cell office:value-type="string" calcext:value-type="string">
            <text:p>ap14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33" calcext:value-type="float">
            <text:p>4433</text:p>
          </table:table-cell>
          <table:table-cell office:value-type="string" calcext:value-type="string">
            <text:p>ap14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34" calcext:value-type="float">
            <text:p>4434</text:p>
          </table:table-cell>
          <table:table-cell office:value-type="string" calcext:value-type="string">
            <text:p>ap14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35" calcext:value-type="float">
            <text:p>4435</text:p>
          </table:table-cell>
          <table:table-cell office:value-type="string" calcext:value-type="string">
            <text:p>ap14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36" calcext:value-type="float">
            <text:p>4436</text:p>
          </table:table-cell>
          <table:table-cell office:value-type="string" calcext:value-type="string">
            <text:p>ap14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37" calcext:value-type="float">
            <text:p>4437</text:p>
          </table:table-cell>
          <table:table-cell office:value-type="string" calcext:value-type="string">
            <text:p>ap15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38" calcext:value-type="float">
            <text:p>4438</text:p>
          </table:table-cell>
          <table:table-cell office:value-type="string" calcext:value-type="string">
            <text:p>ap15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39" calcext:value-type="float">
            <text:p>4439</text:p>
          </table:table-cell>
          <table:table-cell office:value-type="string" calcext:value-type="string">
            <text:p>ap15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ap15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41" calcext:value-type="float">
            <text:p>4441</text:p>
          </table:table-cell>
          <table:table-cell office:value-type="string" calcext:value-type="string">
            <text:p>ap15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42" calcext:value-type="float">
            <text:p>4442</text:p>
          </table:table-cell>
          <table:table-cell office:value-type="string" calcext:value-type="string">
            <text:p>ap16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43" calcext:value-type="float">
            <text:p>4443</text:p>
          </table:table-cell>
          <table:table-cell office:value-type="string" calcext:value-type="string">
            <text:p>ap16a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44" calcext:value-type="float">
            <text:p>4444</text:p>
          </table:table-cell>
          <table:table-cell office:value-type="string" calcext:value-type="string">
            <text:p>ap16a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45" calcext:value-type="float">
            <text:p>4445</text:p>
          </table:table-cell>
          <table:table-cell office:value-type="string" calcext:value-type="string">
            <text:p>ap16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ap16a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47" calcext:value-type="float">
            <text:p>4447</text:p>
          </table:table-cell>
          <table:table-cell office:value-type="string" calcext:value-type="string">
            <text:p>ap16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ap16b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ap16b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ap16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ap16b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ap16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53" calcext:value-type="float">
            <text:p>4453</text:p>
          </table:table-cell>
          <table:table-cell office:value-type="string" calcext:value-type="string">
            <text:p>ap16c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54" calcext:value-type="float">
            <text:p>4454</text:p>
          </table:table-cell>
          <table:table-cell office:value-type="string" calcext:value-type="string">
            <text:p>ap16c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55" calcext:value-type="float">
            <text:p>4455</text:p>
          </table:table-cell>
          <table:table-cell office:value-type="string" calcext:value-type="string">
            <text:p>ap16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p16c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57" calcext:value-type="float">
            <text:p>4457</text:p>
          </table:table-cell>
          <table:table-cell office:value-type="string" calcext:value-type="string">
            <text:p>ap16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58" calcext:value-type="float">
            <text:p>4458</text:p>
          </table:table-cell>
          <table:table-cell office:value-type="string" calcext:value-type="string">
            <text:p>ap16d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59" calcext:value-type="float">
            <text:p>4459</text:p>
          </table:table-cell>
          <table:table-cell office:value-type="string" calcext:value-type="string">
            <text:p>ap16d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ap16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ap16d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62" calcext:value-type="float">
            <text:p>4462</text:p>
          </table:table-cell>
          <table:table-cell office:value-type="string" calcext:value-type="string">
            <text:p>ap16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ap16e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ap16e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65" calcext:value-type="float">
            <text:p>4465</text:p>
          </table:table-cell>
          <table:table-cell office:value-type="string" calcext:value-type="string">
            <text:p>ap16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ap16e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67" calcext:value-type="float">
            <text:p>4467</text:p>
          </table:table-cell>
          <table:table-cell office:value-type="string" calcext:value-type="string">
            <text:p>ap16f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ap16f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69" calcext:value-type="float">
            <text:p>4469</text:p>
          </table:table-cell>
          <table:table-cell office:value-type="string" calcext:value-type="string">
            <text:p>ap16f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ap16f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71" calcext:value-type="float">
            <text:p>4471</text:p>
          </table:table-cell>
          <table:table-cell office:value-type="string" calcext:value-type="string">
            <text:p>ap16f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72" calcext:value-type="float">
            <text:p>4472</text:p>
          </table:table-cell>
          <table:table-cell office:value-type="string" calcext:value-type="string">
            <text:p>ap16g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73" calcext:value-type="float">
            <text:p>4473</text:p>
          </table:table-cell>
          <table:table-cell office:value-type="string" calcext:value-type="string">
            <text:p>ap16g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ap16g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75" calcext:value-type="float">
            <text:p>4475</text:p>
          </table:table-cell>
          <table:table-cell office:value-type="string" calcext:value-type="string">
            <text:p>ap16g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76" calcext:value-type="float">
            <text:p>4476</text:p>
          </table:table-cell>
          <table:table-cell office:value-type="string" calcext:value-type="string">
            <text:p>ap16g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77" calcext:value-type="float">
            <text:p>4477</text:p>
          </table:table-cell>
          <table:table-cell office:value-type="string" calcext:value-type="string">
            <text:p>ap16h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ap16h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79" calcext:value-type="float">
            <text:p>4479</text:p>
          </table:table-cell>
          <table:table-cell office:value-type="string" calcext:value-type="string">
            <text:p>ap16h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ap16h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81" calcext:value-type="float">
            <text:p>4481</text:p>
          </table:table-cell>
          <table:table-cell office:value-type="string" calcext:value-type="string">
            <text:p>ap16h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ap16i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83" calcext:value-type="float">
            <text:p>4483</text:p>
          </table:table-cell>
          <table:table-cell office:value-type="string" calcext:value-type="string">
            <text:p>ap16i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84" calcext:value-type="float">
            <text:p>4484</text:p>
          </table:table-cell>
          <table:table-cell office:value-type="string" calcext:value-type="string">
            <text:p>ap16i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85" calcext:value-type="float">
            <text:p>4485</text:p>
          </table:table-cell>
          <table:table-cell office:value-type="string" calcext:value-type="string">
            <text:p>ap16i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86" calcext:value-type="float">
            <text:p>4486</text:p>
          </table:table-cell>
          <table:table-cell office:value-type="string" calcext:value-type="string">
            <text:p>ap16i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87" calcext:value-type="float">
            <text:p>4487</text:p>
          </table:table-cell>
          <table:table-cell office:value-type="string" calcext:value-type="string">
            <text:p>ap16j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88" calcext:value-type="float">
            <text:p>4488</text:p>
          </table:table-cell>
          <table:table-cell office:value-type="string" calcext:value-type="string">
            <text:p>ap16j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ap16j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90" calcext:value-type="float">
            <text:p>4490</text:p>
          </table:table-cell>
          <table:table-cell office:value-type="string" calcext:value-type="string">
            <text:p>ap16j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91" calcext:value-type="float">
            <text:p>4491</text:p>
          </table:table-cell>
          <table:table-cell office:value-type="string" calcext:value-type="string">
            <text:p>ap16j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92" calcext:value-type="float">
            <text:p>4492</text:p>
          </table:table-cell>
          <table:table-cell office:value-type="string" calcext:value-type="string">
            <text:p>ap16k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ap16k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94" calcext:value-type="float">
            <text:p>4494</text:p>
          </table:table-cell>
          <table:table-cell office:value-type="string" calcext:value-type="string">
            <text:p>ap16k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95" calcext:value-type="float">
            <text:p>4495</text:p>
          </table:table-cell>
          <table:table-cell office:value-type="string" calcext:value-type="string">
            <text:p>ap16k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96" calcext:value-type="float">
            <text:p>4496</text:p>
          </table:table-cell>
          <table:table-cell office:value-type="string" calcext:value-type="string">
            <text:p>ap16k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97" calcext:value-type="float">
            <text:p>4497</text:p>
          </table:table-cell>
          <table:table-cell office:value-type="string" calcext:value-type="string">
            <text:p>ap16l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98" calcext:value-type="float">
            <text:p>4498</text:p>
          </table:table-cell>
          <table:table-cell office:value-type="string" calcext:value-type="string">
            <text:p>ap16l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ap16l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p16l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ap16l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ap17_1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ap17_2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ap17_3_o_má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ap17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ap17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ap17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ap18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09" calcext:value-type="float">
            <text:p>4509</text:p>
          </table:table-cell>
          <table:table-cell office:value-type="string" calcext:value-type="string">
            <text:p>ap18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ap18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11" calcext:value-type="float">
            <text:p>4511</text:p>
          </table:table-cell>
          <table:table-cell office:value-type="string" calcext:value-type="string">
            <text:p>ap18_No_tienen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ap18_Sí_tienen_1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13" calcext:value-type="float">
            <text:p>4513</text:p>
          </table:table-cell>
          <table:table-cell office:value-type="string" calcext:value-type="string">
            <text:p>ap18_Sí_tienen_2_o_má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14" calcext:value-type="float">
            <text:p>4514</text:p>
          </table:table-cell>
          <table:table-cell table:style-name="ce2" office:value-type="string" calcext:value-type="string">
            <text:p>ap19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15" calcext:value-type="float">
            <text:p>4515</text:p>
          </table:table-cell>
          <table:table-cell table:style-name="ce2" office:value-type="string" calcext:value-type="string">
            <text:p>ap19_De_1_a_5_libr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16" calcext:value-type="float">
            <text:p>4516</text:p>
          </table:table-cell>
          <table:table-cell table:style-name="ce2" office:value-type="string" calcext:value-type="string">
            <text:p>ap19_De_21_a_50_libr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17" calcext:value-type="float">
            <text:p>4517</text:p>
          </table:table-cell>
          <table:table-cell table:style-name="ce2" office:value-type="string" calcext:value-type="string">
            <text:p>ap19_De_51_a_100_libr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18" calcext:value-type="float">
            <text:p>4518</text:p>
          </table:table-cell>
          <table:table-cell table:style-name="ce2" office:value-type="string" calcext:value-type="string">
            <text:p>ap19_De_6_a_20_libr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19" calcext:value-type="float">
            <text:p>4519</text:p>
          </table:table-cell>
          <table:table-cell table:style-name="ce2" office:value-type="string" calcext:value-type="string">
            <text:p>ap19_Más_de_100_libr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20" calcext:value-type="float">
            <text:p>4520</text:p>
          </table:table-cell>
          <table:table-cell table:style-name="ce2" office:value-type="string" calcext:value-type="string">
            <text:p>ap19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21" calcext:value-type="float">
            <text:p>4521</text:p>
          </table:table-cell>
          <table:table-cell table:style-name="ce2" office:value-type="string" calcext:value-type="string">
            <text:p>ap19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22" calcext:value-type="float">
            <text:p>4522</text:p>
          </table:table-cell>
          <table:table-cell table:style-name="ce2" office:value-type="string" calcext:value-type="string">
            <text:p>ap19_No_hay_libros_en_formato_papel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23" calcext:value-type="float">
            <text:p>4523</text:p>
          </table:table-cell>
          <table:table-cell office:value-type="string" calcext:value-type="string">
            <text:p>ap20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24" calcext:value-type="float">
            <text:p>4524</text:p>
          </table:table-cell>
          <table:table-cell office:value-type="string" calcext:value-type="string">
            <text:p>ap20a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25" calcext:value-type="float">
            <text:p>4525</text:p>
          </table:table-cell>
          <table:table-cell office:value-type="string" calcext:value-type="string">
            <text:p>ap20a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26" calcext:value-type="float">
            <text:p>4526</text:p>
          </table:table-cell>
          <table:table-cell office:value-type="string" calcext:value-type="string">
            <text:p>ap20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27" calcext:value-type="float">
            <text:p>4527</text:p>
          </table:table-cell>
          <table:table-cell office:value-type="string" calcext:value-type="string">
            <text:p>ap20a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ap20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29" calcext:value-type="float">
            <text:p>4529</text:p>
          </table:table-cell>
          <table:table-cell office:value-type="string" calcext:value-type="string">
            <text:p>ap20b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30" calcext:value-type="float">
            <text:p>4530</text:p>
          </table:table-cell>
          <table:table-cell office:value-type="string" calcext:value-type="string">
            <text:p>ap20b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31" calcext:value-type="float">
            <text:p>4531</text:p>
          </table:table-cell>
          <table:table-cell office:value-type="string" calcext:value-type="string">
            <text:p>ap20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32" calcext:value-type="float">
            <text:p>4532</text:p>
          </table:table-cell>
          <table:table-cell office:value-type="string" calcext:value-type="string">
            <text:p>ap20b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33" calcext:value-type="float">
            <text:p>4533</text:p>
          </table:table-cell>
          <table:table-cell office:value-type="string" calcext:value-type="string">
            <text:p>ap20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34" calcext:value-type="float">
            <text:p>4534</text:p>
          </table:table-cell>
          <table:table-cell office:value-type="string" calcext:value-type="string">
            <text:p>ap20c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35" calcext:value-type="float">
            <text:p>4535</text:p>
          </table:table-cell>
          <table:table-cell office:value-type="string" calcext:value-type="string">
            <text:p>ap20c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36" calcext:value-type="float">
            <text:p>4536</text:p>
          </table:table-cell>
          <table:table-cell office:value-type="string" calcext:value-type="string">
            <text:p>ap20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37" calcext:value-type="float">
            <text:p>4537</text:p>
          </table:table-cell>
          <table:table-cell office:value-type="string" calcext:value-type="string">
            <text:p>ap20c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ap20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39" calcext:value-type="float">
            <text:p>4539</text:p>
          </table:table-cell>
          <table:table-cell office:value-type="string" calcext:value-type="string">
            <text:p>ap20d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ap20d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41" calcext:value-type="float">
            <text:p>4541</text:p>
          </table:table-cell>
          <table:table-cell office:value-type="string" calcext:value-type="string">
            <text:p>ap20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42" calcext:value-type="float">
            <text:p>4542</text:p>
          </table:table-cell>
          <table:table-cell office:value-type="string" calcext:value-type="string">
            <text:p>ap20d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43" calcext:value-type="float">
            <text:p>4543</text:p>
          </table:table-cell>
          <table:table-cell office:value-type="string" calcext:value-type="string">
            <text:p>ap20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44" calcext:value-type="float">
            <text:p>4544</text:p>
          </table:table-cell>
          <table:table-cell office:value-type="string" calcext:value-type="string">
            <text:p>ap20e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45" calcext:value-type="float">
            <text:p>4545</text:p>
          </table:table-cell>
          <table:table-cell office:value-type="string" calcext:value-type="string">
            <text:p>ap20e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ap20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47" calcext:value-type="float">
            <text:p>4547</text:p>
          </table:table-cell>
          <table:table-cell office:value-type="string" calcext:value-type="string">
            <text:p>ap20e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48" calcext:value-type="float">
            <text:p>4548</text:p>
          </table:table-cell>
          <table:table-cell office:value-type="string" calcext:value-type="string">
            <text:p>ap20f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ap20f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50" calcext:value-type="float">
            <text:p>4550</text:p>
          </table:table-cell>
          <table:table-cell office:value-type="string" calcext:value-type="string">
            <text:p>ap20f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51" calcext:value-type="float">
            <text:p>4551</text:p>
          </table:table-cell>
          <table:table-cell office:value-type="string" calcext:value-type="string">
            <text:p>ap20f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52" calcext:value-type="float">
            <text:p>4552</text:p>
          </table:table-cell>
          <table:table-cell office:value-type="string" calcext:value-type="string">
            <text:p>ap20f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53" calcext:value-type="float">
            <text:p>4553</text:p>
          </table:table-cell>
          <table:table-cell office:value-type="string" calcext:value-type="string">
            <text:p>ap20g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54" calcext:value-type="float">
            <text:p>4554</text:p>
          </table:table-cell>
          <table:table-cell office:value-type="string" calcext:value-type="string">
            <text:p>ap20g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55" calcext:value-type="float">
            <text:p>4555</text:p>
          </table:table-cell>
          <table:table-cell office:value-type="string" calcext:value-type="string">
            <text:p>ap20g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56" calcext:value-type="float">
            <text:p>4556</text:p>
          </table:table-cell>
          <table:table-cell office:value-type="string" calcext:value-type="string">
            <text:p>ap20g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57" calcext:value-type="float">
            <text:p>4557</text:p>
          </table:table-cell>
          <table:table-cell office:value-type="string" calcext:value-type="string">
            <text:p>ap20g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58" calcext:value-type="float">
            <text:p>4558</text:p>
          </table:table-cell>
          <table:table-cell office:value-type="string" calcext:value-type="string">
            <text:p>ap20h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ap20h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ap20h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61" calcext:value-type="float">
            <text:p>4561</text:p>
          </table:table-cell>
          <table:table-cell office:value-type="string" calcext:value-type="string">
            <text:p>ap20h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62" calcext:value-type="float">
            <text:p>4562</text:p>
          </table:table-cell>
          <table:table-cell office:value-type="string" calcext:value-type="string">
            <text:p>ap20h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63" calcext:value-type="float">
            <text:p>4563</text:p>
          </table:table-cell>
          <table:table-cell office:value-type="string" calcext:value-type="string">
            <text:p>ap20i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ap20i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65" calcext:value-type="float">
            <text:p>4565</text:p>
          </table:table-cell>
          <table:table-cell office:value-type="string" calcext:value-type="string">
            <text:p>ap20i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66" calcext:value-type="float">
            <text:p>4566</text:p>
          </table:table-cell>
          <table:table-cell office:value-type="string" calcext:value-type="string">
            <text:p>ap20i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67" calcext:value-type="float">
            <text:p>4567</text:p>
          </table:table-cell>
          <table:table-cell office:value-type="string" calcext:value-type="string">
            <text:p>ap20i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68" calcext:value-type="float">
            <text:p>4568</text:p>
          </table:table-cell>
          <table:table-cell office:value-type="string" calcext:value-type="string">
            <text:p>ap20j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69" calcext:value-type="float">
            <text:p>4569</text:p>
          </table:table-cell>
          <table:table-cell office:value-type="string" calcext:value-type="string">
            <text:p>ap20j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70" calcext:value-type="float">
            <text:p>4570</text:p>
          </table:table-cell>
          <table:table-cell office:value-type="string" calcext:value-type="string">
            <text:p>ap20j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71" calcext:value-type="float">
            <text:p>4571</text:p>
          </table:table-cell>
          <table:table-cell office:value-type="string" calcext:value-type="string">
            <text:p>ap20j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72" calcext:value-type="float">
            <text:p>4572</text:p>
          </table:table-cell>
          <table:table-cell office:value-type="string" calcext:value-type="string">
            <text:p>ap20j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ap20k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74" calcext:value-type="float">
            <text:p>4574</text:p>
          </table:table-cell>
          <table:table-cell office:value-type="string" calcext:value-type="string">
            <text:p>ap20k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ap20k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76" calcext:value-type="float">
            <text:p>4576</text:p>
          </table:table-cell>
          <table:table-cell office:value-type="string" calcext:value-type="string">
            <text:p>ap20k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77" calcext:value-type="float">
            <text:p>4577</text:p>
          </table:table-cell>
          <table:table-cell office:value-type="string" calcext:value-type="string">
            <text:p>ap20k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78" calcext:value-type="float">
            <text:p>4578</text:p>
          </table:table-cell>
          <table:table-cell office:value-type="string" calcext:value-type="string">
            <text:p>ap20l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79" calcext:value-type="float">
            <text:p>4579</text:p>
          </table:table-cell>
          <table:table-cell office:value-type="string" calcext:value-type="string">
            <text:p>ap20l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ap20l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81" calcext:value-type="float">
            <text:p>4581</text:p>
          </table:table-cell>
          <table:table-cell office:value-type="string" calcext:value-type="string">
            <text:p>ap20l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82" calcext:value-type="float">
            <text:p>4582</text:p>
          </table:table-cell>
          <table:table-cell office:value-type="string" calcext:value-type="string">
            <text:p>ap20l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83" calcext:value-type="float">
            <text:p>4583</text:p>
          </table:table-cell>
          <table:table-cell office:value-type="string" calcext:value-type="string">
            <text:p>ap20m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ap20m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85" calcext:value-type="float">
            <text:p>4585</text:p>
          </table:table-cell>
          <table:table-cell office:value-type="string" calcext:value-type="string">
            <text:p>ap20m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86" calcext:value-type="float">
            <text:p>4586</text:p>
          </table:table-cell>
          <table:table-cell office:value-type="string" calcext:value-type="string">
            <text:p>ap20m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ap20m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88" calcext:value-type="float">
            <text:p>4588</text:p>
          </table:table-cell>
          <table:table-cell office:value-type="string" calcext:value-type="string">
            <text:p>ap21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89" calcext:value-type="float">
            <text:p>4589</text:p>
          </table:table-cell>
          <table:table-cell office:value-type="string" calcext:value-type="string">
            <text:p>ap21a_Entre_11_y_2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ap21a_Entre_5_y_1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91" calcext:value-type="float">
            <text:p>4591</text:p>
          </table:table-cell>
          <table:table-cell office:value-type="string" calcext:value-type="string">
            <text:p>ap21a_Más_de_2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92" calcext:value-type="float">
            <text:p>4592</text:p>
          </table:table-cell>
          <table:table-cell office:value-type="string" calcext:value-type="string">
            <text:p>ap21a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93" calcext:value-type="float">
            <text:p>4593</text:p>
          </table:table-cell>
          <table:table-cell office:value-type="string" calcext:value-type="string">
            <text:p>ap21a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94" calcext:value-type="float">
            <text:p>4594</text:p>
          </table:table-cell>
          <table:table-cell office:value-type="string" calcext:value-type="string">
            <text:p>ap21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95" calcext:value-type="float">
            <text:p>4595</text:p>
          </table:table-cell>
          <table:table-cell office:value-type="string" calcext:value-type="string">
            <text:p>ap21a_No_hice_estas_actividade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96" calcext:value-type="float">
            <text:p>4596</text:p>
          </table:table-cell>
          <table:table-cell office:value-type="string" calcext:value-type="string">
            <text:p>ap21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97" calcext:value-type="float">
            <text:p>4597</text:p>
          </table:table-cell>
          <table:table-cell office:value-type="string" calcext:value-type="string">
            <text:p>ap21b_Entre_11_y_2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98" calcext:value-type="float">
            <text:p>4598</text:p>
          </table:table-cell>
          <table:table-cell office:value-type="string" calcext:value-type="string">
            <text:p>ap21b_Entre_5_y_1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ap21b_Más_de_2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ap21b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01" calcext:value-type="float">
            <text:p>4601</text:p>
          </table:table-cell>
          <table:table-cell office:value-type="string" calcext:value-type="string">
            <text:p>ap21b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02" calcext:value-type="float">
            <text:p>4602</text:p>
          </table:table-cell>
          <table:table-cell office:value-type="string" calcext:value-type="string">
            <text:p>ap21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03" calcext:value-type="float">
            <text:p>4603</text:p>
          </table:table-cell>
          <table:table-cell office:value-type="string" calcext:value-type="string">
            <text:p>ap21b_No_hice_estas_actividade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04" calcext:value-type="float">
            <text:p>4604</text:p>
          </table:table-cell>
          <table:table-cell office:value-type="string" calcext:value-type="string">
            <text:p>ap21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05" calcext:value-type="float">
            <text:p>4605</text:p>
          </table:table-cell>
          <table:table-cell office:value-type="string" calcext:value-type="string">
            <text:p>ap21c_Entre_11_y_2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06" calcext:value-type="float">
            <text:p>4606</text:p>
          </table:table-cell>
          <table:table-cell office:value-type="string" calcext:value-type="string">
            <text:p>ap21c_Entre_5_y_1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07" calcext:value-type="float">
            <text:p>4607</text:p>
          </table:table-cell>
          <table:table-cell office:value-type="string" calcext:value-type="string">
            <text:p>ap21c_Más_de_2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08" calcext:value-type="float">
            <text:p>4608</text:p>
          </table:table-cell>
          <table:table-cell office:value-type="string" calcext:value-type="string">
            <text:p>ap21c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09" calcext:value-type="float">
            <text:p>4609</text:p>
          </table:table-cell>
          <table:table-cell office:value-type="string" calcext:value-type="string">
            <text:p>ap21c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ap21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11" calcext:value-type="float">
            <text:p>4611</text:p>
          </table:table-cell>
          <table:table-cell office:value-type="string" calcext:value-type="string">
            <text:p>ap21c_No_hice_estas_actividade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ap21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13" calcext:value-type="float">
            <text:p>4613</text:p>
          </table:table-cell>
          <table:table-cell office:value-type="string" calcext:value-type="string">
            <text:p>ap21d_Entre_11_y_2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14" calcext:value-type="float">
            <text:p>4614</text:p>
          </table:table-cell>
          <table:table-cell office:value-type="string" calcext:value-type="string">
            <text:p>ap21d_Entre_5_y_1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ap21d_Más_de_2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ap21d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17" calcext:value-type="float">
            <text:p>4617</text:p>
          </table:table-cell>
          <table:table-cell office:value-type="string" calcext:value-type="string">
            <text:p>ap21d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ap21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19" calcext:value-type="float">
            <text:p>4619</text:p>
          </table:table-cell>
          <table:table-cell office:value-type="string" calcext:value-type="string">
            <text:p>ap21d_No_hice_estas_actividade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20" calcext:value-type="float">
            <text:p>4620</text:p>
          </table:table-cell>
          <table:table-cell office:value-type="string" calcext:value-type="string">
            <text:p>ap21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21" calcext:value-type="float">
            <text:p>4621</text:p>
          </table:table-cell>
          <table:table-cell office:value-type="string" calcext:value-type="string">
            <text:p>ap21e_Entre_11_y_2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22" calcext:value-type="float">
            <text:p>4622</text:p>
          </table:table-cell>
          <table:table-cell office:value-type="string" calcext:value-type="string">
            <text:p>ap21e_Entre_5_y_1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23" calcext:value-type="float">
            <text:p>4623</text:p>
          </table:table-cell>
          <table:table-cell office:value-type="string" calcext:value-type="string">
            <text:p>ap21e_Más_de_2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24" calcext:value-type="float">
            <text:p>4624</text:p>
          </table:table-cell>
          <table:table-cell office:value-type="string" calcext:value-type="string">
            <text:p>ap21e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25" calcext:value-type="float">
            <text:p>4625</text:p>
          </table:table-cell>
          <table:table-cell office:value-type="string" calcext:value-type="string">
            <text:p>ap21e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26" calcext:value-type="float">
            <text:p>4626</text:p>
          </table:table-cell>
          <table:table-cell office:value-type="string" calcext:value-type="string">
            <text:p>ap21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27" calcext:value-type="float">
            <text:p>4627</text:p>
          </table:table-cell>
          <table:table-cell office:value-type="string" calcext:value-type="string">
            <text:p>ap21e_No_hice_estas_actividade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28" calcext:value-type="float">
            <text:p>4628</text:p>
          </table:table-cell>
          <table:table-cell office:value-type="string" calcext:value-type="string">
            <text:p>ap22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29" calcext:value-type="float">
            <text:p>4629</text:p>
          </table:table-cell>
          <table:table-cell office:value-type="string" calcext:value-type="string">
            <text:p>ap22a_Entre_11_y_2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30" calcext:value-type="float">
            <text:p>4630</text:p>
          </table:table-cell>
          <table:table-cell office:value-type="string" calcext:value-type="string">
            <text:p>ap22a_Entre_5_y_1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31" calcext:value-type="float">
            <text:p>4631</text:p>
          </table:table-cell>
          <table:table-cell office:value-type="string" calcext:value-type="string">
            <text:p>ap22a_Más_de_2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32" calcext:value-type="float">
            <text:p>4632</text:p>
          </table:table-cell>
          <table:table-cell office:value-type="string" calcext:value-type="string">
            <text:p>ap22a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33" calcext:value-type="float">
            <text:p>4633</text:p>
          </table:table-cell>
          <table:table-cell office:value-type="string" calcext:value-type="string">
            <text:p>ap22a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34" calcext:value-type="float">
            <text:p>4634</text:p>
          </table:table-cell>
          <table:table-cell office:value-type="string" calcext:value-type="string">
            <text:p>ap22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35" calcext:value-type="float">
            <text:p>4635</text:p>
          </table:table-cell>
          <table:table-cell office:value-type="string" calcext:value-type="string">
            <text:p>ap22a_No_hice_estas_actividade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36" calcext:value-type="float">
            <text:p>4636</text:p>
          </table:table-cell>
          <table:table-cell office:value-type="string" calcext:value-type="string">
            <text:p>ap22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37" calcext:value-type="float">
            <text:p>4637</text:p>
          </table:table-cell>
          <table:table-cell office:value-type="string" calcext:value-type="string">
            <text:p>ap22b_Entre_11_y_2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38" calcext:value-type="float">
            <text:p>4638</text:p>
          </table:table-cell>
          <table:table-cell office:value-type="string" calcext:value-type="string">
            <text:p>ap22b_Entre_5_y_1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39" calcext:value-type="float">
            <text:p>4639</text:p>
          </table:table-cell>
          <table:table-cell office:value-type="string" calcext:value-type="string">
            <text:p>ap22b_Más_de_2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ap22b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41" calcext:value-type="float">
            <text:p>4641</text:p>
          </table:table-cell>
          <table:table-cell office:value-type="string" calcext:value-type="string">
            <text:p>ap22b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42" calcext:value-type="float">
            <text:p>4642</text:p>
          </table:table-cell>
          <table:table-cell office:value-type="string" calcext:value-type="string">
            <text:p>ap22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43" calcext:value-type="float">
            <text:p>4643</text:p>
          </table:table-cell>
          <table:table-cell office:value-type="string" calcext:value-type="string">
            <text:p>ap22b_No_hice_estas_actividade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44" calcext:value-type="float">
            <text:p>4644</text:p>
          </table:table-cell>
          <table:table-cell office:value-type="string" calcext:value-type="string">
            <text:p>ap22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45" calcext:value-type="float">
            <text:p>4645</text:p>
          </table:table-cell>
          <table:table-cell office:value-type="string" calcext:value-type="string">
            <text:p>ap22c_Entre_11_y_2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46" calcext:value-type="float">
            <text:p>4646</text:p>
          </table:table-cell>
          <table:table-cell office:value-type="string" calcext:value-type="string">
            <text:p>ap22c_Entre_5_y_1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47" calcext:value-type="float">
            <text:p>4647</text:p>
          </table:table-cell>
          <table:table-cell office:value-type="string" calcext:value-type="string">
            <text:p>ap22c_Más_de_20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48" calcext:value-type="float">
            <text:p>4648</text:p>
          </table:table-cell>
          <table:table-cell office:value-type="string" calcext:value-type="string">
            <text:p>ap22c_Menos_de_5_horas_en_la_sema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49" calcext:value-type="float">
            <text:p>4649</text:p>
          </table:table-cell>
          <table:table-cell office:value-type="string" calcext:value-type="string">
            <text:p>ap22c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ap22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51" calcext:value-type="float">
            <text:p>4651</text:p>
          </table:table-cell>
          <table:table-cell office:value-type="string" calcext:value-type="string">
            <text:p>ap22c_No_hice_estas_actividade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52" calcext:value-type="float">
            <text:p>4652</text:p>
          </table:table-cell>
          <table:table-cell office:value-type="string" calcext:value-type="string">
            <text:p>ap23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ap23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54" calcext:value-type="float">
            <text:p>4654</text:p>
          </table:table-cell>
          <table:table-cell office:value-type="string" calcext:value-type="string">
            <text:p>ap23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ap23_No_no_recibí_diner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ap23_Sí_recibí_dinero_por_alguna_de_ella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57" calcext:value-type="float">
            <text:p>4657</text:p>
          </table:table-cell>
          <table:table-cell office:value-type="string" calcext:value-type="string">
            <text:p>ap23_Sí_recibí_dinero_por_todas_ella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58" calcext:value-type="float">
            <text:p>4658</text:p>
          </table:table-cell>
          <table:table-cell office:value-type="string" calcext:value-type="string">
            <text:p>ap24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59" calcext:value-type="float">
            <text:p>4659</text:p>
          </table:table-cell>
          <table:table-cell office:value-type="string" calcext:value-type="string">
            <text:p>ap24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60" calcext:value-type="float">
            <text:p>4660</text:p>
          </table:table-cell>
          <table:table-cell office:value-type="string" calcext:value-type="string">
            <text:p>ap24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61" calcext:value-type="float">
            <text:p>4661</text:p>
          </table:table-cell>
          <table:table-cell office:value-type="string" calcext:value-type="string">
            <text:p>ap24_No_no_fui_al_jardín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62" calcext:value-type="float">
            <text:p>4662</text:p>
          </table:table-cell>
          <table:table-cell office:value-type="string" calcext:value-type="string">
            <text:p>ap24_Sí_desde_sala_de_3_o_ante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63" calcext:value-type="float">
            <text:p>4663</text:p>
          </table:table-cell>
          <table:table-cell office:value-type="string" calcext:value-type="string">
            <text:p>ap24_Sí_desde_sala_de_4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64" calcext:value-type="float">
            <text:p>4664</text:p>
          </table:table-cell>
          <table:table-cell office:value-type="string" calcext:value-type="string">
            <text:p>ap24_Sí_desde_sala_de_5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65" calcext:value-type="float">
            <text:p>4665</text:p>
          </table:table-cell>
          <table:table-cell office:value-type="string" calcext:value-type="string">
            <text:p>ap25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66" calcext:value-type="float">
            <text:p>4666</text:p>
          </table:table-cell>
          <table:table-cell office:value-type="string" calcext:value-type="string">
            <text:p>ap25a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67" calcext:value-type="float">
            <text:p>4667</text:p>
          </table:table-cell>
          <table:table-cell office:value-type="string" calcext:value-type="string">
            <text:p>ap25a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ap25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69" calcext:value-type="float">
            <text:p>4669</text:p>
          </table:table-cell>
          <table:table-cell office:value-type="string" calcext:value-type="string">
            <text:p>ap25a_Sí_dos_o_más_vece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70" calcext:value-type="float">
            <text:p>4670</text:p>
          </table:table-cell>
          <table:table-cell office:value-type="string" calcext:value-type="string">
            <text:p>ap25a_Sí_una_vez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71" calcext:value-type="float">
            <text:p>4671</text:p>
          </table:table-cell>
          <table:table-cell office:value-type="string" calcext:value-type="string">
            <text:p>ap25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72" calcext:value-type="float">
            <text:p>4672</text:p>
          </table:table-cell>
          <table:table-cell office:value-type="string" calcext:value-type="string">
            <text:p>ap25b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73" calcext:value-type="float">
            <text:p>4673</text:p>
          </table:table-cell>
          <table:table-cell office:value-type="string" calcext:value-type="string">
            <text:p>ap25b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74" calcext:value-type="float">
            <text:p>4674</text:p>
          </table:table-cell>
          <table:table-cell office:value-type="string" calcext:value-type="string">
            <text:p>ap25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75" calcext:value-type="float">
            <text:p>4675</text:p>
          </table:table-cell>
          <table:table-cell office:value-type="string" calcext:value-type="string">
            <text:p>ap25b_Sí_dos_o_más_vece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76" calcext:value-type="float">
            <text:p>4676</text:p>
          </table:table-cell>
          <table:table-cell office:value-type="string" calcext:value-type="string">
            <text:p>ap25b_Sí_una_vez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77" calcext:value-type="float">
            <text:p>4677</text:p>
          </table:table-cell>
          <table:table-cell office:value-type="string" calcext:value-type="string">
            <text:p>ap25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78" calcext:value-type="float">
            <text:p>4678</text:p>
          </table:table-cell>
          <table:table-cell office:value-type="string" calcext:value-type="string">
            <text:p>ap25c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ap25c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ap25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81" calcext:value-type="float">
            <text:p>4681</text:p>
          </table:table-cell>
          <table:table-cell office:value-type="string" calcext:value-type="string">
            <text:p>ap25c_Sí_dos_o_más_vece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82" calcext:value-type="float">
            <text:p>4682</text:p>
          </table:table-cell>
          <table:table-cell office:value-type="string" calcext:value-type="string">
            <text:p>ap25c_Sí_una_vez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83" calcext:value-type="float">
            <text:p>4683</text:p>
          </table:table-cell>
          <table:table-cell office:value-type="string" calcext:value-type="string">
            <text:p>ap26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84" calcext:value-type="float">
            <text:p>4684</text:p>
          </table:table-cell>
          <table:table-cell office:value-type="string" calcext:value-type="string">
            <text:p>ap26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85" calcext:value-type="float">
            <text:p>4685</text:p>
          </table:table-cell>
          <table:table-cell office:value-type="string" calcext:value-type="string">
            <text:p>ap26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86" calcext:value-type="float">
            <text:p>4686</text:p>
          </table:table-cell>
          <table:table-cell office:value-type="string" calcext:value-type="string">
            <text:p>ap26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87" calcext:value-type="float">
            <text:p>4687</text:p>
          </table:table-cell>
          <table:table-cell office:value-type="string" calcext:value-type="string">
            <text:p>ap26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88" calcext:value-type="float">
            <text:p>4688</text:p>
          </table:table-cell>
          <table:table-cell office:value-type="string" calcext:value-type="string">
            <text:p>ap27_30_o_más_falta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89" calcext:value-type="float">
            <text:p>4689</text:p>
          </table:table-cell>
          <table:table-cell office:value-type="string" calcext:value-type="string">
            <text:p>ap27_De_15_a_19_falta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90" calcext:value-type="float">
            <text:p>4690</text:p>
          </table:table-cell>
          <table:table-cell office:value-type="string" calcext:value-type="string">
            <text:p>ap27_De_20_a_29_falta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91" calcext:value-type="float">
            <text:p>4691</text:p>
          </table:table-cell>
          <table:table-cell office:value-type="string" calcext:value-type="string">
            <text:p>ap27_De_5_a_14_falta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92" calcext:value-type="float">
            <text:p>4692</text:p>
          </table:table-cell>
          <table:table-cell office:value-type="string" calcext:value-type="string">
            <text:p>ap27_Menos_de_5_falta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93" calcext:value-type="float">
            <text:p>4693</text:p>
          </table:table-cell>
          <table:table-cell office:value-type="string" calcext:value-type="string">
            <text:p>ap27_Ninguna_falt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94" calcext:value-type="float">
            <text:p>4694</text:p>
          </table:table-cell>
          <table:table-cell office:value-type="string" calcext:value-type="string">
            <text:p>ap28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95" calcext:value-type="float">
            <text:p>4695</text:p>
          </table:table-cell>
          <table:table-cell office:value-type="string" calcext:value-type="string">
            <text:p>ap28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ap28a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ap28a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ap28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699" calcext:value-type="float">
            <text:p>4699</text:p>
          </table:table-cell>
          <table:table-cell office:value-type="string" calcext:value-type="string">
            <text:p>ap28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ap28b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ap28b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ap28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03" calcext:value-type="float">
            <text:p>4703</text:p>
          </table:table-cell>
          <table:table-cell office:value-type="string" calcext:value-type="string">
            <text:p>ap28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04" calcext:value-type="float">
            <text:p>4704</text:p>
          </table:table-cell>
          <table:table-cell office:value-type="string" calcext:value-type="string">
            <text:p>ap28c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ap28c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06" calcext:value-type="float">
            <text:p>4706</text:p>
          </table:table-cell>
          <table:table-cell office:value-type="string" calcext:value-type="string">
            <text:p>ap28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07" calcext:value-type="float">
            <text:p>4707</text:p>
          </table:table-cell>
          <table:table-cell office:value-type="string" calcext:value-type="string">
            <text:p>ap28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08" calcext:value-type="float">
            <text:p>4708</text:p>
          </table:table-cell>
          <table:table-cell office:value-type="string" calcext:value-type="string">
            <text:p>ap28d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09" calcext:value-type="float">
            <text:p>4709</text:p>
          </table:table-cell>
          <table:table-cell office:value-type="string" calcext:value-type="string">
            <text:p>ap28d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ap28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ap28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ap28e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13" calcext:value-type="float">
            <text:p>4713</text:p>
          </table:table-cell>
          <table:table-cell office:value-type="string" calcext:value-type="string">
            <text:p>ap28e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14" calcext:value-type="float">
            <text:p>4714</text:p>
          </table:table-cell>
          <table:table-cell office:value-type="string" calcext:value-type="string">
            <text:p>ap28f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15" calcext:value-type="float">
            <text:p>4715</text:p>
          </table:table-cell>
          <table:table-cell office:value-type="string" calcext:value-type="string">
            <text:p>ap28f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ap28f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17" calcext:value-type="float">
            <text:p>4717</text:p>
          </table:table-cell>
          <table:table-cell office:value-type="string" calcext:value-type="string">
            <text:p>ap28f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18" calcext:value-type="float">
            <text:p>4718</text:p>
          </table:table-cell>
          <table:table-cell office:value-type="string" calcext:value-type="string">
            <text:p>ap28g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19" calcext:value-type="float">
            <text:p>4719</text:p>
          </table:table-cell>
          <table:table-cell office:value-type="string" calcext:value-type="string">
            <text:p>ap28g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ap28g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21" calcext:value-type="float">
            <text:p>4721</text:p>
          </table:table-cell>
          <table:table-cell office:value-type="string" calcext:value-type="string">
            <text:p>ap28g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22" calcext:value-type="float">
            <text:p>4722</text:p>
          </table:table-cell>
          <table:table-cell office:value-type="string" calcext:value-type="string">
            <text:p>ap28h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23" calcext:value-type="float">
            <text:p>4723</text:p>
          </table:table-cell>
          <table:table-cell office:value-type="string" calcext:value-type="string">
            <text:p>ap28h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24" calcext:value-type="float">
            <text:p>4724</text:p>
          </table:table-cell>
          <table:table-cell office:value-type="string" calcext:value-type="string">
            <text:p>ap28h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25" calcext:value-type="float">
            <text:p>4725</text:p>
          </table:table-cell>
          <table:table-cell office:value-type="string" calcext:value-type="string">
            <text:p>ap28h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26" calcext:value-type="float">
            <text:p>4726</text:p>
          </table:table-cell>
          <table:table-cell office:value-type="string" calcext:value-type="string">
            <text:p>ap28i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27" calcext:value-type="float">
            <text:p>4727</text:p>
          </table:table-cell>
          <table:table-cell office:value-type="string" calcext:value-type="string">
            <text:p>ap28i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28" calcext:value-type="float">
            <text:p>4728</text:p>
          </table:table-cell>
          <table:table-cell office:value-type="string" calcext:value-type="string">
            <text:p>ap28i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29" calcext:value-type="float">
            <text:p>4729</text:p>
          </table:table-cell>
          <table:table-cell office:value-type="string" calcext:value-type="string">
            <text:p>ap28i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30" calcext:value-type="float">
            <text:p>4730</text:p>
          </table:table-cell>
          <table:table-cell office:value-type="string" calcext:value-type="string">
            <text:p>ap28j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31" calcext:value-type="float">
            <text:p>4731</text:p>
          </table:table-cell>
          <table:table-cell office:value-type="string" calcext:value-type="string">
            <text:p>ap28j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32" calcext:value-type="float">
            <text:p>4732</text:p>
          </table:table-cell>
          <table:table-cell office:value-type="string" calcext:value-type="string">
            <text:p>ap28j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33" calcext:value-type="float">
            <text:p>4733</text:p>
          </table:table-cell>
          <table:table-cell office:value-type="string" calcext:value-type="string">
            <text:p>ap28j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34" calcext:value-type="float">
            <text:p>4734</text:p>
          </table:table-cell>
          <table:table-cell office:value-type="string" calcext:value-type="string">
            <text:p>ap28k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35" calcext:value-type="float">
            <text:p>4735</text:p>
          </table:table-cell>
          <table:table-cell office:value-type="string" calcext:value-type="string">
            <text:p>ap28k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36" calcext:value-type="float">
            <text:p>4736</text:p>
          </table:table-cell>
          <table:table-cell office:value-type="string" calcext:value-type="string">
            <text:p>ap28k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37" calcext:value-type="float">
            <text:p>4737</text:p>
          </table:table-cell>
          <table:table-cell office:value-type="string" calcext:value-type="string">
            <text:p>ap28k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38" calcext:value-type="float">
            <text:p>4738</text:p>
          </table:table-cell>
          <table:table-cell office:value-type="string" calcext:value-type="string">
            <text:p>ap28l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39" calcext:value-type="float">
            <text:p>4739</text:p>
          </table:table-cell>
          <table:table-cell office:value-type="string" calcext:value-type="string">
            <text:p>ap28l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40" calcext:value-type="float">
            <text:p>4740</text:p>
          </table:table-cell>
          <table:table-cell office:value-type="string" calcext:value-type="string">
            <text:p>ap28l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41" calcext:value-type="float">
            <text:p>4741</text:p>
          </table:table-cell>
          <table:table-cell office:value-type="string" calcext:value-type="string">
            <text:p>ap28l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42" calcext:value-type="float">
            <text:p>4742</text:p>
          </table:table-cell>
          <table:table-cell office:value-type="string" calcext:value-type="string">
            <text:p>ap29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43" calcext:value-type="float">
            <text:p>4743</text:p>
          </table:table-cell>
          <table:table-cell office:value-type="string" calcext:value-type="string">
            <text:p>ap29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44" calcext:value-type="float">
            <text:p>4744</text:p>
          </table:table-cell>
          <table:table-cell office:value-type="string" calcext:value-type="string">
            <text:p>ap29a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45" calcext:value-type="float">
            <text:p>4745</text:p>
          </table:table-cell>
          <table:table-cell office:value-type="string" calcext:value-type="string">
            <text:p>ap29a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46" calcext:value-type="float">
            <text:p>4746</text:p>
          </table:table-cell>
          <table:table-cell office:value-type="string" calcext:value-type="string">
            <text:p>ap29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47" calcext:value-type="float">
            <text:p>4747</text:p>
          </table:table-cell>
          <table:table-cell office:value-type="string" calcext:value-type="string">
            <text:p>ap29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48" calcext:value-type="float">
            <text:p>4748</text:p>
          </table:table-cell>
          <table:table-cell office:value-type="string" calcext:value-type="string">
            <text:p>ap29b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49" calcext:value-type="float">
            <text:p>4749</text:p>
          </table:table-cell>
          <table:table-cell office:value-type="string" calcext:value-type="string">
            <text:p>ap29b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ap29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51" calcext:value-type="float">
            <text:p>4751</text:p>
          </table:table-cell>
          <table:table-cell office:value-type="string" calcext:value-type="string">
            <text:p>ap29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52" calcext:value-type="float">
            <text:p>4752</text:p>
          </table:table-cell>
          <table:table-cell office:value-type="string" calcext:value-type="string">
            <text:p>ap29c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53" calcext:value-type="float">
            <text:p>4753</text:p>
          </table:table-cell>
          <table:table-cell office:value-type="string" calcext:value-type="string">
            <text:p>ap29c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54" calcext:value-type="float">
            <text:p>4754</text:p>
          </table:table-cell>
          <table:table-cell office:value-type="string" calcext:value-type="string">
            <text:p>ap29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ap29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56" calcext:value-type="float">
            <text:p>4756</text:p>
          </table:table-cell>
          <table:table-cell office:value-type="string" calcext:value-type="string">
            <text:p>ap29d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57" calcext:value-type="float">
            <text:p>4757</text:p>
          </table:table-cell>
          <table:table-cell office:value-type="string" calcext:value-type="string">
            <text:p>ap29d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58" calcext:value-type="float">
            <text:p>4758</text:p>
          </table:table-cell>
          <table:table-cell office:value-type="string" calcext:value-type="string">
            <text:p>ap29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59" calcext:value-type="float">
            <text:p>4759</text:p>
          </table:table-cell>
          <table:table-cell office:value-type="string" calcext:value-type="string">
            <text:p>ap29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60" calcext:value-type="float">
            <text:p>4760</text:p>
          </table:table-cell>
          <table:table-cell office:value-type="string" calcext:value-type="string">
            <text:p>ap29e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ap29e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62" calcext:value-type="float">
            <text:p>4762</text:p>
          </table:table-cell>
          <table:table-cell office:value-type="string" calcext:value-type="string">
            <text:p>ap29f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63" calcext:value-type="float">
            <text:p>4763</text:p>
          </table:table-cell>
          <table:table-cell office:value-type="string" calcext:value-type="string">
            <text:p>ap29f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64" calcext:value-type="float">
            <text:p>4764</text:p>
          </table:table-cell>
          <table:table-cell office:value-type="string" calcext:value-type="string">
            <text:p>ap29f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65" calcext:value-type="float">
            <text:p>4765</text:p>
          </table:table-cell>
          <table:table-cell office:value-type="string" calcext:value-type="string">
            <text:p>ap29f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66" calcext:value-type="float">
            <text:p>4766</text:p>
          </table:table-cell>
          <table:table-cell office:value-type="string" calcext:value-type="string">
            <text:p>ap29g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67" calcext:value-type="float">
            <text:p>4767</text:p>
          </table:table-cell>
          <table:table-cell office:value-type="string" calcext:value-type="string">
            <text:p>ap29g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68" calcext:value-type="float">
            <text:p>4768</text:p>
          </table:table-cell>
          <table:table-cell office:value-type="string" calcext:value-type="string">
            <text:p>ap29g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69" calcext:value-type="float">
            <text:p>4769</text:p>
          </table:table-cell>
          <table:table-cell office:value-type="string" calcext:value-type="string">
            <text:p>ap29g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ap29h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71" calcext:value-type="float">
            <text:p>4771</text:p>
          </table:table-cell>
          <table:table-cell office:value-type="string" calcext:value-type="string">
            <text:p>ap29h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72" calcext:value-type="float">
            <text:p>4772</text:p>
          </table:table-cell>
          <table:table-cell office:value-type="string" calcext:value-type="string">
            <text:p>ap29h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73" calcext:value-type="float">
            <text:p>4773</text:p>
          </table:table-cell>
          <table:table-cell office:value-type="string" calcext:value-type="string">
            <text:p>ap29h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74" calcext:value-type="float">
            <text:p>4774</text:p>
          </table:table-cell>
          <table:table-cell office:value-type="string" calcext:value-type="string">
            <text:p>ap29i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75" calcext:value-type="float">
            <text:p>4775</text:p>
          </table:table-cell>
          <table:table-cell office:value-type="string" calcext:value-type="string">
            <text:p>ap29i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76" calcext:value-type="float">
            <text:p>4776</text:p>
          </table:table-cell>
          <table:table-cell office:value-type="string" calcext:value-type="string">
            <text:p>ap29i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77" calcext:value-type="float">
            <text:p>4777</text:p>
          </table:table-cell>
          <table:table-cell office:value-type="string" calcext:value-type="string">
            <text:p>ap29i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ap29j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79" calcext:value-type="float">
            <text:p>4779</text:p>
          </table:table-cell>
          <table:table-cell office:value-type="string" calcext:value-type="string">
            <text:p>ap29j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ap29j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81" calcext:value-type="float">
            <text:p>4781</text:p>
          </table:table-cell>
          <table:table-cell office:value-type="string" calcext:value-type="string">
            <text:p>ap29j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ap30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ap30_Entre_30_minutos_y_una_hor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84" calcext:value-type="float">
            <text:p>4784</text:p>
          </table:table-cell>
          <table:table-cell office:value-type="string" calcext:value-type="string">
            <text:p>ap30_Entre_una_hora_y_dos_hora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85" calcext:value-type="float">
            <text:p>4785</text:p>
          </table:table-cell>
          <table:table-cell office:value-type="string" calcext:value-type="string">
            <text:p>ap30_Más_de_dos_hora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86" calcext:value-type="float">
            <text:p>4786</text:p>
          </table:table-cell>
          <table:table-cell office:value-type="string" calcext:value-type="string">
            <text:p>ap30_Menos_de_30_minut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87" calcext:value-type="float">
            <text:p>4787</text:p>
          </table:table-cell>
          <table:table-cell office:value-type="string" calcext:value-type="string">
            <text:p>ap30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ap30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89" calcext:value-type="float">
            <text:p>4789</text:p>
          </table:table-cell>
          <table:table-cell office:value-type="string" calcext:value-type="string">
            <text:p>ap31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90" calcext:value-type="float">
            <text:p>4790</text:p>
          </table:table-cell>
          <table:table-cell office:value-type="string" calcext:value-type="string">
            <text:p>ap31_Entre_2_y_4_hora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91" calcext:value-type="float">
            <text:p>4791</text:p>
          </table:table-cell>
          <table:table-cell office:value-type="string" calcext:value-type="string">
            <text:p>ap31_Entre_5_y_7_hora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92" calcext:value-type="float">
            <text:p>4792</text:p>
          </table:table-cell>
          <table:table-cell office:value-type="string" calcext:value-type="string">
            <text:p>ap31_Entre_8_y_10_hora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93" calcext:value-type="float">
            <text:p>4793</text:p>
          </table:table-cell>
          <table:table-cell office:value-type="string" calcext:value-type="string">
            <text:p>ap31_Hasta_2_hora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94" calcext:value-type="float">
            <text:p>4794</text:p>
          </table:table-cell>
          <table:table-cell office:value-type="string" calcext:value-type="string">
            <text:p>ap31_Más_de_10_hora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95" calcext:value-type="float">
            <text:p>4795</text:p>
          </table:table-cell>
          <table:table-cell office:value-type="string" calcext:value-type="string">
            <text:p>ap31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96" calcext:value-type="float">
            <text:p>4796</text:p>
          </table:table-cell>
          <table:table-cell office:value-type="string" calcext:value-type="string">
            <text:p>ap31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97" calcext:value-type="float">
            <text:p>4797</text:p>
          </table:table-cell>
          <table:table-cell office:value-type="string" calcext:value-type="string">
            <text:p>ap31_No_estudié_ni_hice_tarea_fuera_del_horario_escolar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98" calcext:value-type="float">
            <text:p>4798</text:p>
          </table:table-cell>
          <table:table-cell office:value-type="string" calcext:value-type="string">
            <text:p>ap32a_Bien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ap32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ap32a_Mal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01" calcext:value-type="float">
            <text:p>4801</text:p>
          </table:table-cell>
          <table:table-cell office:value-type="string" calcext:value-type="string">
            <text:p>ap32a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02" calcext:value-type="float">
            <text:p>4802</text:p>
          </table:table-cell>
          <table:table-cell office:value-type="string" calcext:value-type="string">
            <text:p>ap32a_Muy_bien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03" calcext:value-type="float">
            <text:p>4803</text:p>
          </table:table-cell>
          <table:table-cell office:value-type="string" calcext:value-type="string">
            <text:p>ap32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04" calcext:value-type="float">
            <text:p>4804</text:p>
          </table:table-cell>
          <table:table-cell office:value-type="string" calcext:value-type="string">
            <text:p>ap32a_Regular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05" calcext:value-type="float">
            <text:p>4805</text:p>
          </table:table-cell>
          <table:table-cell office:value-type="string" calcext:value-type="string">
            <text:p>ap32b_Bien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06" calcext:value-type="float">
            <text:p>4806</text:p>
          </table:table-cell>
          <table:table-cell office:value-type="string" calcext:value-type="string">
            <text:p>ap32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07" calcext:value-type="float">
            <text:p>4807</text:p>
          </table:table-cell>
          <table:table-cell office:value-type="string" calcext:value-type="string">
            <text:p>ap32b_Mal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08" calcext:value-type="float">
            <text:p>4808</text:p>
          </table:table-cell>
          <table:table-cell office:value-type="string" calcext:value-type="string">
            <text:p>ap32b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09" calcext:value-type="float">
            <text:p>4809</text:p>
          </table:table-cell>
          <table:table-cell office:value-type="string" calcext:value-type="string">
            <text:p>ap32b_Muy_bien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10" calcext:value-type="float">
            <text:p>4810</text:p>
          </table:table-cell>
          <table:table-cell office:value-type="string" calcext:value-type="string">
            <text:p>ap32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11" calcext:value-type="float">
            <text:p>4811</text:p>
          </table:table-cell>
          <table:table-cell office:value-type="string" calcext:value-type="string">
            <text:p>ap32b_Regular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12" calcext:value-type="float">
            <text:p>4812</text:p>
          </table:table-cell>
          <table:table-cell office:value-type="string" calcext:value-type="string">
            <text:p>ap32c_Bien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13" calcext:value-type="float">
            <text:p>4813</text:p>
          </table:table-cell>
          <table:table-cell office:value-type="string" calcext:value-type="string">
            <text:p>ap32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14" calcext:value-type="float">
            <text:p>4814</text:p>
          </table:table-cell>
          <table:table-cell office:value-type="string" calcext:value-type="string">
            <text:p>ap32c_Mal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15" calcext:value-type="float">
            <text:p>4815</text:p>
          </table:table-cell>
          <table:table-cell office:value-type="string" calcext:value-type="string">
            <text:p>ap32c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16" calcext:value-type="float">
            <text:p>4816</text:p>
          </table:table-cell>
          <table:table-cell office:value-type="string" calcext:value-type="string">
            <text:p>ap32c_Muy_bien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17" calcext:value-type="float">
            <text:p>4817</text:p>
          </table:table-cell>
          <table:table-cell office:value-type="string" calcext:value-type="string">
            <text:p>ap32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ap32c_Regular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19" calcext:value-type="float">
            <text:p>4819</text:p>
          </table:table-cell>
          <table:table-cell office:value-type="string" calcext:value-type="string">
            <text:p>ap32d_Bien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ap32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ap32d_Mal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22" calcext:value-type="float">
            <text:p>4822</text:p>
          </table:table-cell>
          <table:table-cell office:value-type="string" calcext:value-type="string">
            <text:p>ap32d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ap32d_Muy_bien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24" calcext:value-type="float">
            <text:p>4824</text:p>
          </table:table-cell>
          <table:table-cell office:value-type="string" calcext:value-type="string">
            <text:p>ap32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ap32d_Regular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26" calcext:value-type="float">
            <text:p>4826</text:p>
          </table:table-cell>
          <table:table-cell office:value-type="string" calcext:value-type="string">
            <text:p>ap33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27" calcext:value-type="float">
            <text:p>4827</text:p>
          </table:table-cell>
          <table:table-cell office:value-type="string" calcext:value-type="string">
            <text:p>ap33a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28" calcext:value-type="float">
            <text:p>4828</text:p>
          </table:table-cell>
          <table:table-cell office:value-type="string" calcext:value-type="string">
            <text:p>ap33a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29" calcext:value-type="float">
            <text:p>4829</text:p>
          </table:table-cell>
          <table:table-cell office:value-type="string" calcext:value-type="string">
            <text:p>ap33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ap33a_No_sé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ap33a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32" calcext:value-type="float">
            <text:p>4832</text:p>
          </table:table-cell>
          <table:table-cell office:value-type="string" calcext:value-type="string">
            <text:p>ap33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33" calcext:value-type="float">
            <text:p>4833</text:p>
          </table:table-cell>
          <table:table-cell office:value-type="string" calcext:value-type="string">
            <text:p>ap33b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ap33b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35" calcext:value-type="float">
            <text:p>4835</text:p>
          </table:table-cell>
          <table:table-cell office:value-type="string" calcext:value-type="string">
            <text:p>ap33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36" calcext:value-type="float">
            <text:p>4836</text:p>
          </table:table-cell>
          <table:table-cell office:value-type="string" calcext:value-type="string">
            <text:p>ap33b_No_sé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37" calcext:value-type="float">
            <text:p>4837</text:p>
          </table:table-cell>
          <table:table-cell office:value-type="string" calcext:value-type="string">
            <text:p>ap33b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ap33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39" calcext:value-type="float">
            <text:p>4839</text:p>
          </table:table-cell>
          <table:table-cell office:value-type="string" calcext:value-type="string">
            <text:p>ap33c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40" calcext:value-type="float">
            <text:p>4840</text:p>
          </table:table-cell>
          <table:table-cell office:value-type="string" calcext:value-type="string">
            <text:p>ap33c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ap33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42" calcext:value-type="float">
            <text:p>4842</text:p>
          </table:table-cell>
          <table:table-cell office:value-type="string" calcext:value-type="string">
            <text:p>ap33c_No_sé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43" calcext:value-type="float">
            <text:p>4843</text:p>
          </table:table-cell>
          <table:table-cell office:value-type="string" calcext:value-type="string">
            <text:p>ap33c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ap34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45" calcext:value-type="float">
            <text:p>4845</text:p>
          </table:table-cell>
          <table:table-cell office:value-type="string" calcext:value-type="string">
            <text:p>ap34a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46" calcext:value-type="float">
            <text:p>4846</text:p>
          </table:table-cell>
          <table:table-cell office:value-type="string" calcext:value-type="string">
            <text:p>ap34a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47" calcext:value-type="float">
            <text:p>4847</text:p>
          </table:table-cell>
          <table:table-cell office:value-type="string" calcext:value-type="string">
            <text:p>ap34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48" calcext:value-type="float">
            <text:p>4848</text:p>
          </table:table-cell>
          <table:table-cell office:value-type="string" calcext:value-type="string">
            <text:p>ap34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49" calcext:value-type="float">
            <text:p>4849</text:p>
          </table:table-cell>
          <table:table-cell office:value-type="string" calcext:value-type="string">
            <text:p>ap34b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ap34b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51" calcext:value-type="float">
            <text:p>4851</text:p>
          </table:table-cell>
          <table:table-cell office:value-type="string" calcext:value-type="string">
            <text:p>ap34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52" calcext:value-type="float">
            <text:p>4852</text:p>
          </table:table-cell>
          <table:table-cell office:value-type="string" calcext:value-type="string">
            <text:p>ap34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53" calcext:value-type="float">
            <text:p>4853</text:p>
          </table:table-cell>
          <table:table-cell office:value-type="string" calcext:value-type="string">
            <text:p>ap34c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ap34c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55" calcext:value-type="float">
            <text:p>4855</text:p>
          </table:table-cell>
          <table:table-cell office:value-type="string" calcext:value-type="string">
            <text:p>ap34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56" calcext:value-type="float">
            <text:p>4856</text:p>
          </table:table-cell>
          <table:table-cell office:value-type="string" calcext:value-type="string">
            <text:p>ap34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57" calcext:value-type="float">
            <text:p>4857</text:p>
          </table:table-cell>
          <table:table-cell office:value-type="string" calcext:value-type="string">
            <text:p>ap34d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58" calcext:value-type="float">
            <text:p>4858</text:p>
          </table:table-cell>
          <table:table-cell office:value-type="string" calcext:value-type="string">
            <text:p>ap34d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ap34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60" calcext:value-type="float">
            <text:p>4860</text:p>
          </table:table-cell>
          <table:table-cell office:value-type="string" calcext:value-type="string">
            <text:p>ap34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61" calcext:value-type="float">
            <text:p>4861</text:p>
          </table:table-cell>
          <table:table-cell office:value-type="string" calcext:value-type="string">
            <text:p>ap34e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62" calcext:value-type="float">
            <text:p>4862</text:p>
          </table:table-cell>
          <table:table-cell office:value-type="string" calcext:value-type="string">
            <text:p>ap34e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63" calcext:value-type="float">
            <text:p>4863</text:p>
          </table:table-cell>
          <table:table-cell office:value-type="string" calcext:value-type="string">
            <text:p>ap35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64" calcext:value-type="float">
            <text:p>4864</text:p>
          </table:table-cell>
          <table:table-cell office:value-type="string" calcext:value-type="string">
            <text:p>ap35a_Bue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ap35a_Mal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66" calcext:value-type="float">
            <text:p>4866</text:p>
          </table:table-cell>
          <table:table-cell office:value-type="string" calcext:value-type="string">
            <text:p>ap35a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67" calcext:value-type="float">
            <text:p>4867</text:p>
          </table:table-cell>
          <table:table-cell office:value-type="string" calcext:value-type="string">
            <text:p>ap35a_Muy_bue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68" calcext:value-type="float">
            <text:p>4868</text:p>
          </table:table-cell>
          <table:table-cell office:value-type="string" calcext:value-type="string">
            <text:p>ap35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69" calcext:value-type="float">
            <text:p>4869</text:p>
          </table:table-cell>
          <table:table-cell office:value-type="string" calcext:value-type="string">
            <text:p>ap35a_Regular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70" calcext:value-type="float">
            <text:p>4870</text:p>
          </table:table-cell>
          <table:table-cell office:value-type="string" calcext:value-type="string">
            <text:p>ap35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71" calcext:value-type="float">
            <text:p>4871</text:p>
          </table:table-cell>
          <table:table-cell office:value-type="string" calcext:value-type="string">
            <text:p>ap35b_Bue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72" calcext:value-type="float">
            <text:p>4872</text:p>
          </table:table-cell>
          <table:table-cell office:value-type="string" calcext:value-type="string">
            <text:p>ap35b_Mal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73" calcext:value-type="float">
            <text:p>4873</text:p>
          </table:table-cell>
          <table:table-cell office:value-type="string" calcext:value-type="string">
            <text:p>ap35b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74" calcext:value-type="float">
            <text:p>4874</text:p>
          </table:table-cell>
          <table:table-cell office:value-type="string" calcext:value-type="string">
            <text:p>ap35b_Muy_bue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75" calcext:value-type="float">
            <text:p>4875</text:p>
          </table:table-cell>
          <table:table-cell office:value-type="string" calcext:value-type="string">
            <text:p>ap35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76" calcext:value-type="float">
            <text:p>4876</text:p>
          </table:table-cell>
          <table:table-cell office:value-type="string" calcext:value-type="string">
            <text:p>ap35b_Regular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77" calcext:value-type="float">
            <text:p>4877</text:p>
          </table:table-cell>
          <table:table-cell office:value-type="string" calcext:value-type="string">
            <text:p>ap35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78" calcext:value-type="float">
            <text:p>4878</text:p>
          </table:table-cell>
          <table:table-cell office:value-type="string" calcext:value-type="string">
            <text:p>ap35c_Bue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79" calcext:value-type="float">
            <text:p>4879</text:p>
          </table:table-cell>
          <table:table-cell office:value-type="string" calcext:value-type="string">
            <text:p>ap35c_Mal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ap35c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81" calcext:value-type="float">
            <text:p>4881</text:p>
          </table:table-cell>
          <table:table-cell office:value-type="string" calcext:value-type="string">
            <text:p>ap35c_Muy_bue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82" calcext:value-type="float">
            <text:p>4882</text:p>
          </table:table-cell>
          <table:table-cell office:value-type="string" calcext:value-type="string">
            <text:p>ap35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83" calcext:value-type="float">
            <text:p>4883</text:p>
          </table:table-cell>
          <table:table-cell office:value-type="string" calcext:value-type="string">
            <text:p>ap35c_Regular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ap35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85" calcext:value-type="float">
            <text:p>4885</text:p>
          </table:table-cell>
          <table:table-cell office:value-type="string" calcext:value-type="string">
            <text:p>ap35d_Bue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86" calcext:value-type="float">
            <text:p>4886</text:p>
          </table:table-cell>
          <table:table-cell office:value-type="string" calcext:value-type="string">
            <text:p>ap35d_Mal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87" calcext:value-type="float">
            <text:p>4887</text:p>
          </table:table-cell>
          <table:table-cell office:value-type="string" calcext:value-type="string">
            <text:p>ap35d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88" calcext:value-type="float">
            <text:p>4888</text:p>
          </table:table-cell>
          <table:table-cell office:value-type="string" calcext:value-type="string">
            <text:p>ap35d_Muy_bue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ap35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90" calcext:value-type="float">
            <text:p>4890</text:p>
          </table:table-cell>
          <table:table-cell office:value-type="string" calcext:value-type="string">
            <text:p>ap35d_Regular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91" calcext:value-type="float">
            <text:p>4891</text:p>
          </table:table-cell>
          <table:table-cell office:value-type="string" calcext:value-type="string">
            <text:p>ap35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92" calcext:value-type="float">
            <text:p>4892</text:p>
          </table:table-cell>
          <table:table-cell office:value-type="string" calcext:value-type="string">
            <text:p>ap35e_Bue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ap35e_Mal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94" calcext:value-type="float">
            <text:p>4894</text:p>
          </table:table-cell>
          <table:table-cell office:value-type="string" calcext:value-type="string">
            <text:p>ap35e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95" calcext:value-type="float">
            <text:p>4895</text:p>
          </table:table-cell>
          <table:table-cell office:value-type="string" calcext:value-type="string">
            <text:p>ap35e_Muy_bue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96" calcext:value-type="float">
            <text:p>4896</text:p>
          </table:table-cell>
          <table:table-cell office:value-type="string" calcext:value-type="string">
            <text:p>ap35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97" calcext:value-type="float">
            <text:p>4897</text:p>
          </table:table-cell>
          <table:table-cell office:value-type="string" calcext:value-type="string">
            <text:p>ap35e_Regular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98" calcext:value-type="float">
            <text:p>4898</text:p>
          </table:table-cell>
          <table:table-cell office:value-type="string" calcext:value-type="string">
            <text:p>ap35f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ap35f_Bue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ap35f_Mal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01" calcext:value-type="float">
            <text:p>4901</text:p>
          </table:table-cell>
          <table:table-cell office:value-type="string" calcext:value-type="string">
            <text:p>ap35f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02" calcext:value-type="float">
            <text:p>4902</text:p>
          </table:table-cell>
          <table:table-cell office:value-type="string" calcext:value-type="string">
            <text:p>ap35f_Muy_bue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03" calcext:value-type="float">
            <text:p>4903</text:p>
          </table:table-cell>
          <table:table-cell office:value-type="string" calcext:value-type="string">
            <text:p>ap35f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ap35f_Regular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ap36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06" calcext:value-type="float">
            <text:p>4906</text:p>
          </table:table-cell>
          <table:table-cell office:value-type="string" calcext:value-type="string">
            <text:p>ap36a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07" calcext:value-type="float">
            <text:p>4907</text:p>
          </table:table-cell>
          <table:table-cell office:value-type="string" calcext:value-type="string">
            <text:p>ap36a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08" calcext:value-type="float">
            <text:p>4908</text:p>
          </table:table-cell>
          <table:table-cell office:value-type="string" calcext:value-type="string">
            <text:p>ap36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ap36a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ap36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11" calcext:value-type="float">
            <text:p>4911</text:p>
          </table:table-cell>
          <table:table-cell office:value-type="string" calcext:value-type="string">
            <text:p>ap36b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ap36b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13" calcext:value-type="float">
            <text:p>4913</text:p>
          </table:table-cell>
          <table:table-cell office:value-type="string" calcext:value-type="string">
            <text:p>ap36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14" calcext:value-type="float">
            <text:p>4914</text:p>
          </table:table-cell>
          <table:table-cell office:value-type="string" calcext:value-type="string">
            <text:p>ap36b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15" calcext:value-type="float">
            <text:p>4915</text:p>
          </table:table-cell>
          <table:table-cell office:value-type="string" calcext:value-type="string">
            <text:p>ap36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ap36c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17" calcext:value-type="float">
            <text:p>4917</text:p>
          </table:table-cell>
          <table:table-cell office:value-type="string" calcext:value-type="string">
            <text:p>ap36c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ap36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ap36c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ap36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21" calcext:value-type="float">
            <text:p>4921</text:p>
          </table:table-cell>
          <table:table-cell office:value-type="string" calcext:value-type="string">
            <text:p>ap36d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ap36d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23" calcext:value-type="float">
            <text:p>4923</text:p>
          </table:table-cell>
          <table:table-cell office:value-type="string" calcext:value-type="string">
            <text:p>ap36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24" calcext:value-type="float">
            <text:p>4924</text:p>
          </table:table-cell>
          <table:table-cell office:value-type="string" calcext:value-type="string">
            <text:p>ap36d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ap36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26" calcext:value-type="float">
            <text:p>4926</text:p>
          </table:table-cell>
          <table:table-cell office:value-type="string" calcext:value-type="string">
            <text:p>ap36e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27" calcext:value-type="float">
            <text:p>4927</text:p>
          </table:table-cell>
          <table:table-cell office:value-type="string" calcext:value-type="string">
            <text:p>ap36e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28" calcext:value-type="float">
            <text:p>4928</text:p>
          </table:table-cell>
          <table:table-cell office:value-type="string" calcext:value-type="string">
            <text:p>ap36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29" calcext:value-type="float">
            <text:p>4929</text:p>
          </table:table-cell>
          <table:table-cell office:value-type="string" calcext:value-type="string">
            <text:p>ap36e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ap36f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31" calcext:value-type="float">
            <text:p>4931</text:p>
          </table:table-cell>
          <table:table-cell office:value-type="string" calcext:value-type="string">
            <text:p>ap36f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ap36f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33" calcext:value-type="float">
            <text:p>4933</text:p>
          </table:table-cell>
          <table:table-cell office:value-type="string" calcext:value-type="string">
            <text:p>ap36f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34" calcext:value-type="float">
            <text:p>4934</text:p>
          </table:table-cell>
          <table:table-cell office:value-type="string" calcext:value-type="string">
            <text:p>ap36f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35" calcext:value-type="float">
            <text:p>4935</text:p>
          </table:table-cell>
          <table:table-cell office:value-type="string" calcext:value-type="string">
            <text:p>ap37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36" calcext:value-type="float">
            <text:p>4936</text:p>
          </table:table-cell>
          <table:table-cell office:value-type="string" calcext:value-type="string">
            <text:p>ap37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37" calcext:value-type="float">
            <text:p>4937</text:p>
          </table:table-cell>
          <table:table-cell office:value-type="string" calcext:value-type="string">
            <text:p>ap37a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38" calcext:value-type="float">
            <text:p>4938</text:p>
          </table:table-cell>
          <table:table-cell office:value-type="string" calcext:value-type="string">
            <text:p>ap37a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39" calcext:value-type="float">
            <text:p>4939</text:p>
          </table:table-cell>
          <table:table-cell office:value-type="string" calcext:value-type="string">
            <text:p>ap37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ap37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41" calcext:value-type="float">
            <text:p>4941</text:p>
          </table:table-cell>
          <table:table-cell office:value-type="string" calcext:value-type="string">
            <text:p>ap37b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ap37b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43" calcext:value-type="float">
            <text:p>4943</text:p>
          </table:table-cell>
          <table:table-cell office:value-type="string" calcext:value-type="string">
            <text:p>ap37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ap37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ap37c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46" calcext:value-type="float">
            <text:p>4946</text:p>
          </table:table-cell>
          <table:table-cell office:value-type="string" calcext:value-type="string">
            <text:p>ap37c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47" calcext:value-type="float">
            <text:p>4947</text:p>
          </table:table-cell>
          <table:table-cell office:value-type="string" calcext:value-type="string">
            <text:p>ap37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48" calcext:value-type="float">
            <text:p>4948</text:p>
          </table:table-cell>
          <table:table-cell office:value-type="string" calcext:value-type="string">
            <text:p>ap37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ap37d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ap37d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ap37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ap37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53" calcext:value-type="float">
            <text:p>4953</text:p>
          </table:table-cell>
          <table:table-cell office:value-type="string" calcext:value-type="string">
            <text:p>ap37e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54" calcext:value-type="float">
            <text:p>4954</text:p>
          </table:table-cell>
          <table:table-cell office:value-type="string" calcext:value-type="string">
            <text:p>ap37e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55" calcext:value-type="float">
            <text:p>4955</text:p>
          </table:table-cell>
          <table:table-cell office:value-type="string" calcext:value-type="string">
            <text:p>ap37f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56" calcext:value-type="float">
            <text:p>4956</text:p>
          </table:table-cell>
          <table:table-cell office:value-type="string" calcext:value-type="string">
            <text:p>ap37f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ap37f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58" calcext:value-type="float">
            <text:p>4958</text:p>
          </table:table-cell>
          <table:table-cell office:value-type="string" calcext:value-type="string">
            <text:p>ap37f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59" calcext:value-type="float">
            <text:p>4959</text:p>
          </table:table-cell>
          <table:table-cell office:value-type="string" calcext:value-type="string">
            <text:p>ap37g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ap37g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61" calcext:value-type="float">
            <text:p>4961</text:p>
          </table:table-cell>
          <table:table-cell office:value-type="string" calcext:value-type="string">
            <text:p>ap37g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62" calcext:value-type="float">
            <text:p>4962</text:p>
          </table:table-cell>
          <table:table-cell office:value-type="string" calcext:value-type="string">
            <text:p>ap37g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63" calcext:value-type="float">
            <text:p>4963</text:p>
          </table:table-cell>
          <table:table-cell office:value-type="string" calcext:value-type="string">
            <text:p>ap37h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64" calcext:value-type="float">
            <text:p>4964</text:p>
          </table:table-cell>
          <table:table-cell office:value-type="string" calcext:value-type="string">
            <text:p>ap37h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65" calcext:value-type="float">
            <text:p>4965</text:p>
          </table:table-cell>
          <table:table-cell office:value-type="string" calcext:value-type="string">
            <text:p>ap37h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66" calcext:value-type="float">
            <text:p>4966</text:p>
          </table:table-cell>
          <table:table-cell office:value-type="string" calcext:value-type="string">
            <text:p>ap37h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67" calcext:value-type="float">
            <text:p>4967</text:p>
          </table:table-cell>
          <table:table-cell office:value-type="string" calcext:value-type="string">
            <text:p>ap37i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68" calcext:value-type="float">
            <text:p>4968</text:p>
          </table:table-cell>
          <table:table-cell office:value-type="string" calcext:value-type="string">
            <text:p>ap37i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69" calcext:value-type="float">
            <text:p>4969</text:p>
          </table:table-cell>
          <table:table-cell office:value-type="string" calcext:value-type="string">
            <text:p>ap37i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70" calcext:value-type="float">
            <text:p>4970</text:p>
          </table:table-cell>
          <table:table-cell office:value-type="string" calcext:value-type="string">
            <text:p>ap37i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71" calcext:value-type="float">
            <text:p>4971</text:p>
          </table:table-cell>
          <table:table-cell office:value-type="string" calcext:value-type="string">
            <text:p>ap37j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72" calcext:value-type="float">
            <text:p>4972</text:p>
          </table:table-cell>
          <table:table-cell office:value-type="string" calcext:value-type="string">
            <text:p>ap37j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73" calcext:value-type="float">
            <text:p>4973</text:p>
          </table:table-cell>
          <table:table-cell office:value-type="string" calcext:value-type="string">
            <text:p>ap37j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74" calcext:value-type="float">
            <text:p>4974</text:p>
          </table:table-cell>
          <table:table-cell office:value-type="string" calcext:value-type="string">
            <text:p>ap37j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ap37k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76" calcext:value-type="float">
            <text:p>4976</text:p>
          </table:table-cell>
          <table:table-cell office:value-type="string" calcext:value-type="string">
            <text:p>ap37k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77" calcext:value-type="float">
            <text:p>4977</text:p>
          </table:table-cell>
          <table:table-cell office:value-type="string" calcext:value-type="string">
            <text:p>ap37k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78" calcext:value-type="float">
            <text:p>4978</text:p>
          </table:table-cell>
          <table:table-cell office:value-type="string" calcext:value-type="string">
            <text:p>ap37k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79" calcext:value-type="float">
            <text:p>4979</text:p>
          </table:table-cell>
          <table:table-cell office:value-type="string" calcext:value-type="string">
            <text:p>ap37l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80" calcext:value-type="float">
            <text:p>4980</text:p>
          </table:table-cell>
          <table:table-cell office:value-type="string" calcext:value-type="string">
            <text:p>ap37l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81" calcext:value-type="float">
            <text:p>4981</text:p>
          </table:table-cell>
          <table:table-cell office:value-type="string" calcext:value-type="string">
            <text:p>ap37l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ap37l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ap38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84" calcext:value-type="float">
            <text:p>4984</text:p>
          </table:table-cell>
          <table:table-cell office:value-type="string" calcext:value-type="string">
            <text:p>ap38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85" calcext:value-type="float">
            <text:p>4985</text:p>
          </table:table-cell>
          <table:table-cell office:value-type="string" calcext:value-type="string">
            <text:p>ap38a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ap38a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ap38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88" calcext:value-type="float">
            <text:p>4988</text:p>
          </table:table-cell>
          <table:table-cell office:value-type="string" calcext:value-type="string">
            <text:p>ap38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89" calcext:value-type="float">
            <text:p>4989</text:p>
          </table:table-cell>
          <table:table-cell office:value-type="string" calcext:value-type="string">
            <text:p>ap38b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90" calcext:value-type="float">
            <text:p>4990</text:p>
          </table:table-cell>
          <table:table-cell office:value-type="string" calcext:value-type="string">
            <text:p>ap38b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ap38c_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92" calcext:value-type="float">
            <text:p>4992</text:p>
          </table:table-cell>
          <table:table-cell office:value-type="string" calcext:value-type="string">
            <text:p>ap38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ap38c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94" calcext:value-type="float">
            <text:p>4994</text:p>
          </table:table-cell>
          <table:table-cell office:value-type="string" calcext:value-type="string">
            <text:p>ap38c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95" calcext:value-type="float">
            <text:p>4995</text:p>
          </table:table-cell>
          <table:table-cell office:value-type="string" calcext:value-type="string">
            <text:p>ap38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96" calcext:value-type="float">
            <text:p>4996</text:p>
          </table:table-cell>
          <table:table-cell office:value-type="string" calcext:value-type="string">
            <text:p>ap38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97" calcext:value-type="float">
            <text:p>4997</text:p>
          </table:table-cell>
          <table:table-cell office:value-type="string" calcext:value-type="string">
            <text:p>ap38d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98" calcext:value-type="float">
            <text:p>4998</text:p>
          </table:table-cell>
          <table:table-cell office:value-type="string" calcext:value-type="string">
            <text:p>ap38d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ap38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38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ap38e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ap38e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ap38f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ap38f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ap38f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ap38f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ap38g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ap38g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ap38g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ap38g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ap38h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ap38h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ap38h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ap38h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ap38i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ap38i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ap38i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ap38i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ap39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ap39a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ap39a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ap39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ap39a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ap39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ap39b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ap39b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ap39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ap39b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ap39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ap39c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ap39c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ap39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ap39c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ap39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ap39d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ap39d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ap39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ap39d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ap40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ap40a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ap40a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ap40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ap40a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ap40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ap40b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ap40b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ap40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ap40b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ap40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ap40c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ap40c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ap40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ap40c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ap40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ap40d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ap40d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ap40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58" calcext:value-type="float">
            <text:p>5058</text:p>
          </table:table-cell>
          <table:table-cell office:value-type="string" calcext:value-type="string">
            <text:p>ap40d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ap40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ap40e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ap40e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ap40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63" calcext:value-type="float">
            <text:p>5063</text:p>
          </table:table-cell>
          <table:table-cell office:value-type="string" calcext:value-type="string">
            <text:p>ap40e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ap40f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ap40f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ap40f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ap40f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68" calcext:value-type="float">
            <text:p>5068</text:p>
          </table:table-cell>
          <table:table-cell office:value-type="string" calcext:value-type="string">
            <text:p>ap40f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ap40g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ap40g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ap40g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72" calcext:value-type="float">
            <text:p>5072</text:p>
          </table:table-cell>
          <table:table-cell office:value-type="string" calcext:value-type="string">
            <text:p>ap40g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ap40g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74" calcext:value-type="float">
            <text:p>5074</text:p>
          </table:table-cell>
          <table:table-cell office:value-type="string" calcext:value-type="string">
            <text:p>ap40h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75" calcext:value-type="float">
            <text:p>5075</text:p>
          </table:table-cell>
          <table:table-cell office:value-type="string" calcext:value-type="string">
            <text:p>ap40h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76" calcext:value-type="float">
            <text:p>5076</text:p>
          </table:table-cell>
          <table:table-cell office:value-type="string" calcext:value-type="string">
            <text:p>ap40h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ap40h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78" calcext:value-type="float">
            <text:p>5078</text:p>
          </table:table-cell>
          <table:table-cell office:value-type="string" calcext:value-type="string">
            <text:p>ap40h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ap40i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ap40i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ap40i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ap40i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83" calcext:value-type="float">
            <text:p>5083</text:p>
          </table:table-cell>
          <table:table-cell office:value-type="string" calcext:value-type="string">
            <text:p>ap40i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84" calcext:value-type="float">
            <text:p>5084</text:p>
          </table:table-cell>
          <table:table-cell office:value-type="string" calcext:value-type="string">
            <text:p>ap40j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ap40j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86" calcext:value-type="float">
            <text:p>5086</text:p>
          </table:table-cell>
          <table:table-cell office:value-type="string" calcext:value-type="string">
            <text:p>ap40j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ap40j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ap40j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89" calcext:value-type="float">
            <text:p>5089</text:p>
          </table:table-cell>
          <table:table-cell office:value-type="string" calcext:value-type="string">
            <text:p>ap40k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ap40k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ap40k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ap40k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ap40k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94" calcext:value-type="float">
            <text:p>5094</text:p>
          </table:table-cell>
          <table:table-cell office:value-type="string" calcext:value-type="string">
            <text:p>ap40l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95" calcext:value-type="float">
            <text:p>5095</text:p>
          </table:table-cell>
          <table:table-cell office:value-type="string" calcext:value-type="string">
            <text:p>ap40l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96" calcext:value-type="float">
            <text:p>5096</text:p>
          </table:table-cell>
          <table:table-cell office:value-type="string" calcext:value-type="string">
            <text:p>ap40l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ap40l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98" calcext:value-type="float">
            <text:p>5098</text:p>
          </table:table-cell>
          <table:table-cell office:value-type="string" calcext:value-type="string">
            <text:p>ap40l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ap41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p41a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ap41a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ap41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ap41a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ap41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ap41b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06" calcext:value-type="float">
            <text:p>5106</text:p>
          </table:table-cell>
          <table:table-cell office:value-type="string" calcext:value-type="string">
            <text:p>ap41b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ap41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08" calcext:value-type="float">
            <text:p>5108</text:p>
          </table:table-cell>
          <table:table-cell office:value-type="string" calcext:value-type="string">
            <text:p>ap41b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09" calcext:value-type="float">
            <text:p>5109</text:p>
          </table:table-cell>
          <table:table-cell office:value-type="string" calcext:value-type="string">
            <text:p>ap41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10" calcext:value-type="float">
            <text:p>5110</text:p>
          </table:table-cell>
          <table:table-cell office:value-type="string" calcext:value-type="string">
            <text:p>ap41c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ap41c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ap41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ap41c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14" calcext:value-type="float">
            <text:p>5114</text:p>
          </table:table-cell>
          <table:table-cell office:value-type="string" calcext:value-type="string">
            <text:p>ap41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ap41d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ap41d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17" calcext:value-type="float">
            <text:p>5117</text:p>
          </table:table-cell>
          <table:table-cell office:value-type="string" calcext:value-type="string">
            <text:p>ap41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ap41d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ap41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ap41e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21" calcext:value-type="float">
            <text:p>5121</text:p>
          </table:table-cell>
          <table:table-cell office:value-type="string" calcext:value-type="string">
            <text:p>ap41e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22" calcext:value-type="float">
            <text:p>5122</text:p>
          </table:table-cell>
          <table:table-cell office:value-type="string" calcext:value-type="string">
            <text:p>ap41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ap41e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24" calcext:value-type="float">
            <text:p>5124</text:p>
          </table:table-cell>
          <table:table-cell office:value-type="string" calcext:value-type="string">
            <text:p>ap41f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ap41f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26" calcext:value-type="float">
            <text:p>5126</text:p>
          </table:table-cell>
          <table:table-cell office:value-type="string" calcext:value-type="string">
            <text:p>ap41f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27" calcext:value-type="float">
            <text:p>5127</text:p>
          </table:table-cell>
          <table:table-cell office:value-type="string" calcext:value-type="string">
            <text:p>ap41f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28" calcext:value-type="float">
            <text:p>5128</text:p>
          </table:table-cell>
          <table:table-cell office:value-type="string" calcext:value-type="string">
            <text:p>ap41f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ap41g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ap41g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ap41g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32" calcext:value-type="float">
            <text:p>5132</text:p>
          </table:table-cell>
          <table:table-cell office:value-type="string" calcext:value-type="string">
            <text:p>ap41g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33" calcext:value-type="float">
            <text:p>5133</text:p>
          </table:table-cell>
          <table:table-cell office:value-type="string" calcext:value-type="string">
            <text:p>ap41g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34" calcext:value-type="float">
            <text:p>5134</text:p>
          </table:table-cell>
          <table:table-cell office:value-type="string" calcext:value-type="string">
            <text:p>ap41h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35" calcext:value-type="float">
            <text:p>5135</text:p>
          </table:table-cell>
          <table:table-cell office:value-type="string" calcext:value-type="string">
            <text:p>ap41h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36" calcext:value-type="float">
            <text:p>5136</text:p>
          </table:table-cell>
          <table:table-cell office:value-type="string" calcext:value-type="string">
            <text:p>ap41h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ap41h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ap41h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39" calcext:value-type="float">
            <text:p>5139</text:p>
          </table:table-cell>
          <table:table-cell office:value-type="string" calcext:value-type="string">
            <text:p>ap41i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ap41i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ap41i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ap41i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ap41i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44" calcext:value-type="float">
            <text:p>5144</text:p>
          </table:table-cell>
          <table:table-cell office:value-type="string" calcext:value-type="string">
            <text:p>ap41j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ap41j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ap41j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ap41j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ap41j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ap41k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ap41k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51" calcext:value-type="float">
            <text:p>5151</text:p>
          </table:table-cell>
          <table:table-cell office:value-type="string" calcext:value-type="string">
            <text:p>ap41k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ap41k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ap41k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ap41l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ap41l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56" calcext:value-type="float">
            <text:p>5156</text:p>
          </table:table-cell>
          <table:table-cell office:value-type="string" calcext:value-type="string">
            <text:p>ap41l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ap41l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ap41l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59" calcext:value-type="float">
            <text:p>5159</text:p>
          </table:table-cell>
          <table:table-cell office:value-type="string" calcext:value-type="string">
            <text:p>ap42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ap42a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61" calcext:value-type="float">
            <text:p>5161</text:p>
          </table:table-cell>
          <table:table-cell office:value-type="string" calcext:value-type="string">
            <text:p>ap42a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ap42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63" calcext:value-type="float">
            <text:p>5163</text:p>
          </table:table-cell>
          <table:table-cell office:value-type="string" calcext:value-type="string">
            <text:p>ap42a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64" calcext:value-type="float">
            <text:p>5164</text:p>
          </table:table-cell>
          <table:table-cell office:value-type="string" calcext:value-type="string">
            <text:p>ap42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ap42b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ap42b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67" calcext:value-type="float">
            <text:p>5167</text:p>
          </table:table-cell>
          <table:table-cell office:value-type="string" calcext:value-type="string">
            <text:p>ap42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ap42b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69" calcext:value-type="float">
            <text:p>5169</text:p>
          </table:table-cell>
          <table:table-cell office:value-type="string" calcext:value-type="string">
            <text:p>ap42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ap42c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ap42c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72" calcext:value-type="float">
            <text:p>5172</text:p>
          </table:table-cell>
          <table:table-cell office:value-type="string" calcext:value-type="string">
            <text:p>ap42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73" calcext:value-type="float">
            <text:p>5173</text:p>
          </table:table-cell>
          <table:table-cell office:value-type="string" calcext:value-type="string">
            <text:p>ap42c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ap42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75" calcext:value-type="float">
            <text:p>5175</text:p>
          </table:table-cell>
          <table:table-cell office:value-type="string" calcext:value-type="string">
            <text:p>ap42d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ap42d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ap42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ap42d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79" calcext:value-type="float">
            <text:p>5179</text:p>
          </table:table-cell>
          <table:table-cell office:value-type="string" calcext:value-type="string">
            <text:p>ap42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ap42e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81" calcext:value-type="float">
            <text:p>5181</text:p>
          </table:table-cell>
          <table:table-cell office:value-type="string" calcext:value-type="string">
            <text:p>ap42e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ap42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ap42e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84" calcext:value-type="float">
            <text:p>5184</text:p>
          </table:table-cell>
          <table:table-cell office:value-type="string" calcext:value-type="string">
            <text:p>ap42f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ap42f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86" calcext:value-type="float">
            <text:p>5186</text:p>
          </table:table-cell>
          <table:table-cell office:value-type="string" calcext:value-type="string">
            <text:p>ap42f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ap42f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ap42f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89" calcext:value-type="float">
            <text:p>5189</text:p>
          </table:table-cell>
          <table:table-cell office:value-type="string" calcext:value-type="string">
            <text:p>ap42g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90" calcext:value-type="float">
            <text:p>5190</text:p>
          </table:table-cell>
          <table:table-cell office:value-type="string" calcext:value-type="string">
            <text:p>ap42g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91" calcext:value-type="float">
            <text:p>5191</text:p>
          </table:table-cell>
          <table:table-cell office:value-type="string" calcext:value-type="string">
            <text:p>ap42g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ap42g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ap42g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ap42h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ap42h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ap42h_N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ap42h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98" calcext:value-type="float">
            <text:p>5198</text:p>
          </table:table-cell>
          <table:table-cell office:value-type="string" calcext:value-type="string">
            <text:p>ap42h_Sí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ap43a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p43a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ap43a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ap43a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ap43b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ap43b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ap43b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ap43b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ap43c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08" calcext:value-type="float">
            <text:p>5208</text:p>
          </table:table-cell>
          <table:table-cell office:value-type="string" calcext:value-type="string">
            <text:p>ap43c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ap43c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ap43c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ap43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ap43d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ap43d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ap43d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ap43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ap43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ap43e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ap43e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19" calcext:value-type="float">
            <text:p>5219</text:p>
          </table:table-cell>
          <table:table-cell office:value-type="string" calcext:value-type="string">
            <text:p>ap43f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ap43f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ap43f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22" calcext:value-type="float">
            <text:p>5222</text:p>
          </table:table-cell>
          <table:table-cell office:value-type="string" calcext:value-type="string">
            <text:p>ap43f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23" calcext:value-type="float">
            <text:p>5223</text:p>
          </table:table-cell>
          <table:table-cell office:value-type="string" calcext:value-type="string">
            <text:p>ap43g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ap43g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ap43g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ap43g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ap43h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ap43h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ap43h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ap43h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ap43i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ap43i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ap43i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34" calcext:value-type="float">
            <text:p>5234</text:p>
          </table:table-cell>
          <table:table-cell office:value-type="string" calcext:value-type="string">
            <text:p>ap43i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35" calcext:value-type="float">
            <text:p>5235</text:p>
          </table:table-cell>
          <table:table-cell office:value-type="string" calcext:value-type="string">
            <text:p>ap43j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36" calcext:value-type="float">
            <text:p>5236</text:p>
          </table:table-cell>
          <table:table-cell office:value-type="string" calcext:value-type="string">
            <text:p>ap43j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37" calcext:value-type="float">
            <text:p>5237</text:p>
          </table:table-cell>
          <table:table-cell office:value-type="string" calcext:value-type="string">
            <text:p>ap43j_No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38" calcext:value-type="float">
            <text:p>5238</text:p>
          </table:table-cell>
          <table:table-cell office:value-type="string" calcext:value-type="string">
            <text:p>ap43j_Seleccion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39" calcext:value-type="float">
            <text:p>5239</text:p>
          </table:table-cell>
          <table:table-cell office:value-type="string" calcext:value-type="string">
            <text:p>ap44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40" calcext:value-type="float">
            <text:p>5240</text:p>
          </table:table-cell>
          <table:table-cell office:value-type="string" calcext:value-type="string">
            <text:p>ap44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ap44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ap44_No_me_apoya_ni_me_ayuda_a_tomar_decisione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ap44_No_me_apoya_pero_me_ayuda_a_tomar_decisione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ap44_Sí_me_apoya_pero_no_me_ayuda_a_tomar_decisione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ap44_Sí_me_apoya_y_me_ayuda_a_tomar_decisione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46" calcext:value-type="float">
            <text:p>5246</text:p>
          </table:table-cell>
          <table:table-cell office:value-type="string" calcext:value-type="string">
            <text:p>clima_Al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47" calcext:value-type="float">
            <text:p>5247</text:p>
          </table:table-cell>
          <table:table-cell office:value-type="string" calcext:value-type="string">
            <text:p>clima_Baj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48" calcext:value-type="float">
            <text:p>5248</text:p>
          </table:table-cell>
          <table:table-cell office:value-type="string" calcext:value-type="string">
            <text:p>clima_Medi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49" calcext:value-type="float">
            <text:p>5249</text:p>
          </table:table-cell>
          <table:table-cell office:value-type="string" calcext:value-type="string">
            <text:p>departamen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edadA_junio2024_15_añ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edadA_junio2024_16_añ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edadA_junio2024_17_añ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53" calcext:value-type="float">
            <text:p>5253</text:p>
          </table:table-cell>
          <table:table-cell office:value-type="string" calcext:value-type="string">
            <text:p>edadA_junio2024_18_añ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54" calcext:value-type="float">
            <text:p>5254</text:p>
          </table:table-cell>
          <table:table-cell office:value-type="string" calcext:value-type="string">
            <text:p>edadA_junio2024_19_añ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edadA_junio2024_20_añ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56" calcext:value-type="float">
            <text:p>5256</text:p>
          </table:table-cell>
          <table:table-cell office:value-type="string" calcext:value-type="string">
            <text:p>edadA_junio2024_21_añ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57" calcext:value-type="float">
            <text:p>5257</text:p>
          </table:table-cell>
          <table:table-cell office:value-type="string" calcext:value-type="string">
            <text:p>edadA_junio2024_22_añ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edadA_junio2024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59" calcext:value-type="float">
            <text:p>5259</text:p>
          </table:table-cell>
          <table:table-cell office:value-type="string" calcext:value-type="string">
            <text:p>edadA_junio2024_Más_de_22_añ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edadA_junio2024_Menos_de_15_año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jurisdiccion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mdesemp_Avanzad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63" calcext:value-type="float">
            <text:p>5263</text:p>
          </table:table-cell>
          <table:table-cell office:value-type="string" calcext:value-type="string">
            <text:p>mdesemp_Bási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mdesemp_Por_debajo_del_nivel_bási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65" calcext:value-type="float">
            <text:p>5265</text:p>
          </table:table-cell>
          <table:table-cell office:value-type="string" calcext:value-type="string">
            <text:p>mdesemp_Satisfactori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migracion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67" calcext:value-type="float">
            <text:p>5267</text:p>
          </table:table-cell>
          <table:table-cell office:value-type="string" calcext:value-type="string">
            <text:p>migracion_Configuración_familiar_migrant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migracion_Configuración_familiar_no_migrant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Nivel_Ed_Madr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Nivel_Ed_Madre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Nivel_Ed_Madr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Nivel_Ed_Madre_No_fue_a_la_escuel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Nivel_Ed_Madre_Primaria_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74" calcext:value-type="float">
            <text:p>5274</text:p>
          </table:table-cell>
          <table:table-cell office:value-type="string" calcext:value-type="string">
            <text:p>Nivel_Ed_Madre_Primaria_in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Nivel_Ed_Madre_Secundaria_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Nivel_Ed_Madre_Secundaria_in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Nivel_Ed_Madre_Terciario_universitario_posgrado_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78" calcext:value-type="float">
            <text:p>5278</text:p>
          </table:table-cell>
          <table:table-cell office:value-type="string" calcext:value-type="string">
            <text:p>Nivel_Ed_Madre_Terciario_universitario_posgrado_in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Nivel_Ed_Padre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Nivel_Ed_Padre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81" calcext:value-type="float">
            <text:p>5281</text:p>
          </table:table-cell>
          <table:table-cell office:value-type="string" calcext:value-type="string">
            <text:p>Nivel_Ed_Padre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82" calcext:value-type="float">
            <text:p>5282</text:p>
          </table:table-cell>
          <table:table-cell office:value-type="string" calcext:value-type="string">
            <text:p>Nivel_Ed_Padre_No_fue_a_la_escuel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Nivel_Ed_Padre_Primaria_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Nivel_Ed_Padre_Primaria_in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85" calcext:value-type="float">
            <text:p>5285</text:p>
          </table:table-cell>
          <table:table-cell office:value-type="string" calcext:value-type="string">
            <text:p>Nivel_Ed_Padre_Secundaria_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Nivel_Ed_Padre_Secundaria_in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Nivel_Ed_Padre_Terciario_universitario_posgrado_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Nivel_Ed_Padre_Terciario_universitario_posgrado_in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Nivel_Ed_Persona_Resp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90" calcext:value-type="float">
            <text:p>5290</text:p>
          </table:table-cell>
          <table:table-cell office:value-type="string" calcext:value-type="string">
            <text:p>Nivel_Ed_Persona_Resp_Multimarc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Nivel_Ed_Persona_Resp_No_disponib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Nivel_Ed_Persona_Resp_No_fue_a_la_escuela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93" calcext:value-type="float">
            <text:p>5293</text:p>
          </table:table-cell>
          <table:table-cell office:value-type="string" calcext:value-type="string">
            <text:p>Nivel_Ed_Persona_Resp_Primaria_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Nivel_Ed_Persona_Resp_Primaria_in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95" calcext:value-type="float">
            <text:p>5295</text:p>
          </table:table-cell>
          <table:table-cell office:value-type="string" calcext:value-type="string">
            <text:p>Nivel_Ed_Persona_Resp_Secundaria_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Nivel_Ed_Persona_Resp_Secundaria_in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Nivel_Ed_Persona_Resp_Terciario_universitario_posgrado_complet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Nivel_Ed_Persona_Resp_Terciario_universitario_posgrado_incomple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NSE_Quintiles_Q1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NSE_Quintiles_Q2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NSE_Quintiles_Q3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NSE_Quintiles_Q4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NSE_Quintiles_Q5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repitencia_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repitencia_Nunca_repitió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repitencia_Repitió_1_vez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07" calcext:value-type="float">
            <text:p>5307</text:p>
          </table:table-cell>
          <table:table-cell office:value-type="string" calcext:value-type="string">
            <text:p>repitencia_Repitió_2_veces_o_más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sector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sobreedad_1_año_de_sobreedad_18_años_al_30_de_juni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sobreedad_2_años_de_sobreedad_19_años_al_30_de_juni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sobreedad_3_años_o_más_de_sobreedad_20_años_mas_30Jun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sobreedad_Blanc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sobreedad_Edad_teórica_para_el_año_17_años_al_30_de_junio</text:p>
          </table:table-cell>
          <table:table-cell table:number-columns-repeated="1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sobreedad_Menores_de_17_años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Hoja1.N2:Hoja1.N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es" fo:country="AR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s" fo:country="AR" style:letter-kerning="true" style:font-name-asian="FreeSans1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15:58:51.2632832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8:25:29.353073528</meta:creation-date>
    <meta:generator>LibreOffice/24.2.7.2$Linux_X86_64 LibreOffice_project/420$Build-2</meta:generator>
    <dc:date>2025-12-03T16:29:41.153298742</dc:date>
    <meta:editing-duration>PT4H18M33S</meta:editing-duration>
    <meta:editing-cycles>13</meta:editing-cycles>
    <meta:document-statistic meta:table-count="1" meta:cell-count="15952" meta:object-count="0"/>
  </office:meta>
</office:document-meta>
</file>